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0326in" table:align="left"/>
    </style:style>
    <style:style style:name="Table1.A" style:family="table-column">
      <style:table-column-properties style:column-width="3.0326in"/>
    </style:style>
    <style:style style:name="Table1.A1" style:family="table-cell">
      <style:table-cell-properties style:vertical-align="middle" fo:padding="0in" fo:border="none"/>
    </style:style>
    <style:style style:name="Table2" style:family="table">
      <style:table-properties style:width="2.6174in" table:align="left"/>
    </style:style>
    <style:style style:name="Table2.A" style:family="table-column">
      <style:table-column-properties style:column-width="2.6174in"/>
    </style:style>
    <style:style style:name="Table2.A1" style:family="table-cell">
      <style:table-cell-properties style:vertical-align="middle" fo:padding="0in" fo:border="none"/>
    </style:style>
    <style:style style:name="Table3" style:family="table">
      <style:table-properties style:width="3.0861in" table:align="left"/>
    </style:style>
    <style:style style:name="Table3.A" style:family="table-column">
      <style:table-column-properties style:column-width="3.0861in"/>
    </style:style>
    <style:style style:name="Table3.A1" style:family="table-cell">
      <style:table-cell-properties style:vertical-align="middle" fo:padding="0in" fo:border="none"/>
    </style:style>
    <style:style style:name="Table4" style:family="table">
      <style:table-properties style:width="2.7792in" table:align="left"/>
    </style:style>
    <style:style style:name="Table4.A" style:family="table-column">
      <style:table-column-properties style:column-width="2.7792in"/>
    </style:style>
    <style:style style:name="Table4.A1" style:family="table-cell">
      <style:table-cell-properties style:vertical-align="middle" fo:padding="0in" fo:border="none"/>
    </style:style>
    <style:style style:name="Table5" style:family="table">
      <style:table-properties style:width="3.6063in" table:align="left"/>
    </style:style>
    <style:style style:name="Table5.A" style:family="table-column">
      <style:table-column-properties style:column-width="3.6063in"/>
    </style:style>
    <style:style style:name="Table5.A1" style:family="table-cell">
      <style:table-cell-properties style:vertical-align="middle" fo:padding="0in" fo:border="none"/>
    </style:style>
    <style:style style:name="Table6" style:family="table">
      <style:table-properties style:width="4.6076in" table:align="left"/>
    </style:style>
    <style:style style:name="Table6.A" style:family="table-column">
      <style:table-column-properties style:column-width="4.6076in"/>
    </style:style>
    <style:style style:name="Table6.A1" style:family="table-cell">
      <style:table-cell-properties style:vertical-align="middle" fo:padding="0in" fo:border="none"/>
    </style:style>
    <style:style style:name="Table7" style:family="table">
      <style:table-properties style:width="3.3896in" table:align="left"/>
    </style:style>
    <style:style style:name="Table7.A" style:family="table-column">
      <style:table-column-properties style:column-width="3.3896in"/>
    </style:style>
    <style:style style:name="Table7.A1" style:family="table-cell">
      <style:table-cell-properties style:vertical-align="middle" fo:padding="0in" fo:border="none"/>
    </style:style>
    <style:style style:name="Table8" style:family="table">
      <style:table-properties style:width="2.5583in" table:align="left"/>
    </style:style>
    <style:style style:name="Table8.A" style:family="table-column">
      <style:table-column-properties style:column-width="2.5583in"/>
    </style:style>
    <style:style style:name="Table8.A1" style:family="table-cell">
      <style:table-cell-properties style:vertical-align="middle" fo:padding="0in" fo:border="none"/>
    </style:style>
    <style:style style:name="Table9" style:family="table">
      <style:table-properties style:width="3.3896in" table:align="left"/>
    </style:style>
    <style:style style:name="Table9.A" style:family="table-column">
      <style:table-column-properties style:column-width="3.3896in"/>
    </style:style>
    <style:style style:name="Table9.A1" style:family="table-cell">
      <style:table-cell-properties style:vertical-align="middle" fo:padding="0in" fo:border="none"/>
    </style:style>
    <style:style style:name="Table10" style:family="table">
      <style:table-properties style:width="4.6514in" table:align="left"/>
    </style:style>
    <style:style style:name="Table10.A" style:family="table-column">
      <style:table-column-properties style:column-width="4.6514in"/>
    </style:style>
    <style:style style:name="Table10.A1" style:family="table-cell">
      <style:table-cell-properties style:vertical-align="middle" fo:padding="0in" fo:border="none"/>
    </style:style>
    <style:style style:name="Table11" style:family="table">
      <style:table-properties style:width="3.834in" table:align="left"/>
    </style:style>
    <style:style style:name="Table11.A" style:family="table-column">
      <style:table-column-properties style:column-width="3.834in"/>
    </style:style>
    <style:style style:name="Table11.A1" style:family="table-cell">
      <style:table-cell-properties style:vertical-align="middle" fo:padding="0in" fo:border="none"/>
    </style:style>
    <style:style style:name="Table12" style:family="table">
      <style:table-properties style:width="4.7701in" table:align="left"/>
    </style:style>
    <style:style style:name="Table12.A" style:family="table-column">
      <style:table-column-properties style:column-width="4.7701in"/>
    </style:style>
    <style:style style:name="Table12.A1" style:family="table-cell">
      <style:table-cell-properties style:vertical-align="middle" fo:padding="0in" fo:border="none"/>
    </style:style>
    <style:style style:name="Table13" style:family="table">
      <style:table-properties style:width="3.3896in" table:align="left"/>
    </style:style>
    <style:style style:name="Table13.A" style:family="table-column">
      <style:table-column-properties style:column-width="3.3896in"/>
    </style:style>
    <style:style style:name="Table13.A1" style:family="table-cell">
      <style:table-cell-properties style:vertical-align="middle" fo:padding="0in" fo:border="none"/>
    </style:style>
    <style:style style:name="Table14" style:family="table">
      <style:table-properties style:width="2.9722in" table:align="left"/>
    </style:style>
    <style:style style:name="Table14.A" style:family="table-column">
      <style:table-column-properties style:column-width="2.9722in"/>
    </style:style>
    <style:style style:name="Table14.A1" style:family="table-cell">
      <style:table-cell-properties style:vertical-align="middle" fo:padding="0in" fo:border="none"/>
    </style:style>
    <style:style style:name="Table15" style:family="table">
      <style:table-properties style:width="3.3896in" table:align="left"/>
    </style:style>
    <style:style style:name="Table15.A" style:family="table-column">
      <style:table-column-properties style:column-width="3.3896in"/>
    </style:style>
    <style:style style:name="Table15.A1" style:family="table-cell">
      <style:table-cell-properties style:vertical-align="middle" fo:padding="0in" fo:border="none"/>
    </style:style>
    <style:style style:name="Table16" style:family="table">
      <style:table-properties style:width="2.5583in" table:align="left"/>
    </style:style>
    <style:style style:name="Table16.A" style:family="table-column">
      <style:table-column-properties style:column-width="2.5583in"/>
    </style:style>
    <style:style style:name="Table16.A1" style:family="table-cell">
      <style:table-cell-properties style:vertical-align="middle" fo:padding="0in" fo:border="none"/>
    </style:style>
    <style:style style:name="Table17" style:family="table">
      <style:table-properties style:width="3.3896in" table:align="left"/>
    </style:style>
    <style:style style:name="Table17.A" style:family="table-column">
      <style:table-column-properties style:column-width="3.3896in"/>
    </style:style>
    <style:style style:name="Table17.A1" style:family="table-cell">
      <style:table-cell-properties style:vertical-align="middle" fo:padding="0in" fo:border="none"/>
    </style:style>
    <style:style style:name="Table18" style:family="table">
      <style:table-properties style:width="4.6514in" table:align="left"/>
    </style:style>
    <style:style style:name="Table18.A" style:family="table-column">
      <style:table-column-properties style:column-width="4.6514in"/>
    </style:style>
    <style:style style:name="Table18.A1" style:family="table-cell">
      <style:table-cell-properties style:vertical-align="middle" fo:padding="0in" fo:border="none"/>
    </style:style>
    <style:style style:name="Table19" style:family="table">
      <style:table-properties style:width="3.834in" table:align="left"/>
    </style:style>
    <style:style style:name="Table19.A" style:family="table-column">
      <style:table-column-properties style:column-width="3.834in"/>
    </style:style>
    <style:style style:name="Table19.A1" style:family="table-cell">
      <style:table-cell-properties style:vertical-align="middle" fo:padding="0in" fo:border="none"/>
    </style:style>
    <style:style style:name="Table20" style:family="table">
      <style:table-properties style:width="4.7701in" table:align="left"/>
    </style:style>
    <style:style style:name="Table20.A" style:family="table-column">
      <style:table-column-properties style:column-width="4.7701in"/>
    </style:style>
    <style:style style:name="Table20.A1" style:family="table-cell">
      <style:table-cell-properties style:vertical-align="middle" fo:padding="0in" fo:border="none"/>
    </style:style>
    <style:style style:name="Table21" style:family="table">
      <style:table-properties style:width="3.3896in" table:align="left"/>
    </style:style>
    <style:style style:name="Table21.A" style:family="table-column">
      <style:table-column-properties style:column-width="3.3896in"/>
    </style:style>
    <style:style style:name="Table21.A1" style:family="table-cell">
      <style:table-cell-properties style:vertical-align="middle" fo:padding="0in" fo:border="none"/>
    </style:style>
    <style:style style:name="Table22" style:family="table">
      <style:table-properties style:width="3.0347in" table:align="left"/>
    </style:style>
    <style:style style:name="Table22.A" style:family="table-column">
      <style:table-column-properties style:column-width="3.0347in"/>
    </style:style>
    <style:style style:name="Table22.A1" style:family="table-cell">
      <style:table-cell-properties style:vertical-align="middle" fo:padding="0in" fo:border="none"/>
    </style:style>
    <style:style style:name="Table23" style:family="table">
      <style:table-properties style:width="6.6924in" table:align="left"/>
    </style:style>
    <style:style style:name="Table23.A" style:family="table-column">
      <style:table-column-properties style:column-width="6.6924in"/>
    </style:style>
    <style:style style:name="Table23.A1" style:family="table-cell">
      <style:table-cell-properties style:vertical-align="middle" fo:padding="0in" fo:border="none"/>
    </style:style>
    <style:style style:name="Table24" style:family="table">
      <style:table-properties style:width="4.2826in" table:align="left"/>
    </style:style>
    <style:style style:name="Table24.A" style:family="table-column">
      <style:table-column-properties style:column-width="4.2826in"/>
    </style:style>
    <style:style style:name="Table24.A1" style:family="table-cell">
      <style:table-cell-properties style:vertical-align="middle" fo:padding="0in" fo:border="none"/>
    </style:style>
    <style:style style:name="Table25" style:family="table">
      <style:table-properties style:width="3.5278in" table:align="left"/>
    </style:style>
    <style:style style:name="Table25.A" style:family="table-column">
      <style:table-column-properties style:column-width="3.5278in"/>
    </style:style>
    <style:style style:name="Table25.A1" style:family="table-cell">
      <style:table-cell-properties style:vertical-align="middle" fo:padding="0in" fo:border="none"/>
    </style:style>
    <style:style style:name="Table26" style:family="table">
      <style:table-properties style:width="2.5583in" table:align="left"/>
    </style:style>
    <style:style style:name="Table26.A" style:family="table-column">
      <style:table-column-properties style:column-width="2.5583in"/>
    </style:style>
    <style:style style:name="Table26.A1" style:family="table-cell">
      <style:table-cell-properties style:vertical-align="middle" fo:padding="0in" fo:border="none"/>
    </style:style>
    <style:style style:name="Table27" style:family="table">
      <style:table-properties style:width="3.5278in" table:align="left"/>
    </style:style>
    <style:style style:name="Table27.A" style:family="table-column">
      <style:table-column-properties style:column-width="3.5278in"/>
    </style:style>
    <style:style style:name="Table27.A1" style:family="table-cell">
      <style:table-cell-properties style:vertical-align="middle" fo:padding="0in" fo:border="none"/>
    </style:style>
    <style:style style:name="Table28" style:family="table">
      <style:table-properties style:width="4.0528in" table:align="left"/>
    </style:style>
    <style:style style:name="Table28.A" style:family="table-column">
      <style:table-column-properties style:column-width="4.0528in"/>
    </style:style>
    <style:style style:name="Table28.A1" style:family="table-cell">
      <style:table-cell-properties style:vertical-align="middle" fo:padding="0in" fo:border="none"/>
    </style:style>
    <style:style style:name="Table29" style:family="table">
      <style:table-properties style:width="3.725in" table:align="left"/>
    </style:style>
    <style:style style:name="Table29.A" style:family="table-column">
      <style:table-column-properties style:column-width="3.725in"/>
    </style:style>
    <style:style style:name="Table29.A1" style:family="table-cell">
      <style:table-cell-properties style:vertical-align="middle" fo:padding="0in" fo:border="none"/>
    </style:style>
    <style:style style:name="Table30" style:family="table">
      <style:table-properties style:width="4.1715in" table:align="left"/>
    </style:style>
    <style:style style:name="Table30.A" style:family="table-column">
      <style:table-column-properties style:column-width="4.1715in"/>
    </style:style>
    <style:style style:name="Table30.A1" style:family="table-cell">
      <style:table-cell-properties style:vertical-align="middle" fo:padding="0in" fo:border="none"/>
    </style:style>
    <style:style style:name="Table31" style:family="table">
      <style:table-properties style:width="5.791in" table:align="left"/>
    </style:style>
    <style:style style:name="Table31.A" style:family="table-column">
      <style:table-column-properties style:column-width="5.791in"/>
    </style:style>
    <style:style style:name="Table31.A1" style:family="table-cell">
      <style:table-cell-properties style:vertical-align="middle" fo:padding="0in" fo:border="none"/>
    </style:style>
    <style:style style:name="Table32" style:family="table">
      <style:table-properties style:width="2.9292in" table:align="left"/>
    </style:style>
    <style:style style:name="Table32.A" style:family="table-column">
      <style:table-column-properties style:column-width="2.9292in"/>
    </style:style>
    <style:style style:name="Table32.A1" style:family="table-cell">
      <style:table-cell-properties style:vertical-align="middle" fo:padding="0in" fo:border="none"/>
    </style:style>
    <style:style style:name="Table33" style:family="table">
      <style:table-properties style:width="3.5431in" table:align="left"/>
    </style:style>
    <style:style style:name="Table33.A" style:family="table-column">
      <style:table-column-properties style:column-width="3.5431in"/>
    </style:style>
    <style:style style:name="Table33.A1" style:family="table-cell">
      <style:table-cell-properties style:vertical-align="middle" fo:padding="0in" fo:border="none"/>
    </style:style>
    <style:style style:name="Table34" style:family="table">
      <style:table-properties style:width="4.5618in" table:align="left"/>
    </style:style>
    <style:style style:name="Table34.A" style:family="table-column">
      <style:table-column-properties style:column-width="4.5618in"/>
    </style:style>
    <style:style style:name="Table34.A1" style:family="table-cell">
      <style:table-cell-properties style:vertical-align="middle" fo:padding="0in" fo:border="none"/>
    </style:style>
    <style:style style:name="Table35" style:family="table">
      <style:table-properties style:width="5.1444in" table:align="left"/>
    </style:style>
    <style:style style:name="Table35.A" style:family="table-column">
      <style:table-column-properties style:column-width="5.1444in"/>
    </style:style>
    <style:style style:name="Table35.A1" style:family="table-cell">
      <style:table-cell-properties style:vertical-align="middle" fo:padding="0in" fo:border="none"/>
    </style:style>
    <style:style style:name="Table36" style:family="table">
      <style:table-properties style:width="4.2979in" table:align="left"/>
    </style:style>
    <style:style style:name="Table36.A" style:family="table-column">
      <style:table-column-properties style:column-width="4.2979in"/>
    </style:style>
    <style:style style:name="Table36.A1" style:family="table-cell">
      <style:table-cell-properties style:vertical-align="middle" fo:padding="0in" fo:border="none"/>
    </style:style>
    <style:style style:name="Table37" style:family="table">
      <style:table-properties style:width="6.1438in" table:align="left"/>
    </style:style>
    <style:style style:name="Table37.A" style:family="table-column">
      <style:table-column-properties style:column-width="6.1438in"/>
    </style:style>
    <style:style style:name="Table37.A1" style:family="table-cell">
      <style:table-cell-properties style:vertical-align="middle" fo:padding="0in" fo:border="none"/>
    </style:style>
    <style:style style:name="Table38" style:family="table">
      <style:table-properties style:width="4.2979in" table:align="left"/>
    </style:style>
    <style:style style:name="Table38.A" style:family="table-column">
      <style:table-column-properties style:column-width="4.2979in"/>
    </style:style>
    <style:style style:name="Table38.A1" style:family="table-cell">
      <style:table-cell-properties style:vertical-align="middle" fo:padding="0in" fo:border="none"/>
    </style:style>
    <style:style style:name="Table39" style:family="table">
      <style:table-properties style:width="4.3618in" table:align="left"/>
    </style:style>
    <style:style style:name="Table39.A" style:family="table-column">
      <style:table-column-properties style:column-width="4.3618in"/>
    </style:style>
    <style:style style:name="Table39.A1" style:family="table-cell">
      <style:table-cell-properties style:vertical-align="middle" fo:padding="0in" fo:border="none"/>
    </style:style>
    <style:style style:name="Table40" style:family="table">
      <style:table-properties style:width="6.0701in" table:align="left"/>
    </style:style>
    <style:style style:name="Table40.A" style:family="table-column">
      <style:table-column-properties style:column-width="6.0701in"/>
    </style:style>
    <style:style style:name="Table40.A1" style:family="table-cell">
      <style:table-cell-properties style:vertical-align="middle" fo:padding="0in" fo:border="none"/>
    </style:style>
    <style:style style:name="Table41" style:family="table">
      <style:table-properties style:width="2.1701in" table:align="left"/>
    </style:style>
    <style:style style:name="Table41.A" style:family="table-column">
      <style:table-column-properties style:column-width="2.1701in"/>
    </style:style>
    <style:style style:name="Table41.A1" style:family="table-cell">
      <style:table-cell-properties style:vertical-align="middle" fo:padding="0in" fo:border="none"/>
    </style:style>
    <style:style style:name="Table42" style:family="table">
      <style:table-properties style:width="2.5431in" table:align="left"/>
    </style:style>
    <style:style style:name="Table42.A" style:family="table-column">
      <style:table-column-properties style:column-width="2.5431in"/>
    </style:style>
    <style:style style:name="Table42.A1" style:family="table-cell">
      <style:table-cell-properties style:vertical-align="middle" fo:padding="0in" fo:border="none"/>
    </style:style>
    <style:style style:name="Table43" style:family="table">
      <style:table-properties style:width="4.3611in" table:align="left"/>
    </style:style>
    <style:style style:name="Table43.A" style:family="table-column">
      <style:table-column-properties style:column-width="4.3611in"/>
    </style:style>
    <style:style style:name="Table43.A1" style:family="table-cell">
      <style:table-cell-properties style:vertical-align="middle" fo:padding="0in" fo:border="none"/>
    </style:style>
    <style:style style:name="Table44" style:family="table">
      <style:table-properties style:width="6.1958in" table:align="left"/>
    </style:style>
    <style:style style:name="Table44.A" style:family="table-column">
      <style:table-column-properties style:column-width="6.1958in"/>
    </style:style>
    <style:style style:name="Table44.A1" style:family="table-cell">
      <style:table-cell-properties style:vertical-align="middle" fo:padding="0in" fo:border="none"/>
    </style:style>
    <style:style style:name="Table45" style:family="table">
      <style:table-properties style:width="6.6931in" table:align="left"/>
    </style:style>
    <style:style style:name="Table45.A" style:family="table-column">
      <style:table-column-properties style:column-width="6.6931in"/>
    </style:style>
    <style:style style:name="Table45.A1" style:family="table-cell">
      <style:table-cell-properties style:vertical-align="middle" fo:padding="0in" fo:border="none"/>
    </style:style>
    <style:style style:name="Table46" style:family="table">
      <style:table-properties style:width="2.9167in" table:align="left"/>
    </style:style>
    <style:style style:name="Table46.A" style:family="table-column">
      <style:table-column-properties style:column-width="2.9167in"/>
    </style:style>
    <style:style style:name="Table46.A1" style:family="table-cell">
      <style:table-cell-properties style:vertical-align="middle" fo:padding="0in" fo:border="none"/>
    </style:style>
    <style:style style:name="Table47" style:family="table">
      <style:table-properties style:width="5.2681in" table:align="left"/>
    </style:style>
    <style:style style:name="Table47.A" style:family="table-column">
      <style:table-column-properties style:column-width="5.2681in"/>
    </style:style>
    <style:style style:name="Table47.A1" style:family="table-cell">
      <style:table-cell-properties style:vertical-align="middle" fo:padding="0in" fo:border="none"/>
    </style:style>
    <style:style style:name="Table48" style:family="table">
      <style:table-properties style:width="2.584in" table:align="left"/>
    </style:style>
    <style:style style:name="Table48.A" style:family="table-column">
      <style:table-column-properties style:column-width="2.584in"/>
    </style:style>
    <style:style style:name="Table48.A1" style:family="table-cell">
      <style:table-cell-properties style:vertical-align="middle" fo:padding="0in" fo:border="none"/>
    </style:style>
    <style:style style:name="Table49" style:family="table">
      <style:table-properties style:width="2.1826in" table:align="left"/>
    </style:style>
    <style:style style:name="Table49.A" style:family="table-column">
      <style:table-column-properties style:column-width="2.1826in"/>
    </style:style>
    <style:style style:name="Table49.A1" style:family="table-cell">
      <style:table-cell-properties style:vertical-align="middle" fo:padding="0in" fo:border="none"/>
    </style:style>
    <style:style style:name="Table50" style:family="table">
      <style:table-properties style:width="2.6639in" table:align="left"/>
    </style:style>
    <style:style style:name="Table50.A" style:family="table-column">
      <style:table-column-properties style:column-width="2.6639in"/>
    </style:style>
    <style:style style:name="Table50.A1" style:family="table-cell">
      <style:table-cell-properties style:vertical-align="middle" fo:padding="0in" fo:border="none"/>
    </style:style>
    <style:style style:name="Table51" style:family="table">
      <style:table-properties style:width="4.3903in" table:align="left"/>
    </style:style>
    <style:style style:name="Table51.A" style:family="table-column">
      <style:table-column-properties style:column-width="4.3903in"/>
    </style:style>
    <style:style style:name="Table51.A1" style:family="table-cell">
      <style:table-cell-properties style:vertical-align="middle" fo:padding="0in" fo:border="none"/>
    </style:style>
    <style:style style:name="Table52" style:family="table">
      <style:table-properties style:width="6.0264in" table:align="left"/>
    </style:style>
    <style:style style:name="Table52.A" style:family="table-column">
      <style:table-column-properties style:column-width="6.0264in"/>
    </style:style>
    <style:style style:name="Table52.A1" style:family="table-cell">
      <style:table-cell-properties style:vertical-align="middle" fo:padding="0in" fo:border="none"/>
    </style:style>
    <style:style style:name="Table53" style:family="table">
      <style:table-properties style:width="2.991in" table:align="left"/>
    </style:style>
    <style:style style:name="Table53.A" style:family="table-column">
      <style:table-column-properties style:column-width="2.991in"/>
    </style:style>
    <style:style style:name="Table53.A1" style:family="table-cell">
      <style:table-cell-properties style:vertical-align="middle" fo:padding="0in" fo:border="none"/>
    </style:style>
    <style:style style:name="Table54" style:family="table">
      <style:table-properties style:width="3.4938in" table:align="left"/>
    </style:style>
    <style:style style:name="Table54.A" style:family="table-column">
      <style:table-column-properties style:column-width="3.4938in"/>
    </style:style>
    <style:style style:name="Table54.A1" style:family="table-cell">
      <style:table-cell-properties style:vertical-align="middle" fo:padding="0in" fo:border="none"/>
    </style:style>
    <style:style style:name="Table55" style:family="table">
      <style:table-properties style:width="5.5299in" table:align="left"/>
    </style:style>
    <style:style style:name="Table55.A" style:family="table-column">
      <style:table-column-properties style:column-width="5.5299in"/>
    </style:style>
    <style:style style:name="Table55.A1" style:family="table-cell">
      <style:table-cell-properties style:vertical-align="middle" fo:padding="0in" fo:border="none"/>
    </style:style>
    <style:style style:name="Table56" style:family="table">
      <style:table-properties style:width="2.4167in" table:align="left"/>
    </style:style>
    <style:style style:name="Table56.A" style:family="table-column">
      <style:table-column-properties style:column-width="2.4167in"/>
    </style:style>
    <style:style style:name="Table56.A1" style:family="table-cell">
      <style:table-cell-properties style:vertical-align="middle" fo:padding="0in" fo:border="none"/>
    </style:style>
    <style:style style:name="Table57" style:family="table">
      <style:table-properties style:width="3.1319in" table:align="left"/>
    </style:style>
    <style:style style:name="Table57.A" style:family="table-column">
      <style:table-column-properties style:column-width="3.1319in"/>
    </style:style>
    <style:style style:name="Table57.A1" style:family="table-cell">
      <style:table-cell-properties style:vertical-align="middle" fo:padding="0in" fo:border="none"/>
    </style:style>
    <style:style style:name="Table58" style:family="table">
      <style:table-properties style:width="4.4236in" table:align="left"/>
    </style:style>
    <style:style style:name="Table58.A" style:family="table-column">
      <style:table-column-properties style:column-width="4.4236in"/>
    </style:style>
    <style:style style:name="Table58.A1" style:family="table-cell">
      <style:table-cell-properties style:vertical-align="middle" fo:padding="0in" fo:border="none"/>
    </style:style>
    <style:style style:name="Table59" style:family="table">
      <style:table-properties style:width="1.1424in" table:align="left"/>
    </style:style>
    <style:style style:name="Table59.A" style:family="table-column">
      <style:table-column-properties style:column-width="1.1424in"/>
    </style:style>
    <style:style style:name="Table59.A1" style:family="table-cell">
      <style:table-cell-properties style:vertical-align="middle" fo:padding="0in" fo:border="none"/>
    </style:style>
    <style:style style:name="Table60" style:family="table">
      <style:table-properties style:width="2.5583in" table:align="left"/>
    </style:style>
    <style:style style:name="Table60.A" style:family="table-column">
      <style:table-column-properties style:column-width="2.5583in"/>
    </style:style>
    <style:style style:name="Table60.A1" style:family="table-cell">
      <style:table-cell-properties style:vertical-align="middle" fo:padding="0in" fo:border="none"/>
    </style:style>
    <style:style style:name="Table61" style:family="table">
      <style:table-properties style:width="1.9986in" table:align="left"/>
    </style:style>
    <style:style style:name="Table61.A" style:family="table-column">
      <style:table-column-properties style:column-width="1.9986in"/>
    </style:style>
    <style:style style:name="Table61.A1" style:family="table-cell">
      <style:table-cell-properties style:vertical-align="middle" fo:padding="0in" fo:border="none"/>
    </style:style>
    <style:style style:name="Table62" style:family="table">
      <style:table-properties style:width="3.5049in" table:align="left"/>
    </style:style>
    <style:style style:name="Table62.A" style:family="table-column">
      <style:table-column-properties style:column-width="3.5049in"/>
    </style:style>
    <style:style style:name="Table62.A1" style:family="table-cell">
      <style:table-cell-properties style:vertical-align="middle" fo:padding="0in" fo:border="none"/>
    </style:style>
    <style:style style:name="Table63" style:family="table">
      <style:table-properties style:width="6.6931in" table:align="left"/>
    </style:style>
    <style:style style:name="Table63.A" style:family="table-column">
      <style:table-column-properties style:column-width="6.6931in"/>
    </style:style>
    <style:style style:name="Table63.A1" style:family="table-cell">
      <style:table-cell-properties style:vertical-align="middle" fo:padding="0in" fo:border="none"/>
    </style:style>
    <style:style style:name="Table64" style:family="table">
      <style:table-properties style:width="5.6847in" table:align="left"/>
    </style:style>
    <style:style style:name="Table64.A" style:family="table-column">
      <style:table-column-properties style:column-width="5.6847in"/>
    </style:style>
    <style:style style:name="Table64.A1" style:family="table-cell">
      <style:table-cell-properties style:vertical-align="middle" fo:padding="0in" fo:border="none"/>
    </style:style>
    <style:style style:name="Table65" style:family="table">
      <style:table-properties style:width="6.3139in" table:align="left"/>
    </style:style>
    <style:style style:name="Table65.A" style:family="table-column">
      <style:table-column-properties style:column-width="6.3139in"/>
    </style:style>
    <style:style style:name="Table65.A1" style:family="table-cell">
      <style:table-cell-properties style:vertical-align="middle" fo:padding="0in" fo:border="none"/>
    </style:style>
    <style:style style:name="Table66" style:family="table">
      <style:table-properties style:width="5.6847in" table:align="left"/>
    </style:style>
    <style:style style:name="Table66.A" style:family="table-column">
      <style:table-column-properties style:column-width="5.6847in"/>
    </style:style>
    <style:style style:name="Table66.A1" style:family="table-cell">
      <style:table-cell-properties style:vertical-align="middle" fo:padding="0in" fo:border="none"/>
    </style:style>
    <style:style style:name="Table67" style:family="table">
      <style:table-properties style:width="5.0035in" table:align="left"/>
    </style:style>
    <style:style style:name="Table67.A" style:family="table-column">
      <style:table-column-properties style:column-width="5.0035in"/>
    </style:style>
    <style:style style:name="Table67.A1" style:family="table-cell">
      <style:table-cell-properties style:vertical-align="middle" fo:padding="0in" fo:border="none"/>
    </style:style>
    <style:style style:name="Table68" style:family="table">
      <style:table-properties style:width="3.8882in" table:align="left"/>
    </style:style>
    <style:style style:name="Table68.A" style:family="table-column">
      <style:table-column-properties style:column-width="3.8882in"/>
    </style:style>
    <style:style style:name="Table68.A1" style:family="table-cell">
      <style:table-cell-properties style:vertical-align="middle" fo:padding="0in" fo:border="none"/>
    </style:style>
    <style:style style:name="Table69" style:family="table">
      <style:table-properties style:width="2.6083in" table:align="left"/>
    </style:style>
    <style:style style:name="Table69.A" style:family="table-column">
      <style:table-column-properties style:column-width="2.6083in"/>
    </style:style>
    <style:style style:name="Table69.A1" style:family="table-cell">
      <style:table-cell-properties style:vertical-align="middle" fo:padding="0in" fo:border="none"/>
    </style:style>
    <style:style style:name="Table70" style:family="table">
      <style:table-properties style:width="5.3701in" table:align="left"/>
    </style:style>
    <style:style style:name="Table70.A" style:family="table-column">
      <style:table-column-properties style:column-width="5.3701in"/>
    </style:style>
    <style:style style:name="Table70.A1" style:family="table-cell">
      <style:table-cell-properties style:vertical-align="middle" fo:padding="0in" fo:border="none"/>
    </style:style>
    <style:style style:name="Table71" style:family="table">
      <style:table-properties style:width="6.6931in" table:align="left"/>
    </style:style>
    <style:style style:name="Table71.A" style:family="table-column">
      <style:table-column-properties style:column-width="6.6931in"/>
    </style:style>
    <style:style style:name="Table71.A1" style:family="table-cell">
      <style:table-cell-properties style:vertical-align="middle" fo:padding="0in" fo:border="none"/>
    </style:style>
    <style:style style:name="Table72" style:family="table">
      <style:table-properties style:width="5.6521in" table:align="left"/>
    </style:style>
    <style:style style:name="Table72.A" style:family="table-column">
      <style:table-column-properties style:column-width="5.6521in"/>
    </style:style>
    <style:style style:name="Table72.A1" style:family="table-cell">
      <style:table-cell-properties style:vertical-align="middle" fo:padding="0in" fo:border="none"/>
    </style:style>
    <style:style style:name="Table73" style:family="table">
      <style:table-properties style:width="4.7486in" table:align="left"/>
    </style:style>
    <style:style style:name="Table73.A" style:family="table-column">
      <style:table-column-properties style:column-width="4.7486in"/>
    </style:style>
    <style:style style:name="Table73.A1" style:family="table-cell">
      <style:table-cell-properties style:vertical-align="middle" fo:padding="0in" fo:border="none"/>
    </style:style>
    <style:style style:name="Table74" style:family="table">
      <style:table-properties style:width="4.2222in" table:align="left"/>
    </style:style>
    <style:style style:name="Table74.A" style:family="table-column">
      <style:table-column-properties style:column-width="4.2222in"/>
    </style:style>
    <style:style style:name="Table74.A1" style:family="table-cell">
      <style:table-cell-properties style:vertical-align="middle" fo:padding="0in" fo:border="none"/>
    </style:style>
    <style:style style:name="Table75" style:family="table">
      <style:table-properties style:width="4.5688in" table:align="left"/>
    </style:style>
    <style:style style:name="Table75.A" style:family="table-column">
      <style:table-column-properties style:column-width="4.5688in"/>
    </style:style>
    <style:style style:name="Table75.A1" style:family="table-cell">
      <style:table-cell-properties style:vertical-align="middle" fo:padding="0in" fo:border="none"/>
    </style:style>
    <style:style style:name="Table76" style:family="table">
      <style:table-properties style:width="5.4167in" table:align="left"/>
    </style:style>
    <style:style style:name="Table76.A" style:family="table-column">
      <style:table-column-properties style:column-width="5.4167in"/>
    </style:style>
    <style:style style:name="Table76.A1" style:family="table-cell">
      <style:table-cell-properties style:vertical-align="middle" fo:padding="0in" fo:border="none"/>
    </style:style>
    <style:style style:name="Table77" style:family="table">
      <style:table-properties style:width="5.2944in" table:align="left"/>
    </style:style>
    <style:style style:name="Table77.A" style:family="table-column">
      <style:table-column-properties style:column-width="5.2944in"/>
    </style:style>
    <style:style style:name="Table77.A1" style:family="table-cell">
      <style:table-cell-properties style:vertical-align="middle" fo:padding="0in" fo:border="none"/>
    </style:style>
    <style:style style:name="Table78" style:family="table">
      <style:table-properties style:width="6.1063in" table:align="left"/>
    </style:style>
    <style:style style:name="Table78.A" style:family="table-column">
      <style:table-column-properties style:column-width="6.1063in"/>
    </style:style>
    <style:style style:name="Table78.A1" style:family="table-cell">
      <style:table-cell-properties style:vertical-align="middle" fo:padding="0in" fo:border="none"/>
    </style:style>
    <style:style style:name="Table79" style:family="table">
      <style:table-properties style:width="4.0854in" table:align="left"/>
    </style:style>
    <style:style style:name="Table79.A" style:family="table-column">
      <style:table-column-properties style:column-width="4.0854in"/>
    </style:style>
    <style:style style:name="Table79.A1" style:family="table-cell">
      <style:table-cell-properties style:vertical-align="middle" fo:padding="0in" fo:border="none"/>
    </style:style>
    <style:style style:name="Table80" style:family="table">
      <style:table-properties style:width="6.3792in" table:align="left"/>
    </style:style>
    <style:style style:name="Table80.A" style:family="table-column">
      <style:table-column-properties style:column-width="6.3792in"/>
    </style:style>
    <style:style style:name="Table80.A1" style:family="table-cell">
      <style:table-cell-properties style:vertical-align="middle" fo:padding="0in" fo:border="none"/>
    </style:style>
    <style:style style:name="Table81" style:family="table">
      <style:table-properties style:width="4.9965in" table:align="left"/>
    </style:style>
    <style:style style:name="Table81.A" style:family="table-column">
      <style:table-column-properties style:column-width="4.9965in"/>
    </style:style>
    <style:style style:name="Table81.A1" style:family="table-cell">
      <style:table-cell-properties style:vertical-align="middle" fo:padding="0in" fo:border="none"/>
    </style:style>
    <style:style style:name="Table82" style:family="table">
      <style:table-properties style:width="5.3215in" table:align="left"/>
    </style:style>
    <style:style style:name="Table82.A" style:family="table-column">
      <style:table-column-properties style:column-width="5.3215in"/>
    </style:style>
    <style:style style:name="Table82.A1" style:family="table-cell">
      <style:table-cell-properties style:vertical-align="middle" fo:padding="0in" fo:border="none"/>
    </style:style>
    <style:style style:name="Table83" style:family="table">
      <style:table-properties style:width="2.3306in" table:align="left"/>
    </style:style>
    <style:style style:name="Table83.A" style:family="table-column">
      <style:table-column-properties style:column-width="2.3306in"/>
    </style:style>
    <style:style style:name="Table83.A1" style:family="table-cell">
      <style:table-cell-properties style:vertical-align="middle" fo:padding="0in" fo:border="none"/>
    </style:style>
    <style:style style:name="Table84" style:family="table">
      <style:table-properties style:width="4.3153in" table:align="left"/>
    </style:style>
    <style:style style:name="Table84.A" style:family="table-column">
      <style:table-column-properties style:column-width="4.3153in"/>
    </style:style>
    <style:style style:name="Table84.A1" style:family="table-cell">
      <style:table-cell-properties style:vertical-align="middle" fo:padding="0in" fo:border="none"/>
    </style:style>
    <style:style style:name="Table85" style:family="table">
      <style:table-properties style:width="3.9201in" table:align="left"/>
    </style:style>
    <style:style style:name="Table85.A" style:family="table-column">
      <style:table-column-properties style:column-width="3.9201in"/>
    </style:style>
    <style:style style:name="Table85.A1" style:family="table-cell">
      <style:table-cell-properties style:vertical-align="middle" fo:padding="0in" fo:border="none"/>
    </style:style>
    <style:style style:name="Table86" style:family="table">
      <style:table-properties style:width="1.6542in" table:align="left"/>
    </style:style>
    <style:style style:name="Table86.A" style:family="table-column">
      <style:table-column-properties style:column-width="1.6542in"/>
    </style:style>
    <style:style style:name="Table86.A1" style:family="table-cell">
      <style:table-cell-properties style:vertical-align="middle" fo:padding="0in" fo:border="none"/>
    </style:style>
    <style:style style:name="Table87" style:family="table">
      <style:table-properties style:width="6.6931in" table:align="left"/>
    </style:style>
    <style:style style:name="Table87.A" style:family="table-column">
      <style:table-column-properties style:column-width="6.6931in"/>
    </style:style>
    <style:style style:name="Table87.A1" style:family="table-cell">
      <style:table-cell-properties style:vertical-align="middle" fo:padding="0in" fo:border="none"/>
    </style:style>
    <style:style style:name="Table88" style:family="table">
      <style:table-properties style:width="3.9986in" table:align="left"/>
    </style:style>
    <style:style style:name="Table88.A" style:family="table-column">
      <style:table-column-properties style:column-width="3.9986in"/>
    </style:style>
    <style:style style:name="Table88.A1" style:family="table-cell">
      <style:table-cell-properties style:vertical-align="middle" fo:padding="0in" fo:border="none"/>
    </style:style>
    <style:style style:name="Table89" style:family="table">
      <style:table-properties style:width="3.7278in" table:align="left"/>
    </style:style>
    <style:style style:name="Table89.A" style:family="table-column">
      <style:table-column-properties style:column-width="3.7278in"/>
    </style:style>
    <style:style style:name="Table89.A1" style:family="table-cell">
      <style:table-cell-properties style:vertical-align="middle" fo:padding="0in" fo:border="none"/>
    </style:style>
    <style:style style:name="Table90" style:family="table">
      <style:table-properties style:width="6.4167in" table:align="left"/>
    </style:style>
    <style:style style:name="Table90.A" style:family="table-column">
      <style:table-column-properties style:column-width="6.4167in"/>
    </style:style>
    <style:style style:name="Table90.A1" style:family="table-cell">
      <style:table-cell-properties style:vertical-align="middle" fo:padding="0in" fo:border="none"/>
    </style:style>
    <style:style style:name="Table91" style:family="table">
      <style:table-properties style:width="6.6931in" table:align="left"/>
    </style:style>
    <style:style style:name="Table91.A" style:family="table-column">
      <style:table-column-properties style:column-width="6.6931in"/>
    </style:style>
    <style:style style:name="Table91.A1" style:family="table-cell">
      <style:table-cell-properties style:vertical-align="middle" fo:padding="0in" fo:border="none"/>
    </style:style>
    <style:style style:name="Table92" style:family="table">
      <style:table-properties style:width="3.141in" table:align="left"/>
    </style:style>
    <style:style style:name="Table92.A" style:family="table-column">
      <style:table-column-properties style:column-width="3.141in"/>
    </style:style>
    <style:style style:name="Table92.A1" style:family="table-cell">
      <style:table-cell-properties style:vertical-align="middle" fo:padding="0in" fo:border="none"/>
    </style:style>
    <style:style style:name="Table93" style:family="table">
      <style:table-properties style:width="1.8951in" table:align="left"/>
    </style:style>
    <style:style style:name="Table93.A" style:family="table-column">
      <style:table-column-properties style:column-width="1.8951in"/>
    </style:style>
    <style:style style:name="Table93.A1" style:family="table-cell">
      <style:table-cell-properties style:vertical-align="middle" fo:padding="0in" fo:border="none"/>
    </style:style>
    <style:style style:name="Table94" style:family="table">
      <style:table-properties style:width="4.7931in" table:align="left"/>
    </style:style>
    <style:style style:name="Table94.A" style:family="table-column">
      <style:table-column-properties style:column-width="4.7931in"/>
    </style:style>
    <style:style style:name="Table94.A1" style:family="table-cell">
      <style:table-cell-properties style:vertical-align="middle" fo:padding="0in" fo:border="none"/>
    </style:style>
    <style:style style:name="Table95" style:family="table">
      <style:table-properties style:width="2.9625in" table:align="left"/>
    </style:style>
    <style:style style:name="Table95.A" style:family="table-column">
      <style:table-column-properties style:column-width="2.9625in"/>
    </style:style>
    <style:style style:name="Table95.A1" style:family="table-cell">
      <style:table-cell-properties style:vertical-align="middle" fo:padding="0in" fo:border="none"/>
    </style:style>
    <style:style style:name="Table96" style:family="table">
      <style:table-properties style:width="5.2215in" table:align="left"/>
    </style:style>
    <style:style style:name="Table96.A" style:family="table-column">
      <style:table-column-properties style:column-width="5.2215in"/>
    </style:style>
    <style:style style:name="Table96.A1" style:family="table-cell">
      <style:table-cell-properties style:vertical-align="middle" fo:padding="0in" fo:border="none"/>
    </style:style>
    <style:style style:name="Table97" style:family="table">
      <style:table-properties style:width="2.5042in" table:align="left"/>
    </style:style>
    <style:style style:name="Table97.A" style:family="table-column">
      <style:table-column-properties style:column-width="2.5042in"/>
    </style:style>
    <style:style style:name="Table97.A1" style:family="table-cell">
      <style:table-cell-properties style:vertical-align="middle" fo:padding="0in" fo:border="none"/>
    </style:style>
    <style:style style:name="Table98" style:family="table">
      <style:table-properties style:width="5.066in" table:align="left"/>
    </style:style>
    <style:style style:name="Table98.A" style:family="table-column">
      <style:table-column-properties style:column-width="5.066in"/>
    </style:style>
    <style:style style:name="Table98.A1" style:family="table-cell">
      <style:table-cell-properties style:vertical-align="middle" fo:padding="0in" fo:border="none"/>
    </style:style>
    <style:style style:name="Table99" style:family="table">
      <style:table-properties style:width="4.3632in" table:align="left"/>
    </style:style>
    <style:style style:name="Table99.A" style:family="table-column">
      <style:table-column-properties style:column-width="4.3632in"/>
    </style:style>
    <style:style style:name="Table99.A1" style:family="table-cell">
      <style:table-cell-properties style:vertical-align="middle" fo:padding="0in" fo:border="none"/>
    </style:style>
    <style:style style:name="Table100" style:family="table">
      <style:table-properties style:width="5.066in" table:align="left"/>
    </style:style>
    <style:style style:name="Table100.A" style:family="table-column">
      <style:table-column-properties style:column-width="5.066in"/>
    </style:style>
    <style:style style:name="Table100.A1" style:family="table-cell">
      <style:table-cell-properties style:vertical-align="middle" fo:padding="0in" fo:border="none"/>
    </style:style>
    <style:style style:name="Table101" style:family="table">
      <style:table-properties style:width="5.3188in" table:align="left"/>
    </style:style>
    <style:style style:name="Table101.A" style:family="table-column">
      <style:table-column-properties style:column-width="5.3188in"/>
    </style:style>
    <style:style style:name="Table101.A1" style:family="table-cell">
      <style:table-cell-properties style:vertical-align="middle" fo:padding="0in" fo:border="none"/>
    </style:style>
    <style:style style:name="Table102" style:family="table">
      <style:table-properties style:width="5.225in" table:align="left"/>
    </style:style>
    <style:style style:name="Table102.A" style:family="table-column">
      <style:table-column-properties style:column-width="5.225in"/>
    </style:style>
    <style:style style:name="Table102.A1" style:family="table-cell">
      <style:table-cell-properties style:vertical-align="middle" fo:padding="0in" fo:border="none"/>
    </style:style>
    <style:style style:name="Table103" style:family="table">
      <style:table-properties style:width="2.6153in" table:align="left"/>
    </style:style>
    <style:style style:name="Table103.A" style:family="table-column">
      <style:table-column-properties style:column-width="2.6153in"/>
    </style:style>
    <style:style style:name="Table103.A1" style:family="table-cell">
      <style:table-cell-properties style:vertical-align="middle" fo:padding="0in" fo:border="none"/>
    </style:style>
    <style:style style:name="Table104" style:family="table">
      <style:table-properties style:width="3.7153in" table:align="left"/>
    </style:style>
    <style:style style:name="Table104.A" style:family="table-column">
      <style:table-column-properties style:column-width="3.7153in"/>
    </style:style>
    <style:style style:name="Table104.A1" style:family="table-cell">
      <style:table-cell-properties style:vertical-align="middle" fo:padding="0in" fo:border="none"/>
    </style:style>
    <style:style style:name="Table105" style:family="table">
      <style:table-properties style:width="4.6514in" table:align="left"/>
    </style:style>
    <style:style style:name="Table105.A" style:family="table-column">
      <style:table-column-properties style:column-width="4.6514in"/>
    </style:style>
    <style:style style:name="Table105.A1" style:family="table-cell">
      <style:table-cell-properties style:vertical-align="middle" fo:padding="0in" fo:border="none"/>
    </style:style>
    <style:style style:name="Table106" style:family="table">
      <style:table-properties style:width="3.2667in" table:align="left"/>
    </style:style>
    <style:style style:name="Table106.A" style:family="table-column">
      <style:table-column-properties style:column-width="3.2667in"/>
    </style:style>
    <style:style style:name="Table106.A1" style:family="table-cell">
      <style:table-cell-properties style:vertical-align="middle" fo:padding="0in" fo:border="none"/>
    </style:style>
    <style:style style:name="Table107" style:family="table">
      <style:table-properties style:width="5.2632in" table:align="left"/>
    </style:style>
    <style:style style:name="Table107.A" style:family="table-column">
      <style:table-column-properties style:column-width="5.2632in"/>
    </style:style>
    <style:style style:name="Table107.A1" style:family="table-cell">
      <style:table-cell-properties style:vertical-align="middle" fo:padding="0in" fo:border="none"/>
    </style:style>
    <style:style style:name="Table108" style:family="table">
      <style:table-properties style:width="5.2965in" table:align="left"/>
    </style:style>
    <style:style style:name="Table108.A" style:family="table-column">
      <style:table-column-properties style:column-width="5.2965in"/>
    </style:style>
    <style:style style:name="Table108.A1" style:family="table-cell">
      <style:table-cell-properties style:vertical-align="middle" fo:padding="0in" fo:border="none"/>
    </style:style>
    <style:style style:name="Table109" style:family="table">
      <style:table-properties style:width="6.6931in" table:align="left"/>
    </style:style>
    <style:style style:name="Table109.A" style:family="table-column">
      <style:table-column-properties style:column-width="6.6931in"/>
    </style:style>
    <style:style style:name="Table109.A1" style:family="table-cell">
      <style:table-cell-properties style:vertical-align="middle" fo:padding="0in" fo:border="none"/>
    </style:style>
    <style:style style:name="Table110" style:family="table">
      <style:table-properties style:width="4.3188in" table:align="left"/>
    </style:style>
    <style:style style:name="Table110.A" style:family="table-column">
      <style:table-column-properties style:column-width="4.3188in"/>
    </style:style>
    <style:style style:name="Table110.A1" style:family="table-cell">
      <style:table-cell-properties style:vertical-align="middle" fo:padding="0in" fo:border="none"/>
    </style:style>
    <style:style style:name="Table111" style:family="table">
      <style:table-properties style:width="2.6722in" table:align="left"/>
    </style:style>
    <style:style style:name="Table111.A" style:family="table-column">
      <style:table-column-properties style:column-width="2.6722in"/>
    </style:style>
    <style:style style:name="Table111.A1" style:family="table-cell">
      <style:table-cell-properties style:vertical-align="middle" fo:padding="0in" fo:border="none"/>
    </style:style>
    <style:style style:name="Table112" style:family="table">
      <style:table-properties style:width="6.6931in" table:align="left"/>
    </style:style>
    <style:style style:name="Table112.A" style:family="table-column">
      <style:table-column-properties style:column-width="6.6931in"/>
    </style:style>
    <style:style style:name="Table112.A1" style:family="table-cell">
      <style:table-cell-properties style:vertical-align="middle" fo:padding="0in" fo:border="none"/>
    </style:style>
    <style:style style:name="Table113" style:family="table">
      <style:table-properties style:width="3.234in" table:align="left"/>
    </style:style>
    <style:style style:name="Table113.A" style:family="table-column">
      <style:table-column-properties style:column-width="3.234in"/>
    </style:style>
    <style:style style:name="Table113.A1" style:family="table-cell">
      <style:table-cell-properties style:vertical-align="middle" fo:padding="0in" fo:border="none"/>
    </style:style>
    <style:style style:name="Table114" style:family="table">
      <style:table-properties style:width="6.3326in" table:align="left"/>
    </style:style>
    <style:style style:name="Table114.A" style:family="table-column">
      <style:table-column-properties style:column-width="6.3326in"/>
    </style:style>
    <style:style style:name="Table114.A1" style:family="table-cell">
      <style:table-cell-properties style:vertical-align="middle" fo:padding="0in" fo:border="none"/>
    </style:style>
    <style:style style:name="Table115" style:family="table">
      <style:table-properties style:width="5.9222in" table:align="left"/>
    </style:style>
    <style:style style:name="Table115.A" style:family="table-column">
      <style:table-column-properties style:column-width="5.9222in"/>
    </style:style>
    <style:style style:name="Table115.A1" style:family="table-cell">
      <style:table-cell-properties style:vertical-align="middle" fo:padding="0in" fo:border="none"/>
    </style:style>
    <style:style style:name="Table116" style:family="table">
      <style:table-properties style:width="3.05in" table:align="left"/>
    </style:style>
    <style:style style:name="Table116.A" style:family="table-column">
      <style:table-column-properties style:column-width="3.05in"/>
    </style:style>
    <style:style style:name="Table116.A1" style:family="table-cell">
      <style:table-cell-properties style:vertical-align="middle" fo:padding="0in" fo:border="none"/>
    </style:style>
    <style:style style:name="Table117" style:family="table">
      <style:table-properties style:width="2.9257in" table:align="left"/>
    </style:style>
    <style:style style:name="Table117.A" style:family="table-column">
      <style:table-column-properties style:column-width="2.9257in"/>
    </style:style>
    <style:style style:name="Table117.A1" style:family="table-cell">
      <style:table-cell-properties style:vertical-align="middle" fo:padding="0in" fo:border="none"/>
    </style:style>
    <style:style style:name="Table118" style:family="table">
      <style:table-properties style:width="3.0354in" table:align="left"/>
    </style:style>
    <style:style style:name="Table118.A" style:family="table-column">
      <style:table-column-properties style:column-width="3.0354in"/>
    </style:style>
    <style:style style:name="Table118.A1" style:family="table-cell">
      <style:table-cell-properties style:vertical-align="middle" fo:padding="0in" fo:border="none"/>
    </style:style>
    <style:style style:name="Table119" style:family="table">
      <style:table-properties style:width="6.6931in" table:align="left"/>
    </style:style>
    <style:style style:name="Table119.A" style:family="table-column">
      <style:table-column-properties style:column-width="6.6931in"/>
    </style:style>
    <style:style style:name="Table119.A1" style:family="table-cell">
      <style:table-cell-properties style:vertical-align="middle" fo:padding="0in" fo:border="none"/>
    </style:style>
    <style:style style:name="Table120" style:family="table">
      <style:table-properties style:width="6.6931in" table:align="left"/>
    </style:style>
    <style:style style:name="Table120.A" style:family="table-column">
      <style:table-column-properties style:column-width="6.6931in"/>
    </style:style>
    <style:style style:name="Table120.A1" style:family="table-cell">
      <style:table-cell-properties style:vertical-align="middle" fo:padding="0in" fo:border="none"/>
    </style:style>
    <style:style style:name="Table121" style:family="table">
      <style:table-properties style:width="6.075in" table:align="left"/>
    </style:style>
    <style:style style:name="Table121.A" style:family="table-column">
      <style:table-column-properties style:column-width="6.075in"/>
    </style:style>
    <style:style style:name="Table121.A1" style:family="table-cell">
      <style:table-cell-properties style:vertical-align="middle" fo:padding="0in" fo:border="none"/>
    </style:style>
    <style:style style:name="Table122" style:family="table">
      <style:table-properties style:width="6.0931in" table:align="left"/>
    </style:style>
    <style:style style:name="Table122.A" style:family="table-column">
      <style:table-column-properties style:column-width="6.0931in"/>
    </style:style>
    <style:style style:name="Table122.A1" style:family="table-cell">
      <style:table-cell-properties style:vertical-align="middle" fo:padding="0in" fo:border="none"/>
    </style:style>
    <style:style style:name="Table123" style:family="table">
      <style:table-properties style:width="4.2201in" table:align="left"/>
    </style:style>
    <style:style style:name="Table123.A" style:family="table-column">
      <style:table-column-properties style:column-width="4.2201in"/>
    </style:style>
    <style:style style:name="Table123.A1" style:family="table-cell">
      <style:table-cell-properties style:vertical-align="middle" fo:padding="0in" fo:border="none"/>
    </style:style>
    <style:style style:name="Table124" style:family="table">
      <style:table-properties style:width="4.3111in" table:align="left"/>
    </style:style>
    <style:style style:name="Table124.A" style:family="table-column">
      <style:table-column-properties style:column-width="4.3111in"/>
    </style:style>
    <style:style style:name="Table124.A1" style:family="table-cell">
      <style:table-cell-properties style:vertical-align="middle" fo:padding="0in" fo:border="none"/>
    </style:style>
    <style:style style:name="Table125" style:family="table">
      <style:table-properties style:width="3.9924in" table:align="left"/>
    </style:style>
    <style:style style:name="Table125.A" style:family="table-column">
      <style:table-column-properties style:column-width="3.9924in"/>
    </style:style>
    <style:style style:name="Table125.A1" style:family="table-cell">
      <style:table-cell-properties style:vertical-align="middle" fo:padding="0in" fo:border="none"/>
    </style:style>
    <style:style style:name="Table126" style:family="table">
      <style:table-properties style:width="1.5993in" table:align="left"/>
    </style:style>
    <style:style style:name="Table126.A" style:family="table-column">
      <style:table-column-properties style:column-width="1.5993in"/>
    </style:style>
    <style:style style:name="Table126.A1" style:family="table-cell">
      <style:table-cell-properties style:vertical-align="middle" fo:padding="0in" fo:border="none"/>
    </style:style>
    <style:style style:name="Table127" style:family="table">
      <style:table-properties style:width="3.3924in" table:align="left"/>
    </style:style>
    <style:style style:name="Table127.A" style:family="table-column">
      <style:table-column-properties style:column-width="3.3924in"/>
    </style:style>
    <style:style style:name="Table127.A1" style:family="table-cell">
      <style:table-cell-properties style:vertical-align="middle" fo:padding="0in" fo:border="none"/>
    </style:style>
    <style:style style:name="Table128" style:family="table">
      <style:table-properties style:width="6.6931in" table:align="left"/>
    </style:style>
    <style:style style:name="Table128.A" style:family="table-column">
      <style:table-column-properties style:column-width="6.6931in"/>
    </style:style>
    <style:style style:name="Table128.A1" style:family="table-cell">
      <style:table-cell-properties style:vertical-align="middle" fo:padding="0in" fo:border="none"/>
    </style:style>
    <style:style style:name="Table129" style:family="table">
      <style:table-properties style:width="6.6931in" table:align="left"/>
    </style:style>
    <style:style style:name="Table129.A" style:family="table-column">
      <style:table-column-properties style:column-width="6.6931in"/>
    </style:style>
    <style:style style:name="Table129.A1" style:family="table-cell">
      <style:table-cell-properties style:vertical-align="middle" fo:padding="0in" fo:border="none"/>
    </style:style>
    <style:style style:name="Table130" style:family="table">
      <style:table-properties style:width="5.8146in" table:align="left"/>
    </style:style>
    <style:style style:name="Table130.A" style:family="table-column">
      <style:table-column-properties style:column-width="5.8146in"/>
    </style:style>
    <style:style style:name="Table130.A1" style:family="table-cell">
      <style:table-cell-properties style:vertical-align="middle" fo:padding="0in" fo:border="none"/>
    </style:style>
    <style:style style:name="Table131" style:family="table">
      <style:table-properties style:width="4.15in" table:align="left"/>
    </style:style>
    <style:style style:name="Table131.A" style:family="table-column">
      <style:table-column-properties style:column-width="4.15in"/>
    </style:style>
    <style:style style:name="Table131.A1" style:family="table-cell">
      <style:table-cell-properties style:vertical-align="middle" fo:padding="0in" fo:border="none"/>
    </style:style>
    <style:style style:name="Table132" style:family="table">
      <style:table-properties style:width="3.4271in" table:align="left"/>
    </style:style>
    <style:style style:name="Table132.A" style:family="table-column">
      <style:table-column-properties style:column-width="3.4271in"/>
    </style:style>
    <style:style style:name="Table132.A1" style:family="table-cell">
      <style:table-cell-properties style:vertical-align="middle" fo:padding="0in" fo:border="none"/>
    </style:style>
    <style:style style:name="Table133" style:family="table">
      <style:table-properties style:width="6.6931in" table:align="left"/>
    </style:style>
    <style:style style:name="Table133.A" style:family="table-column">
      <style:table-column-properties style:column-width="6.6931in"/>
    </style:style>
    <style:style style:name="Table133.A1" style:family="table-cell">
      <style:table-cell-properties style:vertical-align="middle" fo:padding="0in" fo:border="none"/>
    </style:style>
    <style:style style:name="Table134" style:family="table">
      <style:table-properties style:width="6.6931in" table:align="left"/>
    </style:style>
    <style:style style:name="Table134.A" style:family="table-column">
      <style:table-column-properties style:column-width="6.6931in"/>
    </style:style>
    <style:style style:name="Table134.A1" style:family="table-cell">
      <style:table-cell-properties style:vertical-align="middle" fo:padding="0in" fo:border="none"/>
    </style:style>
    <style:style style:name="Table135" style:family="table">
      <style:table-properties style:width="5.5757in" table:align="left"/>
    </style:style>
    <style:style style:name="Table135.A" style:family="table-column">
      <style:table-column-properties style:column-width="5.5757in"/>
    </style:style>
    <style:style style:name="Table135.A1" style:family="table-cell">
      <style:table-cell-properties style:vertical-align="middle" fo:padding="0in" fo:border="none"/>
    </style:style>
    <style:style style:name="Table136" style:family="table">
      <style:table-properties style:width="0.8813in" table:align="left"/>
    </style:style>
    <style:style style:name="Table136.A" style:family="table-column">
      <style:table-column-properties style:column-width="0.8813in"/>
    </style:style>
    <style:style style:name="Table136.A1" style:family="table-cell">
      <style:table-cell-properties style:vertical-align="middle" fo:padding="0in" fo:border="none"/>
    </style:style>
    <style:style style:name="Table137" style:family="table">
      <style:table-properties style:width="4.3569in" table:align="left"/>
    </style:style>
    <style:style style:name="Table137.A" style:family="table-column">
      <style:table-column-properties style:column-width="4.3569in"/>
    </style:style>
    <style:style style:name="Table137.A1" style:family="table-cell">
      <style:table-cell-properties style:vertical-align="middle" fo:padding="0in" fo:border="none"/>
    </style:style>
    <style:style style:name="Table138" style:family="table">
      <style:table-properties style:width="5.7688in" table:align="left"/>
    </style:style>
    <style:style style:name="Table138.A" style:family="table-column">
      <style:table-column-properties style:column-width="5.7688in"/>
    </style:style>
    <style:style style:name="Table138.A1" style:family="table-cell">
      <style:table-cell-properties style:vertical-align="middle" fo:padding="0in" fo:border="none"/>
    </style:style>
    <style:style style:name="Table139" style:family="table">
      <style:table-properties style:width="3.9444in" table:align="left"/>
    </style:style>
    <style:style style:name="Table139.A" style:family="table-column">
      <style:table-column-properties style:column-width="3.9444in"/>
    </style:style>
    <style:style style:name="Table139.A1" style:family="table-cell">
      <style:table-cell-properties style:vertical-align="middle" fo:padding="0in" fo:border="none"/>
    </style:style>
    <style:style style:name="Table140" style:family="table">
      <style:table-properties style:width="4.2875in" table:align="left"/>
    </style:style>
    <style:style style:name="Table140.A" style:family="table-column">
      <style:table-column-properties style:column-width="4.2875in"/>
    </style:style>
    <style:style style:name="Table140.A1" style:family="table-cell">
      <style:table-cell-properties style:vertical-align="middle" fo:padding="0in" fo:border="none"/>
    </style:style>
    <style:style style:name="Table141" style:family="table">
      <style:table-properties style:width="2.0458in" table:align="left"/>
    </style:style>
    <style:style style:name="Table141.A" style:family="table-column">
      <style:table-column-properties style:column-width="2.0458in"/>
    </style:style>
    <style:style style:name="Table141.A1" style:family="table-cell">
      <style:table-cell-properties style:vertical-align="middle" fo:padding="0in" fo:border="none"/>
    </style:style>
    <style:style style:name="Table142" style:family="table">
      <style:table-properties style:width="3.9882in" table:align="left"/>
    </style:style>
    <style:style style:name="Table142.A" style:family="table-column">
      <style:table-column-properties style:column-width="3.9882in"/>
    </style:style>
    <style:style style:name="Table142.A1" style:family="table-cell">
      <style:table-cell-properties style:vertical-align="middle" fo:padding="0in" fo:border="none"/>
    </style:style>
    <style:style style:name="Table143" style:family="table">
      <style:table-properties style:width="6.6931in" table:align="left"/>
    </style:style>
    <style:style style:name="Table143.A" style:family="table-column">
      <style:table-column-properties style:column-width="6.6931in"/>
    </style:style>
    <style:style style:name="Table143.A1" style:family="table-cell">
      <style:table-cell-properties style:vertical-align="middle" fo:padding="0in" fo:border="none"/>
    </style:style>
    <style:style style:name="Table144" style:family="table">
      <style:table-properties style:width="2.1917in" table:align="left"/>
    </style:style>
    <style:style style:name="Table144.A" style:family="table-column">
      <style:table-column-properties style:column-width="2.1917in"/>
    </style:style>
    <style:style style:name="Table144.A1" style:family="table-cell">
      <style:table-cell-properties style:vertical-align="middle" fo:padding="0in" fo:border="none"/>
    </style:style>
    <style:style style:name="Table145" style:family="table">
      <style:table-properties style:width="2.5299in" table:align="left"/>
    </style:style>
    <style:style style:name="Table145.A" style:family="table-column">
      <style:table-column-properties style:column-width="2.5299in"/>
    </style:style>
    <style:style style:name="Table145.A1" style:family="table-cell">
      <style:table-cell-properties style:vertical-align="middle" fo:padding="0in" fo:border="none"/>
    </style:style>
    <style:style style:name="Table146" style:family="table">
      <style:table-properties style:width="1.3521in" table:align="left"/>
    </style:style>
    <style:style style:name="Table146.A" style:family="table-column">
      <style:table-column-properties style:column-width="1.3521in"/>
    </style:style>
    <style:style style:name="Table146.A1" style:family="table-cell">
      <style:table-cell-properties style:vertical-align="middle" fo:padding="0in" fo:border="none"/>
    </style:style>
    <style:style style:name="Table147" style:family="table">
      <style:table-properties style:width="1.7938in" table:align="left"/>
    </style:style>
    <style:style style:name="Table147.A" style:family="table-column">
      <style:table-column-properties style:column-width="1.7938in"/>
    </style:style>
    <style:style style:name="Table147.A1" style:family="table-cell">
      <style:table-cell-properties style:vertical-align="middle" fo:padding="0in" fo:border="none"/>
    </style:style>
    <style:style style:name="Table148" style:family="table">
      <style:table-properties style:width="3.3063in" table:align="left"/>
    </style:style>
    <style:style style:name="Table148.A" style:family="table-column">
      <style:table-column-properties style:column-width="3.3063in"/>
    </style:style>
    <style:style style:name="Table148.A1" style:family="table-cell">
      <style:table-cell-properties style:vertical-align="middle" fo:padding="0in" fo:border="none"/>
    </style:style>
    <style:style style:name="Table149" style:family="table">
      <style:table-properties style:width="1.1229in" table:align="left"/>
    </style:style>
    <style:style style:name="Table149.A" style:family="table-column">
      <style:table-column-properties style:column-width="1.1229in"/>
    </style:style>
    <style:style style:name="Table149.A1" style:family="table-cell">
      <style:table-cell-properties style:vertical-align="middle" fo:padding="0in" fo:border="none"/>
    </style:style>
    <style:style style:name="Table150" style:family="table">
      <style:table-properties style:width="2.9208in" table:align="left"/>
    </style:style>
    <style:style style:name="Table150.A" style:family="table-column">
      <style:table-column-properties style:column-width="2.9208in"/>
    </style:style>
    <style:style style:name="Table150.A1" style:family="table-cell">
      <style:table-cell-properties style:vertical-align="middle" fo:padding="0in" fo:border="none"/>
    </style:style>
    <style:style style:name="Table151" style:family="table">
      <style:table-properties style:width="3.7667in" table:align="left"/>
    </style:style>
    <style:style style:name="Table151.A" style:family="table-column">
      <style:table-column-properties style:column-width="3.7667in"/>
    </style:style>
    <style:style style:name="Table151.A1" style:family="table-cell">
      <style:table-cell-properties style:vertical-align="middle" fo:padding="0in" fo:border="none"/>
    </style:style>
    <style:style style:name="Table152" style:family="table">
      <style:table-properties style:width="6.2424in" table:align="left"/>
    </style:style>
    <style:style style:name="Table152.A" style:family="table-column">
      <style:table-column-properties style:column-width="6.2424in"/>
    </style:style>
    <style:style style:name="Table152.A1" style:family="table-cell">
      <style:table-cell-properties style:vertical-align="middle" fo:padding="0in" fo:border="none"/>
    </style:style>
    <style:style style:name="Table153" style:family="table">
      <style:table-properties style:width="6.6931in" table:align="left"/>
    </style:style>
    <style:style style:name="Table153.A" style:family="table-column">
      <style:table-column-properties style:column-width="6.6931in"/>
    </style:style>
    <style:style style:name="Table153.A1" style:family="table-cell">
      <style:table-cell-properties style:vertical-align="middle" fo:padding="0in" fo:border="none"/>
    </style:style>
    <style:style style:name="Table154" style:family="table">
      <style:table-properties style:width="5.4938in" table:align="left"/>
    </style:style>
    <style:style style:name="Table154.A" style:family="table-column">
      <style:table-column-properties style:column-width="5.4938in"/>
    </style:style>
    <style:style style:name="Table154.A1" style:family="table-cell">
      <style:table-cell-properties style:vertical-align="middle" fo:padding="0in" fo:border="none"/>
    </style:style>
    <style:style style:name="Table155" style:family="table">
      <style:table-properties style:width="2.5924in" table:align="left"/>
    </style:style>
    <style:style style:name="Table155.A" style:family="table-column">
      <style:table-column-properties style:column-width="2.5924in"/>
    </style:style>
    <style:style style:name="Table155.A1" style:family="table-cell">
      <style:table-cell-properties style:vertical-align="middle" fo:padding="0in" fo:border="none"/>
    </style:style>
    <style:style style:name="Table156" style:family="table">
      <style:table-properties style:width="1.9271in" table:align="left"/>
    </style:style>
    <style:style style:name="Table156.A" style:family="table-column">
      <style:table-column-properties style:column-width="1.9271in"/>
    </style:style>
    <style:style style:name="Table156.A1" style:family="table-cell">
      <style:table-cell-properties style:vertical-align="middle" fo:padding="0in" fo:border="none"/>
    </style:style>
    <style:style style:name="Table157" style:family="table">
      <style:table-properties style:width="1.9757in" table:align="left"/>
    </style:style>
    <style:style style:name="Table157.A" style:family="table-column">
      <style:table-column-properties style:column-width="1.9757in"/>
    </style:style>
    <style:style style:name="Table157.A1" style:family="table-cell">
      <style:table-cell-properties style:vertical-align="middle" fo:padding="0in" fo:border="none"/>
    </style:style>
    <style:style style:name="Table158" style:family="table">
      <style:table-properties style:width="2.2646in" table:align="left"/>
    </style:style>
    <style:style style:name="Table158.A" style:family="table-column">
      <style:table-column-properties style:column-width="2.2646in"/>
    </style:style>
    <style:style style:name="Table158.A1" style:family="table-cell">
      <style:table-cell-properties style:vertical-align="middle" fo:padding="0in" fo:border="none"/>
    </style:style>
    <style:style style:name="Table159" style:family="table">
      <style:table-properties style:width="3.2215in" table:align="left"/>
    </style:style>
    <style:style style:name="Table159.A" style:family="table-column">
      <style:table-column-properties style:column-width="3.2215in"/>
    </style:style>
    <style:style style:name="Table159.A1" style:family="table-cell">
      <style:table-cell-properties style:vertical-align="middle" fo:padding="0in" fo:border="none"/>
    </style:style>
    <style:style style:name="Table160" style:family="table">
      <style:table-properties style:width="6.6931in" table:align="left"/>
    </style:style>
    <style:style style:name="Table160.A" style:family="table-column">
      <style:table-column-properties style:column-width="6.6931in"/>
    </style:style>
    <style:style style:name="Table160.A1" style:family="table-cell">
      <style:table-cell-properties style:vertical-align="middle" fo:padding="0in" fo:border="none"/>
    </style:style>
    <style:style style:name="Table161" style:family="table">
      <style:table-properties style:width="6.6931in" table:align="left"/>
    </style:style>
    <style:style style:name="Table161.A" style:family="table-column">
      <style:table-column-properties style:column-width="6.6931in"/>
    </style:style>
    <style:style style:name="Table161.A1" style:family="table-cell">
      <style:table-cell-properties style:vertical-align="middle" fo:padding="0in" fo:border="none"/>
    </style:style>
    <style:style style:name="Table162" style:family="table">
      <style:table-properties style:width="3.5264in" table:align="left"/>
    </style:style>
    <style:style style:name="Table162.A" style:family="table-column">
      <style:table-column-properties style:column-width="3.5264in"/>
    </style:style>
    <style:style style:name="Table162.A1" style:family="table-cell">
      <style:table-cell-properties style:vertical-align="middle" fo:padding="0in" fo:border="none"/>
    </style:style>
    <style:style style:name="Table163" style:family="table">
      <style:table-properties style:width="6.6931in" table:align="left"/>
    </style:style>
    <style:style style:name="Table163.A" style:family="table-column">
      <style:table-column-properties style:column-width="6.6931in"/>
    </style:style>
    <style:style style:name="Table163.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3"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4"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5" style:family="paragraph" style:parent-style-name="Text_20_body" style:list-style-name="L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6" style:family="paragraph" style:parent-style-name="Text_20_body" style:list-style-name="L8">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7"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8" style:family="paragraph" style:parent-style-name="Text_20_body" style:list-style-name="L6">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9" style:family="paragraph" style:parent-style-name="Text_20_body" style:list-style-name="L7">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10"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11"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d5e9f6"/>
    </style:style>
    <style:style style:name="P1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fff9d8"/>
    </style:style>
    <style:style style:name="P13" style:family="paragraph" style:parent-style-name="Text_20_body" style:list-style-name="L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4"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999999" style:font-name="Helvetica" fo:font-size="10.5pt" fo:letter-spacing="normal" fo:font-style="normal" fo:font-weight="normal" fo:background-color="transparent"/>
    </style:style>
    <style:style style:name="P15"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6" style:family="paragraph" style:parent-style-name="Text_20_body" style:list-style-name="L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7" style:family="paragraph" style:parent-style-name="Text_20_body" style:list-style-name="L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8" style:family="paragraph" style:parent-style-name="Text_20_body" style:list-style-name="L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9"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size="10.5pt"/>
    </style:style>
    <style:style style:name="P20"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980905" fo:padding="0in" fo:border="none">
        <style:background-image/>
      </style:paragraph-properties>
    </style:style>
    <style:style style:name="P21" style:family="paragraph" style:parent-style-name="Heading_20_1">
      <style:paragraph-properties fo:margin-left="0in" fo:margin-right="0in" fo:margin-top="0in" fo:margin-bottom="0in" style:contextual-spacing="false" fo:text-indent="0in" style:auto-text-indent="false" fo:padding="0in" fo:border="none"/>
    </style:style>
    <style:style style:name="P22" style:family="paragraph" style:parent-style-name="Heading_20_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3"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24"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5"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2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eeeeee"/>
    </style:style>
    <style:style style:name="P28"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font-size="10.5pt" fo:background-color="transparent" style:font-size-asian="10.5pt" style:font-size-complex="10.5pt"/>
    </style:style>
    <style:style style:name="P29"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0"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31" style:family="paragraph" style:parent-style-name="Heading_20_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2"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3"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34" style:family="paragraph" style:parent-style-name="Heading_20_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5" style:family="paragraph" style:parent-style-name="Heading_20_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T1" style:family="text">
      <style:text-properties fo:font-weight="bold"/>
    </style:style>
    <style:style style:name="T2" style:family="text">
      <style:text-properties fo:font-size="10.5pt" fo:background-color="transparent" style:font-size-asian="10.5pt" style:font-size-complex="10.5pt"/>
    </style:style>
    <style:style style:name="T3" style:family="text">
      <style:text-properties fo:font-variant="normal" fo:text-transform="none" fo:color="#999999" style:font-name="Helvetica" fo:font-size="10.5pt" fo:letter-spacing="normal" fo:font-style="normal" fo:font-weight="bold" fo:background-color="transparent"/>
    </style:style>
    <style:style style:name="T4" style:family="text">
      <style:text-properties fo:font-variant="normal" fo:text-transform="none" fo:color="#999999" style:font-name="Helvetica" fo:font-size="10.5pt" fo:letter-spacing="normal" fo:font-style="normal" fo:font-weight="normal" fo:background-color="transparent"/>
    </style:style>
    <style:style style:name="T5" style:family="text">
      <style:text-properties fo:font-variant="normal" fo:text-transform="none" fo:color="#ffffff" style:font-name="Helvetica" fo:font-size="10.5pt" fo:letter-spacing="normal" fo:font-style="normal" style:text-underline-style="solid" style:text-underline-width="auto" style:text-underline-color="font-color" fo:font-weight="bold" fo:background-color="transparent"/>
    </style:style>
    <style:style style:name="T6" style:family="text">
      <style:text-properties fo:font-variant="normal" fo:text-transform="none" fo:color="#ffffff" style:font-name="Helvetica" fo:font-size="10.5pt" fo:letter-spacing="normal" fo:font-style="normal" fo:font-weight="normal" fo:background-color="transparent"/>
    </style:style>
    <style:style style:name="T7" style:family="text">
      <style:text-properties fo:font-variant="normal" fo:text-transform="none" fo:color="#ffffff" style:font-name="Helvetica" fo:font-size="13.5pt" fo:letter-spacing="normal" fo:font-style="normal" fo:font-weight="normal" fo:background-color="transparent"/>
    </style:style>
    <style:style style:name="T8"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transparent"/>
    </style:style>
    <style:style style:name="T9"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980905"/>
    </style:style>
    <style:style style:name="T10" style:family="text">
      <style:text-properties fo:font-variant="normal" fo:text-transform="none" fo:color="#ee3f3f" style:font-name="Helvetica" fo:font-size="10.5pt" fo:letter-spacing="normal" fo:font-style="normal" style:text-underline-style="solid" style:text-underline-width="auto" style:text-underline-color="font-color" fo:font-weight="normal" fo:background-color="transparent"/>
    </style:style>
    <style:style style:name="T11" style:family="text">
      <style:text-properties fo:font-variant="normal" fo:text-transform="none" fo:color="#565656" style:font-name="Helvetica" fo:font-size="10.5pt" fo:letter-spacing="normal" fo:font-style="normal" fo:font-weight="normal" fo:background-color="transparent"/>
    </style:style>
    <style:style style:name="T12" style:family="text">
      <style:text-properties fo:font-variant="normal" fo:text-transform="none" fo:color="#980905" style:font-name="Helvetica" fo:font-size="9.75pt" fo:letter-spacing="normal" fo:font-style="normal" style:text-underline-style="solid" style:text-underline-width="auto" style:text-underline-color="font-color" fo:font-weight="bold" fo:background-color="transparent"/>
    </style:style>
    <style:style style:name="T13" style:family="text">
      <style:text-properties fo:font-variant="normal" fo:text-transform="none" fo:color="#980905" style:font-name="Helvetica" fo:font-size="9.75pt" fo:letter-spacing="normal" fo:font-style="normal" style:text-underline-style="solid" style:text-underline-width="auto" style:text-underline-color="font-color" fo:font-weight="normal" fo:background-color="transparent"/>
    </style:style>
    <style:style style:name="T14"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15"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6" style:family="text">
      <style:text-properties fo:font-variant="normal" fo:text-transform="none" fo:color="#980905" style:font-name="Anonymous Pro" fo:font-size="9.75pt" fo:letter-spacing="normal" fo:font-style="normal" style:text-underline-style="solid" style:text-underline-width="auto" style:text-underline-color="font-color" fo:font-weight="normal" fo:background-color="transparent"/>
    </style:style>
    <style:style style:name="T17" style:family="text">
      <style:text-properties fo:font-variant="normal" fo:text-transform="none" fo:color="#333333" style:font-name="Helvetica" fo:font-size="10.5pt" fo:letter-spacing="normal" fo:font-style="normal" fo:font-weight="normal" fo:background-color="#d5e9f6"/>
    </style:style>
    <style:style style:name="T18" style:family="text">
      <style:text-properties fo:font-variant="normal" fo:text-transform="none" fo:color="#333333" style:font-name="Helvetica" fo:font-size="10.5pt" fo:letter-spacing="normal" fo:font-style="normal" fo:font-weight="normal" fo:background-color="transparent"/>
    </style:style>
    <style:style style:name="T19"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0" style:family="text">
      <style:text-properties fo:font-variant="normal" fo:text-transform="none" fo:color="#333333" style:font-name="Helvetica" fo:font-size="10.5pt" fo:letter-spacing="normal" fo:font-style="normal" fo:font-weight="normal" fo:background-color="#f9d9d8"/>
    </style:style>
    <style:style style:name="T21" style:family="text">
      <style:text-properties fo:font-variant="normal" fo:text-transform="none" fo:color="#333333" style:font-name="Helvetica" fo:font-size="10.5pt" fo:letter-spacing="normal" fo:font-style="normal" fo:font-weight="normal" fo:background-color="#fff9d8"/>
    </style:style>
    <style:style style:name="T22" style:family="text">
      <style:text-properties fo:font-variant="normal" fo:text-transform="none" fo:color="#333333" style:font-name="Helvetica" fo:font-size="10.5pt" fo:letter-spacing="normal" fo:font-style="normal" fo:font-weight="bold" fo:background-color="transparent"/>
    </style:style>
    <style:style style:name="T23" style:family="text">
      <style:text-properties fo:font-variant="normal" fo:text-transform="none" fo:color="#333333" style:font-name="Helvetica" fo:font-size="10.5pt" fo:letter-spacing="normal" fo:font-style="normal"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4" style:family="text">
      <style:text-properties fo:font-variant="normal" fo:text-transform="none" fo:color="#333333" style:font-name="Helvetica" fo:font-size="10.5pt" fo:letter-spacing="normal" fo:font-style="italic" fo:font-weight="normal" fo:background-color="transparent"/>
    </style:style>
    <style:style style:name="T25" style:family="text">
      <style:text-properties fo:font-variant="normal" fo:text-transform="none" fo:color="#333333" style:font-name="Helvetica" fo:font-size="10.5pt" fo:letter-spacing="normal" fo:font-style="italic"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6" style:family="text">
      <style:text-properties fo:font-variant="normal" fo:text-transform="none" fo:color="#222222" style:font-name="Anonymous Pro" fo:font-size="10.5pt" fo:letter-spacing="normal" fo:font-style="normal" fo:font-weight="normal" fo:background-color="#d5e9f6"/>
    </style:style>
    <style:style style:name="T27" style:family="text">
      <style:text-properties fo:font-variant="normal" fo:text-transform="none" fo:color="#222222" style:font-name="Anonymous Pro" fo:font-size="10.5pt" fo:letter-spacing="normal" fo:font-style="normal" fo:font-weight="normal" fo:background-color="transparent"/>
    </style:style>
    <style:style style:name="T28" style:family="text">
      <style:text-properties fo:font-variant="normal" fo:text-transform="none" fo:color="#222222" style:font-name="Anonymous Pro"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9" style:family="text">
      <style:text-properties fo:font-variant="normal" fo:text-transform="none" fo:color="#222222" style:font-name="Anonymous Pro" fo:font-size="10.5pt" fo:letter-spacing="normal" fo:font-style="normal" fo:font-weight="bold" fo:background-color="transparent"/>
    </style:style>
    <style:style style:name="T30" style:family="text">
      <style:text-properties fo:font-variant="normal" fo:text-transform="none" fo:color="#222222" style:font-name="Anonymous Pro" fo:font-size="10.5pt" fo:letter-spacing="normal" fo:font-style="normal"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31" style:family="text">
      <style:text-properties fo:font-variant="normal" fo:text-transform="none" fo:color="#222222" style:font-name="Consolas" fo:font-style="normal" fo:font-weight="normal" fo:background-color="#eeeeee"/>
    </style:style>
    <style:style style:name="T32" style:family="text">
      <style:text-properties fo:font-variant="normal" fo:text-transform="none" fo:color="#222222" style:font-name="Consolas" fo:font-style="normal" fo:font-weight="bold" fo:background-color="#eeeeee"/>
    </style:style>
    <style:style style:name="T33" style:family="text">
      <style:text-properties fo:font-variant="normal" fo:text-transform="none" fo:color="#222222" style:font-name="Consolas" fo:font-size="10.5pt" fo:font-style="normal" fo:font-weight="normal" fo:background-color="transparent" style:font-size-asian="10.5pt" style:font-size-complex="10.5pt"/>
    </style:style>
    <style:style style:name="T34" style:family="text">
      <style:text-properties fo:font-variant="normal" fo:text-transform="none" fo:color="#222222" style:font-name="Consolas" fo:font-size="10.5pt" fo:font-style="normal" fo:font-weight="bold" fo:background-color="transparent" style:font-size-asian="10.5pt" style:font-size-complex="10.5pt"/>
    </style:style>
    <style:style style:name="T35" style:family="text">
      <style:text-properties fo:font-variant="normal" fo:text-transform="none" fo:color="#222222" fo:background-color="#eeeeee"/>
    </style:style>
    <style:style style:name="T36" style:family="text">
      <style:text-properties fo:font-variant="normal" fo:text-transform="none" fo:color="#222222" fo:font-size="10.5pt" fo:background-color="transparent" style:font-size-asian="10.5pt" style:font-size-complex="10.5pt"/>
    </style:style>
    <style:style style:name="T37" style:family="text">
      <style:text-properties fo:font-variant="normal" fo:text-transform="none" fo:color="#64434d" style:font-name="Consolas" fo:font-style="normal" fo:font-weight="normal" fo:background-color="#eeeeee"/>
    </style:style>
    <style:style style:name="T38" style:family="text">
      <style:text-properties fo:font-variant="normal" fo:text-transform="none" fo:color="#64434d" style:font-name="Consolas" fo:font-size="10.5pt" fo:font-style="normal" fo:font-weight="normal" fo:background-color="transparent" style:font-size-asian="10.5pt" style:font-size-complex="10.5pt"/>
    </style:style>
    <style:style style:name="T39" style:family="text">
      <style:text-properties fo:font-variant="normal" fo:text-transform="none" style:font-name="Consolas" fo:font-style="normal" fo:font-weight="normal" fo:background-color="#eeeeee"/>
    </style:style>
    <style:style style:name="T40"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41" style:family="text">
      <style:text-properties fo:font-variant="normal" fo:text-transform="none" style:font-name="Consolas" fo:font-size="10.5pt" fo:font-style="normal" fo:font-weight="normal" fo:background-color="transparent" style:font-size-asian="10.5pt" style:font-size-complex="10.5pt"/>
    </style:style>
    <style:style style:name="T42" style:family="text">
      <style:text-properties fo:font-variant="normal" fo:text-transform="none" fo:color="#708090" style:font-name="Consolas" fo:font-style="normal" fo:font-weight="normal" fo:background-color="#eeeeee"/>
    </style:style>
    <style:style style:name="T43" style:family="text">
      <style:text-properties fo:font-variant="normal" fo:text-transform="none" fo:color="#708090" style:font-name="Consolas" fo:font-size="10.5pt" fo:font-style="normal" fo:font-weight="normal" fo:background-color="transparent" style:font-size-asian="10.5pt" style:font-size-complex="10.5pt"/>
    </style:style>
    <style:style style:name="T44" style:family="text">
      <style:text-properties fo:font-variant="normal" fo:text-transform="none" fo:color="#0066cc" style:font-name="Consolas" fo:font-style="normal" fo:font-weight="normal" fo:background-color="#eeeeee"/>
    </style:style>
    <style:style style:name="T45" style:family="text">
      <style:text-properties fo:font-variant="normal" fo:text-transform="none" fo:color="#6588a8" style:font-name="Consolas" fo:font-style="italic" fo:font-weight="normal" fo:background-color="#eeeeee"/>
    </style:style>
    <style:style style:name="T46" style:family="text">
      <style:text-properties fo:font-variant="normal" fo:text-transform="none" fo:color="#6588a8" style:font-name="Consolas" fo:font-size="10.5pt" fo:font-style="italic" fo:font-weight="normal" fo:background-color="transparent" style:font-size-asian="10.5pt" style:font-size-complex="10.5pt"/>
    </style:style>
    <style:style style:name="T47" style:family="text">
      <style:text-properties fo:font-variant="normal" fo:text-transform="none" fo:color="#808080" style:font-name="Consolas" fo:font-style="normal" fo:font-weight="normal" fo:background-color="#eeeeee"/>
    </style:style>
    <style:style style:name="T48" style:family="text">
      <style:text-properties fo:color="#ee3f3f" style:text-line-through-style="none" fo:font-size="26.25pt" style:text-underline-style="none" fo:font-weight="bold" style:text-blinking="false" fo:background-color="transparen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222222" fo:margin-left="0in" fo:margin-right="0in" style:editable="false">
        <style:columns fo:column-count="1" fo:column-gap="0in"/>
        <style:background-image/>
      </style:section-properties>
    </style:style>
    <style:style style:name="Sect2" style:family="section">
      <style:section-properties fo:background-color="#c52f24" fo:margin-left="0in" fo:margin-right="0in" style:editable="false">
        <style:columns fo:column-count="1" fo:column-gap="0in"/>
        <style:background-image/>
      </style:section-properties>
    </style:style>
    <style:style style:name="Sect3" style:family="section">
      <style:section-properties fo:background-color="#d5e9f6"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eeeeee"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More at </text:span></text:span><text:a xlink:type="simple" xlink:href="http://rubyonrails.org/"><text:span text:style-name="Strong_20_Emphasis"><text:span text:style-name="T5">rubyonrails.org:</text:span></text:span></text:a><text:span text:style-name="Strong_20_Emphasis"><text:span text:style-name="T3"> </text:span></text:span></text:p>
      <text:section text:style-name="Sect1" text:name="topNav">
        <text:list xml:id="list7075629172354419833" text:style-name="L1">
          <text:list-item>
            <text:p text:style-name="P3"><text:a xlink:type="simple" xlink:href="http://rubyonrails.org/"><text:span text:style-name="T10">Overview</text:span></text:a><text:span text:style-name="T11"> </text:span></text:p>
          </text:list-item>
          <text:list-item>
            <text:p text:style-name="P3"><text:a xlink:type="simple" xlink:href="http://rubyonrails.org/download"><text:span text:style-name="T10">Download</text:span></text:a><text:span text:style-name="T11"> </text:span></text:p>
          </text:list-item>
          <text:list-item>
            <text:p text:style-name="P3"><text:a xlink:type="simple" xlink:href="http://rubyonrails.org/deploy"><text:span text:style-name="T10">Deploy</text:span></text:a><text:span text:style-name="T11"> </text:span></text:p>
          </text:list-item>
          <text:list-item>
            <text:p text:style-name="P3"><text:a xlink:type="simple" xlink:href="https://github.com/rails/rails"><text:span text:style-name="T10">Code</text:span></text:a><text:span text:style-name="T11"> </text:span></text:p>
          </text:list-item>
          <text:list-item>
            <text:p text:style-name="P3"><text:a xlink:type="simple" xlink:href="http://rubyonrails.org/screencasts"><text:span text:style-name="T10">Screencasts</text:span></text:a><text:span text:style-name="T11"> </text:span></text:p>
          </text:list-item>
          <text:list-item>
            <text:p text:style-name="P3"><text:a xlink:type="simple" xlink:href="http://rubyonrails.org/documentation"><text:span text:style-name="T10">Documentation</text:span></text:a><text:span text:style-name="T11"> </text:span></text:p>
          </text:list-item>
          <text:list-item>
            <text:p text:style-name="P3"><text:a xlink:type="simple" xlink:href="http://rubyonrails.org/ecosystem"><text:span text:style-name="T10">Ecosystem</text:span></text:a><text:span text:style-name="T11"> </text:span></text:p>
          </text:list-item>
          <text:list-item>
            <text:p text:style-name="P3"><text:a xlink:type="simple" xlink:href="http://rubyonrails.org/community"><text:span text:style-name="T10">Community</text:span></text:a><text:span text:style-name="T11"> </text:span></text:p>
          </text:list-item>
          <text:list-item>
            <text:p text:style-name="P3"><text:a xlink:type="simple" xlink:href="http://weblog.rubyonrails.org/"><text:span text:style-name="T10">Blog</text:span></text:a></text:p>
          </text:list-item>
        </text:list>
      </text:section>
      <text:section text:style-name="Sect2" text:name="header">
        <text:list xml:id="list3317845386965276959" text:style-name="L2">
          <text:list-item>
            <text:p text:style-name="P4"><draw:frame draw:style-name="fr1" draw:name="Frame1" text:anchor-type="paragraph" svg:width="3.0937in" draw:z-index="0"><draw:text-box fo:min-height="0.0161in"><text:h text:style-name="P21" text:outline-level="1"><text:a xlink:type="simple" xlink:href="http://guides.rubyonrails.org/index.html"><text:span text:style-name="T48">Guides.rubyonrails.org</text:span></text:a></text:h></draw:text-box></draw:frame><text:a xlink:type="simple" xlink:href="http://guides.rubyonrails.org/index.html"><text:span text:style-name="T8">Home</text:span></text:a><text:span text:style-name="T6"> </text:span></text:p>
          </text:list-item>
          <text:list-item>
            <text:p text:style-name="P20"><text:bookmark text:name="guidesMenu"/><text:a xlink:type="simple" xlink:href="http://guides.rubyonrails.org/index.html"><text:span text:style-name="T9">Guides Index</text:span></text:a><text:span text:style-name="T7"> </text:span></text:p>
          </text:list-item>
          <text:list-item>
            <text:p text:style-name="P4"><text:a xlink:type="simple" xlink:href="http://guides.rubyonrails.org/contributing_to_ruby_on_rails.html"><text:span text:style-name="T8">Contribute</text:span></text:a><text:span text:style-name="T6"> </text:span></text:p>
          </text:list-item>
          <text:list-item>
            <text:p text:style-name="P4"><text:a xlink:type="simple" xlink:href="http://guides.rubyonrails.org/credits.html"><text:span text:style-name="T8">Credits</text:span></text:a></text:p>
          </text:list-item>
        </text:list>
      </text:section>
      <text:section text:style-name="Sect3" text:name="feature">
        <text:h text:style-name="P22" text:outline-level="2">Active Record Query Interface</text:h>
        <text:p text:style-name="P7">This guide covers different ways to retrieve data from the database using Active Record.</text:p>
        <text:p text:style-name="P7">After reading this guide, you will know:</text:p>
        <text:list xml:id="list8298611128756936765" text:style-name="L3">
          <text:list-item>
            <text:p text:style-name="P13">How to find records using a variety of methods and conditions.</text:p>
          </text:list-item>
          <text:list-item>
            <text:p text:style-name="P13">How to specify the order, retrieved attributes, grouping, and other properties of the found records.</text:p>
          </text:list-item>
          <text:list-item>
            <text:p text:style-name="P13">How to use eager loading to reduce the number of database queries needed for data retrieval.</text:p>
          </text:list-item>
          <text:list-item>
            <text:p text:style-name="P13">How to use dynamic finders methods.</text:p>
          </text:list-item>
          <text:list-item>
            <text:p text:style-name="P13">How to check for the existence of particular records.</text:p>
          </text:list-item>
          <text:list-item>
            <text:p text:style-name="P13">How to perform various calculations on Active Record models.</text:p>
          </text:list-item>
          <text:list-item>
            <text:p text:style-name="P13">How to run EXPLAIN on relations.</text:p>
          </text:list-item>
        </text:list>
        <text:section text:style-name="Sect4" text:name="subCol">
          <text:h text:style-name="P23" text:outline-level="3"><draw:frame draw:style-name="fr2" draw:name="graphics1" text:anchor-type="as-char" svg:width="0.7862in" svg:height="0.3929in" draw:z-index="1"><draw:image xlink:href="http://guides.rubyonrails.org/images/chapters_icon.gif" xlink:type="simple" xlink:show="embed" xlink:actuate="onLoad"/></draw:frame><text:span text:style-name="T1">Chapters</text:span></text:h>
          <text:list xml:id="list6082198975061061808" text:style-name="L4">
            <text:list-item>
              <text:p text:style-name="P5"><text:a xlink:type="simple" xlink:href="http://guides.rubyonrails.org/active_record_querying.html#retrieving-objects-from-the-database"><text:span text:style-name="T12">Retrieving Objects from the Database</text:span></text:a></text:p>
              <text:list>
                <text:list-item>
                  <text:p text:style-name="P5"><text:a xlink:type="simple" xlink:href="http://guides.rubyonrails.org/active_record_querying.html#retrieving-a-single-object"><text:span text:style-name="T13">Retrieving a Single Object</text:span></text:a></text:p>
                </text:list-item>
                <text:list-item>
                  <text:p text:style-name="P5"><text:a xlink:type="simple" xlink:href="http://guides.rubyonrails.org/active_record_querying.html#retrieving-multiple-objects"><text:span text:style-name="T13">Retrieving Multiple Objects</text:span></text:a></text:p>
                </text:list-item>
                <text:list-item>
                  <text:p text:style-name="P5"><text:a xlink:type="simple" xlink:href="http://guides.rubyonrails.org/active_record_querying.html#retrieving-multiple-objects-in-batches"><text:span text:style-name="T13">Retrieving Multiple Objects in Batches</text:span></text:a></text:p>
                </text:list-item>
              </text:list>
            </text:list-item>
            <text:list-item>
              <text:p text:style-name="P5"><text:a xlink:type="simple" xlink:href="http://guides.rubyonrails.org/active_record_querying.html#conditions"><text:span text:style-name="T12">Conditions</text:span></text:a></text:p>
              <text:list>
                <text:list-item>
                  <text:p text:style-name="P5"><text:a xlink:type="simple" xlink:href="http://guides.rubyonrails.org/active_record_querying.html#pure-string-conditions"><text:span text:style-name="T13">Pure String Conditions</text:span></text:a></text:p>
                </text:list-item>
                <text:list-item>
                  <text:p text:style-name="P5"><text:a xlink:type="simple" xlink:href="http://guides.rubyonrails.org/active_record_querying.html#array-conditions"><text:span text:style-name="T13">Array Conditions</text:span></text:a></text:p>
                </text:list-item>
                <text:list-item>
                  <text:p text:style-name="P5"><text:a xlink:type="simple" xlink:href="http://guides.rubyonrails.org/active_record_querying.html#hash-conditions"><text:span text:style-name="T13">Hash Conditions</text:span></text:a></text:p>
                </text:list-item>
                <text:list-item>
                  <text:p text:style-name="P5"><text:a xlink:type="simple" xlink:href="http://guides.rubyonrails.org/active_record_querying.html#not-conditions"><text:span text:style-name="T13">NOT Conditions</text:span></text:a></text:p>
                </text:list-item>
              </text:list>
            </text:list-item>
            <text:list-item>
              <text:p text:style-name="P5"><text:a xlink:type="simple" xlink:href="http://guides.rubyonrails.org/active_record_querying.html#ordering"><text:span text:style-name="T12">Ordering</text:span></text:a></text:p>
            </text:list-item>
            <text:list-item>
              <text:p text:style-name="P5"><text:a xlink:type="simple" xlink:href="http://guides.rubyonrails.org/active_record_querying.html#selecting-specific-fields"><text:span text:style-name="T12">Selecting Specific Fields</text:span></text:a></text:p>
            </text:list-item>
            <text:list-item>
              <text:p text:style-name="P5"><text:a xlink:type="simple" xlink:href="http://guides.rubyonrails.org/active_record_querying.html#limit-and-offset"><text:span text:style-name="T12">Limit and Offset</text:span></text:a></text:p>
            </text:list-item>
            <text:list-item>
              <text:p text:style-name="P5"><text:a xlink:type="simple" xlink:href="http://guides.rubyonrails.org/active_record_querying.html#group"><text:span text:style-name="T12">Group</text:span></text:a></text:p>
            </text:list-item>
            <text:list-item>
              <text:p text:style-name="P5"><text:a xlink:type="simple" xlink:href="http://guides.rubyonrails.org/active_record_querying.html#having"><text:span text:style-name="T12">Having</text:span></text:a></text:p>
            </text:list-item>
            <text:list-item>
              <text:p text:style-name="P5"><text:a xlink:type="simple" xlink:href="http://guides.rubyonrails.org/active_record_querying.html#overriding-conditions"><text:span text:style-name="T12">Overriding Conditions</text:span></text:a></text:p>
              <text:list>
                <text:list-item>
                  <text:p text:style-name="P16"><text:a xlink:type="simple" xlink:href="http://guides.rubyonrails.org/active_record_querying.html#except"><text:span text:style-name="Source_20_Text"><text:span text:style-name="T16">except</text:span></text:span></text:a></text:p>
                </text:list-item>
                <text:list-item>
                  <text:p text:style-name="P16"><text:a xlink:type="simple" xlink:href="http://guides.rubyonrails.org/active_record_querying.html#unscope"><text:span text:style-name="Source_20_Text"><text:span text:style-name="T16">unscope</text:span></text:span></text:a></text:p>
                </text:list-item>
                <text:list-item>
                  <text:p text:style-name="P16"><text:a xlink:type="simple" xlink:href="http://guides.rubyonrails.org/active_record_querying.html#only"><text:span text:style-name="Source_20_Text"><text:span text:style-name="T16">only</text:span></text:span></text:a></text:p>
                </text:list-item>
                <text:list-item>
                  <text:p text:style-name="P16"><text:soft-page-break/><text:a xlink:type="simple" xlink:href="http://guides.rubyonrails.org/active_record_querying.html#reorder"><text:span text:style-name="Source_20_Text"><text:span text:style-name="T16">reorder</text:span></text:span></text:a></text:p>
                </text:list-item>
                <text:list-item>
                  <text:p text:style-name="P16"><text:a xlink:type="simple" xlink:href="http://guides.rubyonrails.org/active_record_querying.html#reverse-order"><text:span text:style-name="Source_20_Text"><text:span text:style-name="T16">reverse_order</text:span></text:span></text:a></text:p>
                </text:list-item>
              </text:list>
            </text:list-item>
            <text:list-item>
              <text:p text:style-name="P5"><text:a xlink:type="simple" xlink:href="http://guides.rubyonrails.org/active_record_querying.html#null-relation"><text:span text:style-name="T12">Null Relation</text:span></text:a></text:p>
            </text:list-item>
            <text:list-item>
              <text:p text:style-name="P5"><text:a xlink:type="simple" xlink:href="http://guides.rubyonrails.org/active_record_querying.html#readonly-objects"><text:span text:style-name="T12">Readonly Objects</text:span></text:a></text:p>
            </text:list-item>
            <text:list-item>
              <text:p text:style-name="P5"><text:a xlink:type="simple" xlink:href="http://guides.rubyonrails.org/active_record_querying.html#locking-records-for-update"><text:span text:style-name="T12">Locking Records for Update</text:span></text:a></text:p>
              <text:list>
                <text:list-item>
                  <text:p text:style-name="P5"><text:a xlink:type="simple" xlink:href="http://guides.rubyonrails.org/active_record_querying.html#optimistic-locking"><text:span text:style-name="T13">Optimistic Locking</text:span></text:a></text:p>
                </text:list-item>
                <text:list-item>
                  <text:p text:style-name="P5"><text:a xlink:type="simple" xlink:href="http://guides.rubyonrails.org/active_record_querying.html#pessimistic-locking"><text:span text:style-name="T13">Pessimistic Locking</text:span></text:a></text:p>
                </text:list-item>
              </text:list>
            </text:list-item>
            <text:list-item>
              <text:p text:style-name="P5"><text:a xlink:type="simple" xlink:href="http://guides.rubyonrails.org/active_record_querying.html#joining-tables"><text:span text:style-name="T12">Joining Tables</text:span></text:a></text:p>
              <text:list>
                <text:list-item>
                  <text:p text:style-name="P5"><text:a xlink:type="simple" xlink:href="http://guides.rubyonrails.org/active_record_querying.html#using-a-string-sql-fragment"><text:span text:style-name="T13">Using a String SQL Fragment</text:span></text:a></text:p>
                </text:list-item>
                <text:list-item>
                  <text:p text:style-name="P5"><text:a xlink:type="simple" xlink:href="http://guides.rubyonrails.org/active_record_querying.html#using-array-hash-of-named-associations"><text:span text:style-name="T13">Using Array/Hash of Named Associations</text:span></text:a></text:p>
                </text:list-item>
                <text:list-item>
                  <text:p text:style-name="P5"><text:a xlink:type="simple" xlink:href="http://guides.rubyonrails.org/active_record_querying.html#specifying-conditions-on-the-joined-tables"><text:span text:style-name="T13">Specifying Conditions on the Joined Tables</text:span></text:a></text:p>
                </text:list-item>
              </text:list>
            </text:list-item>
            <text:list-item>
              <text:p text:style-name="P5"><text:a xlink:type="simple" xlink:href="http://guides.rubyonrails.org/active_record_querying.html#eager-loading-associations"><text:span text:style-name="T12">Eager Loading Associations</text:span></text:a></text:p>
              <text:list>
                <text:list-item>
                  <text:p text:style-name="P5"><text:a xlink:type="simple" xlink:href="http://guides.rubyonrails.org/active_record_querying.html#eager-loading-multiple-associations"><text:span text:style-name="T13">Eager Loading Multiple Associations</text:span></text:a></text:p>
                </text:list-item>
                <text:list-item>
                  <text:p text:style-name="P5"><text:a xlink:type="simple" xlink:href="http://guides.rubyonrails.org/active_record_querying.html#specifying-conditions-on-eager-loaded-associations"><text:span text:style-name="T13">Specifying Conditions on Eager Loaded Associations</text:span></text:a></text:p>
                </text:list-item>
              </text:list>
            </text:list-item>
            <text:list-item>
              <text:p text:style-name="P5"><text:a xlink:type="simple" xlink:href="http://guides.rubyonrails.org/active_record_querying.html#scopes"><text:span text:style-name="T12">Scopes</text:span></text:a></text:p>
              <text:list>
                <text:list-item>
                  <text:p text:style-name="P5"><text:a xlink:type="simple" xlink:href="http://guides.rubyonrails.org/active_record_querying.html#passing-in-arguments"><text:span text:style-name="T13">Passing in arguments</text:span></text:a></text:p>
                </text:list-item>
                <text:list-item>
                  <text:p text:style-name="P5"><text:a xlink:type="simple" xlink:href="http://guides.rubyonrails.org/active_record_querying.html#merging-of-scopes"><text:span text:style-name="T13">Merging of scopes</text:span></text:a></text:p>
                </text:list-item>
                <text:list-item>
                  <text:p text:style-name="P5"><text:a xlink:type="simple" xlink:href="http://guides.rubyonrails.org/active_record_querying.html#applying-a-default-scope"><text:span text:style-name="T13">Applying a default scope</text:span></text:a></text:p>
                </text:list-item>
                <text:list-item>
                  <text:p text:style-name="P5"><text:a xlink:type="simple" xlink:href="http://guides.rubyonrails.org/active_record_querying.html#removing-all-scoping"><text:span text:style-name="T13">Removing All Scoping</text:span></text:a></text:p>
                </text:list-item>
              </text:list>
            </text:list-item>
            <text:list-item>
              <text:p text:style-name="P5"><text:a xlink:type="simple" xlink:href="http://guides.rubyonrails.org/active_record_querying.html#dynamic-finders"><text:span text:style-name="T12">Dynamic Finders</text:span></text:a></text:p>
            </text:list-item>
            <text:list-item>
              <text:p text:style-name="P5"><text:a xlink:type="simple" xlink:href="http://guides.rubyonrails.org/active_record_querying.html#find-or-build-a-new-object"><text:span text:style-name="T12">Find or Build a New Object</text:span></text:a></text:p>
              <text:list>
                <text:list-item>
                  <text:p text:style-name="P16"><text:a xlink:type="simple" xlink:href="http://guides.rubyonrails.org/active_record_querying.html#find-or-create-by"><text:span text:style-name="Source_20_Text"><text:span text:style-name="T16">find_or_create_by</text:span></text:span></text:a></text:p>
                </text:list-item>
                <text:list-item>
                  <text:p text:style-name="P16"><text:a xlink:type="simple" xlink:href="http://guides.rubyonrails.org/active_record_querying.html#find-or-create-by-bang"><text:span text:style-name="Source_20_Text"><text:span text:style-name="T16">find_or_create_by!</text:span></text:span></text:a></text:p>
                </text:list-item>
                <text:list-item>
                  <text:p text:style-name="P16"><text:a xlink:type="simple" xlink:href="http://guides.rubyonrails.org/active_record_querying.html#find-or-initialize-by"><text:span text:style-name="Source_20_Text"><text:span text:style-name="T16">find_or_initialize_by</text:span></text:span></text:a></text:p>
                </text:list-item>
              </text:list>
            </text:list-item>
            <text:list-item>
              <text:p text:style-name="P5"><text:a xlink:type="simple" xlink:href="http://guides.rubyonrails.org/active_record_querying.html#finding-by-sql"><text:span text:style-name="T12">Finding by SQL</text:span></text:a></text:p>
              <text:list>
                <text:list-item>
                  <text:p text:style-name="P16"><text:a xlink:type="simple" xlink:href="http://guides.rubyonrails.org/active_record_querying.html#select-all"><text:span text:style-name="Source_20_Text"><text:span text:style-name="T16">select_all</text:span></text:span></text:a></text:p>
                </text:list-item>
                <text:list-item>
                  <text:p text:style-name="P16"><text:a xlink:type="simple" xlink:href="http://guides.rubyonrails.org/active_record_querying.html#pluck"><text:span text:style-name="Source_20_Text"><text:span text:style-name="T16">pluck</text:span></text:span></text:a></text:p>
                </text:list-item>
                <text:list-item>
                  <text:p text:style-name="P16"><text:a xlink:type="simple" xlink:href="http://guides.rubyonrails.org/active_record_querying.html#ids"><text:span text:style-name="Source_20_Text"><text:span text:style-name="T16">ids</text:span></text:span></text:a></text:p>
                </text:list-item>
              </text:list>
            </text:list-item>
            <text:list-item>
              <text:p text:style-name="P5"><text:a xlink:type="simple" xlink:href="http://guides.rubyonrails.org/active_record_querying.html#existence-of-objects"><text:span text:style-name="T12">Existence of Objects</text:span></text:a></text:p>
            </text:list-item>
            <text:list-item>
              <text:p text:style-name="P5"><text:a xlink:type="simple" xlink:href="http://guides.rubyonrails.org/active_record_querying.html#calculations"><text:span text:style-name="T12">Calculations</text:span></text:a></text:p>
              <text:list>
                <text:list-item>
                  <text:p text:style-name="P5"><text:a xlink:type="simple" xlink:href="http://guides.rubyonrails.org/active_record_querying.html#count"><text:span text:style-name="T13">Count</text:span></text:a></text:p>
                </text:list-item>
                <text:list-item>
                  <text:p text:style-name="P5"><text:a xlink:type="simple" xlink:href="http://guides.rubyonrails.org/active_record_querying.html#average"><text:span text:style-name="T13">Average</text:span></text:a></text:p>
                </text:list-item>
                <text:list-item>
                  <text:p text:style-name="P5"><text:a xlink:type="simple" xlink:href="http://guides.rubyonrails.org/active_record_querying.html#minimum"><text:span text:style-name="T13">Minimum</text:span></text:a></text:p>
                </text:list-item>
                <text:list-item>
                  <text:p text:style-name="P5"><text:a xlink:type="simple" xlink:href="http://guides.rubyonrails.org/active_record_querying.html#maximum"><text:span text:style-name="T13">Maximum</text:span></text:a></text:p>
                </text:list-item>
                <text:list-item>
                  <text:p text:style-name="P5"><text:a xlink:type="simple" xlink:href="http://guides.rubyonrails.org/active_record_querying.html#sum"><text:span text:style-name="T13">Sum</text:span></text:a></text:p>
                </text:list-item>
              </text:list>
            </text:list-item>
            <text:list-item>
              <text:p text:style-name="P5"><text:a xlink:type="simple" xlink:href="http://guides.rubyonrails.org/active_record_querying.html#running-explain"><text:span text:style-name="T12">Running EXPLAIN</text:span></text:a></text:p>
              <text:list>
                <text:list-item>
                  <text:p text:style-name="P5"><text:a xlink:type="simple" xlink:href="http://guides.rubyonrails.org/active_record_querying.html#interpreting-explain"><text:span text:style-name="T13">Interpreting EXPLAIN</text:span></text:a></text:p>
                </text:list-item>
              </text:list>
            </text:list-item>
          </text:list>
        </text:section>
      </text:section>
      <text:section text:style-name="Sect5" text:name="container">
        <text:p text:style-name="P1"/>
        <text:section text:style-name="Sect5" text:name="mainCol">
          <text:p text:style-name="P19">If you're used to using raw SQL to find database records, then you will generally find that there are better ways to carry out the same operations in Rails. Active Record insulates you from the need to use SQL in most cases.</text:p>
          <text:p text:style-name="P7">Code examples throughout this guide will refer to one or more of the following models:</text:p>
          <text:p text:style-name="P15"><text:span text:style-name="T17">All of the following models use </text:span><text:span text:style-name="Source_20_Text"><text:span text:style-name="T26">id</text:span></text:span><text:span text:style-name="T17"> as the primary key, unless specified otherwise.</text:span></text:p>
          <text:section text:style-name="Sect6" text:name="highlighter_294397">
            <table:table table:name="Table1" table:style-name="Table1">
              <table:table-column table:style-name="Table1.A"/>
              <text:soft-page-break/>
              <table:table-row>
                <table:table-cell table:style-name="Table1.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1">has_one </text:span></text:span><text:span text:style-name="Source_20_Text"><text:span text:style-name="T32">:address</text:span></text:span></text:p>
                  <text:p text:style-name="P26"><text:span text:style-name="Source_20_Text"><text:span text:style-name="T35">  </text:span></text:span><text:span text:style-name="Source_20_Text"><text:span text:style-name="T31">has_many </text:span></text:span><text:span text:style-name="Source_20_Text"><text:span text:style-name="T32">:orders</text:span></text:span></text:p>
                  <text:p text:style-name="P26"><text:span text:style-name="Source_20_Text"><text:span text:style-name="T35">  </text:span></text:span><text:span text:style-name="Source_20_Text"><text:span text:style-name="T31">has_and_belongs_to_many </text:span></text:span><text:span text:style-name="Source_20_Text"><text:span text:style-name="T32">:roles</text:span></text:span></text:p>
                  <text:p text:style-name="P26"><text:span text:style-name="Source_20_Text"><text:span text:style-name="T37">end</text:span></text:span></text:p>
                </table:table-cell>
              </table:table-row>
            </table:table>
          </text:section>
          <text:section text:style-name="Sect6" text:name="highlighter_503229">
            <table:table table:name="Table2" table:style-name="Table2">
              <table:table-column table:style-name="Table2.A"/>
              <table:table-row>
                <table:table-cell table:style-name="Table2.A1" office:value-type="string">
                  <text:p text:style-name="P26"><text:span text:style-name="Source_20_Text"><text:span text:style-name="T38">class</text:span></text:span><text:span text:style-name="T41"> </text:span><text:span text:style-name="Source_20_Text"><text:span text:style-name="T33">Address &lt; ActiveRecord::Base</text:span></text:span></text:p>
                  <text:p text:style-name="P26"><text:span text:style-name="Source_20_Text"><text:span text:style-name="T36">  </text:span></text:span><text:span text:style-name="Source_20_Text"><text:span text:style-name="T33">belongs_to </text:span></text:span><text:span text:style-name="Source_20_Text"><text:span text:style-name="T34">:client</text:span></text:span></text:p>
                  <text:p text:style-name="P26"><text:span text:style-name="Source_20_Text"><text:span text:style-name="T38">end</text:span></text:span></text:p>
                </table:table-cell>
              </table:table-row>
            </table:table>
          </text:section>
          <text:section text:style-name="Sect6" text:name="highlighter_286578">
            <table:table table:name="Table3" table:style-name="Table3">
              <table:table-column table:style-name="Table3.A"/>
              <table:table-row>
                <table:table-cell table:style-name="Table3.A1" office:value-type="string">
                  <text:p text:style-name="P26"><text:span text:style-name="Source_20_Text"><text:span text:style-name="T38">class</text:span></text:span><text:span text:style-name="T41"> </text:span><text:span text:style-name="Source_20_Text"><text:span text:style-name="T33">Order &lt; ActiveRecord::Base</text:span></text:span></text:p>
                  <text:p text:style-name="P26"><text:span text:style-name="Source_20_Text"><text:span text:style-name="T36">  </text:span></text:span><text:span text:style-name="Source_20_Text"><text:span text:style-name="T33">belongs_to </text:span></text:span><text:span text:style-name="Source_20_Text"><text:span text:style-name="T34">:client</text:span></text:span><text:span text:style-name="Source_20_Text"><text:span text:style-name="T33">, counter_cache: </text:span></text:span><text:span text:style-name="Source_20_Text"><text:span text:style-name="T38">true</text:span></text:span></text:p>
                  <text:p text:style-name="P26"><text:span text:style-name="Source_20_Text"><text:span text:style-name="T38">end</text:span></text:span></text:p>
                </table:table-cell>
              </table:table-row>
            </table:table>
          </text:section>
          <text:section text:style-name="Sect6" text:name="highlighter_923466">
            <table:table table:name="Table4" table:style-name="Table4">
              <table:table-column table:style-name="Table4.A"/>
              <table:table-row>
                <table:table-cell table:style-name="Table4.A1" office:value-type="string">
                  <text:p text:style-name="P26"><text:span text:style-name="Source_20_Text"><text:span text:style-name="T38">class</text:span></text:span><text:span text:style-name="T41"> </text:span><text:span text:style-name="Source_20_Text"><text:span text:style-name="T33">Role &lt; ActiveRecord::Base</text:span></text:span></text:p>
                  <text:p text:style-name="P26"><text:span text:style-name="Source_20_Text"><text:span text:style-name="T36">  </text:span></text:span><text:span text:style-name="Source_20_Text"><text:span text:style-name="T33">has_and_belongs_to_many </text:span></text:span><text:span text:style-name="Source_20_Text"><text:span text:style-name="T34">:clients</text:span></text:span></text:p>
                  <text:p text:style-name="P26"><text:span text:style-name="Source_20_Text"><text:span text:style-name="T38">end</text:span></text:span></text:p>
                </table:table-cell>
              </table:table-row>
            </table:table>
          </text:section>
          <text:p text:style-name="P10">Active Record will perform queries on the database for you and is compatible with most database systems (MySQL, PostgreSQL and SQLite to name a few). Regardless of which database system you're using, the Active Record method format will always be the same.</text:p>
          <text:h text:style-name="P24" text:outline-level="3"><text:bookmark text:name="retrieving-objects-from-the-database"/>1 Retrieving Objects from the Database</text:h>
          <text:p text:style-name="P7">To retrieve objects from the database, Active Record provides several finder methods. Each finder method allows you to pass arguments into it to perform certain queries on your database without writing raw SQL.</text:p>
          <text:p text:style-name="P7">The methods are:</text:p>
          <text:list xml:id="list6839346830260292947" text:style-name="L5">
            <text:list-item>
              <text:p text:style-name="P17"><text:span text:style-name="Source_20_Text"><text:span text:style-name="T27">bind</text:span></text:span></text:p>
            </text:list-item>
            <text:list-item>
              <text:p text:style-name="P17"><text:span text:style-name="Source_20_Text"><text:span text:style-name="T27">create_with</text:span></text:span></text:p>
            </text:list-item>
            <text:list-item>
              <text:p text:style-name="P17"><text:span text:style-name="Source_20_Text"><text:span text:style-name="T27">eager_load</text:span></text:span></text:p>
            </text:list-item>
            <text:list-item>
              <text:p text:style-name="P17"><text:span text:style-name="Source_20_Text"><text:span text:style-name="T27">extending</text:span></text:span></text:p>
            </text:list-item>
            <text:list-item>
              <text:p text:style-name="P17"><text:span text:style-name="Source_20_Text"><text:span text:style-name="T27">from</text:span></text:span></text:p>
            </text:list-item>
            <text:list-item>
              <text:p text:style-name="P17"><text:span text:style-name="Source_20_Text"><text:span text:style-name="T27">group</text:span></text:span></text:p>
            </text:list-item>
            <text:list-item>
              <text:p text:style-name="P17"><text:span text:style-name="Source_20_Text"><text:span text:style-name="T27">having</text:span></text:span></text:p>
            </text:list-item>
            <text:list-item>
              <text:p text:style-name="P17"><text:span text:style-name="Source_20_Text"><text:span text:style-name="T27">includes</text:span></text:span></text:p>
            </text:list-item>
            <text:list-item>
              <text:p text:style-name="P17"><text:span text:style-name="Source_20_Text"><text:span text:style-name="T27">joins</text:span></text:span></text:p>
            </text:list-item>
            <text:list-item>
              <text:p text:style-name="P17"><text:span text:style-name="Source_20_Text"><text:span text:style-name="T27">limit</text:span></text:span></text:p>
            </text:list-item>
            <text:list-item>
              <text:p text:style-name="P17"><text:span text:style-name="Source_20_Text"><text:span text:style-name="T27">lock</text:span></text:span></text:p>
            </text:list-item>
            <text:list-item>
              <text:p text:style-name="P17"><text:span text:style-name="Source_20_Text"><text:span text:style-name="T27">none</text:span></text:span></text:p>
            </text:list-item>
            <text:list-item>
              <text:p text:style-name="P17"><text:span text:style-name="Source_20_Text"><text:span text:style-name="T27">offset</text:span></text:span></text:p>
            </text:list-item>
            <text:list-item>
              <text:p text:style-name="P17"><text:span text:style-name="Source_20_Text"><text:span text:style-name="T27">order</text:span></text:span></text:p>
            </text:list-item>
            <text:list-item>
              <text:p text:style-name="P17"><text:span text:style-name="Source_20_Text"><text:span text:style-name="T27">preload</text:span></text:span></text:p>
            </text:list-item>
            <text:list-item>
              <text:p text:style-name="P17"><text:span text:style-name="Source_20_Text"><text:span text:style-name="T27">readonly</text:span></text:span></text:p>
            </text:list-item>
            <text:list-item>
              <text:p text:style-name="P17"><text:span text:style-name="Source_20_Text"><text:span text:style-name="T27">references</text:span></text:span></text:p>
            </text:list-item>
            <text:list-item>
              <text:p text:style-name="P17"><text:span text:style-name="Source_20_Text"><text:span text:style-name="T27">reorder</text:span></text:span></text:p>
            </text:list-item>
            <text:list-item>
              <text:p text:style-name="P17"><text:soft-page-break/><text:span text:style-name="Source_20_Text"><text:span text:style-name="T27">reverse_order</text:span></text:span></text:p>
            </text:list-item>
            <text:list-item>
              <text:p text:style-name="P17"><text:span text:style-name="Source_20_Text"><text:span text:style-name="T27">select</text:span></text:span></text:p>
            </text:list-item>
            <text:list-item>
              <text:p text:style-name="P17"><text:span text:style-name="Source_20_Text"><text:span text:style-name="T27">distinct</text:span></text:span></text:p>
            </text:list-item>
            <text:list-item>
              <text:p text:style-name="P17"><text:span text:style-name="Source_20_Text"><text:span text:style-name="T27">uniq</text:span></text:span></text:p>
            </text:list-item>
            <text:list-item>
              <text:p text:style-name="P17"><text:span text:style-name="Source_20_Text"><text:span text:style-name="T27">where</text:span></text:span></text:p>
            </text:list-item>
          </text:list>
          <text:p text:style-name="P15"><text:span text:style-name="T18">All of the above methods return an instance of </text:span><text:span text:style-name="Source_20_Text"><text:span text:style-name="T27">ActiveRecord::Relation</text:span></text:span><text:span text:style-name="T18">.</text:span></text:p>
          <text:p text:style-name="P15"><text:span text:style-name="T18">The primary operation of </text:span><text:span text:style-name="Source_20_Text"><text:span text:style-name="T27">Model.find(options)</text:span></text:span><text:span text:style-name="T18"> can be summarized as:</text:span></text:p>
          <text:list xml:id="list800329894032970964" text:style-name="L6">
            <text:list-item>
              <text:p text:style-name="P8">Convert the supplied options to an equivalent SQL query.</text:p>
            </text:list-item>
            <text:list-item>
              <text:p text:style-name="P8">Fire the SQL query and retrieve the corresponding results from the database.</text:p>
            </text:list-item>
            <text:list-item>
              <text:p text:style-name="P8">Instantiate the equivalent Ruby object of the appropriate model for every resulting row.</text:p>
            </text:list-item>
            <text:list-item>
              <text:p text:style-name="P18"><text:span text:style-name="T18">Run </text:span><text:span text:style-name="Source_20_Text"><text:span text:style-name="T27">after_find</text:span></text:span><text:span text:style-name="T18"> callbacks, if any.</text:span></text:p>
            </text:list-item>
          </text:list>
          <text:h text:style-name="P32" text:outline-level="4"><text:bookmark text:name="retrieving-a-single-object"/>1.1 Retrieving a Single Object</text:h>
          <text:p text:style-name="P7">Active Record provides five different ways of retrieving a single object.</text:p>
          <text:h text:style-name="P29" text:outline-level="5"><text:bookmark text:name="using-a-primary-key"/>1.1.1 Using a Primary Key</text:h>
          <text:p text:style-name="P15"><text:span text:style-name="T18">Using </text:span><text:span text:style-name="Source_20_Text"><text:span text:style-name="T27">Model.find(primary_key)</text:span></text:span><text:span text:style-name="T18">, you can retrieve the object corresponding to the specified</text:span><text:span text:style-name="Emphasis"><text:span text:style-name="T24">primary key</text:span></text:span><text:span text:style-name="T18"> that matches any supplied options. For example:</text:span></text:p>
          <text:section text:style-name="Sect6" text:name="highlighter_52426">
            <table:table table:name="Table5" table:style-name="Table5">
              <table:table-column table:style-name="Table5.A"/>
              <table:table-row>
                <table:table-cell table:style-name="Table5.A1" office:value-type="string">
                  <text:p text:style-name="P26"><text:span text:style-name="Source_20_Text"><text:span text:style-name="T42"># Find the client with primary key (id) 10.</text:span></text:span></text:p>
                  <text:p text:style-name="P26"><text:span text:style-name="Source_20_Text"><text:span text:style-name="T31">client = Client.find(</text:span></text:span><text:span text:style-name="Source_20_Text"><text:span text:style-name="T44">10</text:span></text:span><text:span text:style-name="Source_20_Text"><text:span text:style-name="T31">)</text:span></text:span></text:p>
                  <text:p text:style-name="P26"><text:span text:style-name="Source_20_Text"><text:span text:style-name="T42"># =&gt; #&lt;Client id: 10, first_name: "Ryan"&gt;</text:span></text:span></text:p>
                </table:table-cell>
              </table:table-row>
            </table:table>
          </text:section>
          <text:p text:style-name="P10">The SQL equivalent of the above is:</text:p>
          <text:section text:style-name="Sect6" text:name="highlighter_390077">
            <table:table table:name="Table6" table:style-name="Table6">
              <table:table-column table:style-name="Table6.A"/>
              <table:table-row>
                <table:table-cell table:style-name="Table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id = 10) LIMIT 1</text:span></text:span></text:p>
                </table:table-cell>
              </table:table-row>
            </table:table>
          </text:section>
          <text:p text:style-name="P15"><text:span text:style-name="Source_20_Text"><text:span text:style-name="T28">Model.find(primary_key)</text:span></text:span><text:span text:style-name="T19"> will raise an </text:span><text:span text:style-name="Source_20_Text"><text:span text:style-name="T28">ActiveRecord::RecordNotFound</text:span></text:span><text:span text:style-name="T19"> exception if no matching record is found.</text:span></text:p>
          <text:h text:style-name="P31" text:outline-level="5"><text:bookmark text:name="retrieving-a-single-object-take"/><text:span text:style-name="T22">1.1.2 </text:span><text:span text:style-name="Source_20_Text"><text:span text:style-name="T29">take</text:span></text:span></text:h>
          <text:p text:style-name="P15"><text:span text:style-name="Source_20_Text"><text:span text:style-name="T27">Model.take</text:span></text:span><text:span text:style-name="T18"> retrieves a record without any implicit ordering. For example:</text:span></text:p>
          <text:section text:style-name="Sect6" text:name="highlighter_199343">
            <table:table table:name="Table7" table:style-name="Table7">
              <table:table-column table:style-name="Table7.A"/>
              <table:table-row>
                <table:table-cell table:style-name="Table7.A1" office:value-type="string">
                  <text:p text:style-name="P26"><text:span text:style-name="Source_20_Text"><text:span text:style-name="T31">client = Client.take</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524166">
            <table:table table:name="Table8" table:style-name="Table8">
              <table:table-column table:style-name="Table8.A"/>
              <table:table-row>
                <table:table-cell table:style-name="Table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text:span></text:span></text:p>
                </table:table-cell>
              </table:table-row>
            </table:table>
          </text:section>
          <text:p text:style-name="P15"><text:span text:style-name="Source_20_Text"><text:span text:style-name="T28">Model.take</text:span></text:span><text:span text:style-name="T19"> returns </text:span><text:span text:style-name="Source_20_Text"><text:span text:style-name="T28">nil</text:span></text:span><text:span text:style-name="T19"> if no record is found and no exception will be raised.</text:span></text:p>
          <text:p text:style-name="P11">The retrieved record may vary depending on the database engine.</text:p>
          <text:h text:style-name="P31" text:outline-level="5"><text:bookmark text:name="retrieving-a-single-object-first"/><text:span text:style-name="T22">1.1.3 </text:span><text:span text:style-name="Source_20_Text"><text:span text:style-name="T29">first</text:span></text:span></text:h>
          <text:p text:style-name="P15"><text:span text:style-name="Source_20_Text"><text:span text:style-name="T27">Model.first</text:span></text:span><text:span text:style-name="T18"> finds the first record ordered by the primary key. For example:</text:span></text:p>
          <text:section text:style-name="Sect6" text:name="highlighter_364082">
            <table:table table:name="Table9" table:style-name="Table9">
              <table:table-column table:style-name="Table9.A"/>
              <table:table-row>
                <table:table-cell table:style-name="Table9.A1" office:value-type="string">
                  <text:p text:style-name="P26"><text:span text:style-name="Source_20_Text"><text:span text:style-name="T31">client = Client.first</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727090">
            <table:table table:name="Table10" table:style-name="Table10">
              <table:table-column table:style-name="Table10.A"/>
              <table:table-row>
                <table:table-cell table:style-name="Table1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A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first</text:span></text:span><text:span text:style-name="T19"> returns </text:span><text:span text:style-name="Source_20_Text"><text:span text:style-name="T28">nil</text:span></text:span><text:span text:style-name="T19"> if no matching record is found and no exception will be raised.</text:span></text:p>
          <text:h text:style-name="P31" text:outline-level="5"><text:bookmark text:name="retrieving-a-single-object-last"/><text:soft-page-break/><text:span text:style-name="T22">1.1.4 </text:span><text:span text:style-name="Source_20_Text"><text:span text:style-name="T29">last</text:span></text:span></text:h>
          <text:p text:style-name="P15"><text:span text:style-name="Source_20_Text"><text:span text:style-name="T27">Model.last</text:span></text:span><text:span text:style-name="T18"> finds the last record ordered by the primary key. For example:</text:span></text:p>
          <text:section text:style-name="Sect6" text:name="highlighter_627824">
            <table:table table:name="Table11" table:style-name="Table11">
              <table:table-column table:style-name="Table11.A"/>
              <table:table-row>
                <table:table-cell table:style-name="Table11.A1" office:value-type="string">
                  <text:p text:style-name="P26"><text:span text:style-name="Source_20_Text"><text:span text:style-name="T31">client = Client.last</text:span></text:span></text:p>
                  <text:p text:style-name="P26"><text:span text:style-name="Source_20_Text"><text:span text:style-name="T42"># =&gt; #&lt;Client id: 221, first_name: "Russel"&gt;</text:span></text:span></text:p>
                </table:table-cell>
              </table:table-row>
            </table:table>
          </text:section>
          <text:p text:style-name="P10">The SQL equivalent of the above is:</text:p>
          <text:section text:style-name="Sect6" text:name="highlighter_934311">
            <table:table table:name="Table12" table:style-name="Table12">
              <table:table-column table:style-name="Table12.A"/>
              <table:table-row>
                <table:table-cell table:style-name="Table12.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last</text:span></text:span><text:span text:style-name="T19"> returns </text:span><text:span text:style-name="Source_20_Text"><text:span text:style-name="T28">nil</text:span></text:span><text:span text:style-name="T19"> if no matching record is found and no exception will be raised.</text:span></text:p>
          <text:h text:style-name="P31" text:outline-level="5"><text:bookmark text:name="find-by"/><text:span text:style-name="T22">1.1.5 </text:span><text:span text:style-name="Source_20_Text"><text:span text:style-name="T29">find_by</text:span></text:span></text:h>
          <text:p text:style-name="P15"><text:span text:style-name="Source_20_Text"><text:span text:style-name="T27">Model.find_by</text:span></text:span><text:span text:style-name="T18"> finds the first record matching some conditions. For example:</text:span></text:p>
          <text:section text:style-name="Sect6" text:name="highlighter_973079">
            <table:table table:name="Table13" table:style-name="Table13">
              <table:table-column table:style-name="Table13.A"/>
              <table:table-row>
                <table:table-cell table:style-name="Table13.A1" office:value-type="string">
                  <text:p text:style-name="P26"><text:span text:style-name="Source_20_Text"><text:span text:style-name="T31">Client.find_by first_name: </text:span></text:span><text:span text:style-name="Source_20_Text"><text:span text:style-name="T45">'Lifo'</text:span></text:span></text:p>
                  <text:p text:style-name="P26"><text:span text:style-name="Source_20_Text"><text:span text:style-name="T42"># =&gt; #&lt;Client id: 1, first_name: "Lifo"&gt;</text:span></text:span></text:p>
                  <text:p text:style-name="P27"> </text:p>
                  <text:p text:style-name="P26"><text:span text:style-name="Source_20_Text"><text:span text:style-name="T31">Client.find_by first_name: </text:span></text:span><text:span text:style-name="Source_20_Text"><text:span text:style-name="T45">'Jon'</text:span></text:span></text:p>
                  <text:p text:style-name="P26"><text:span text:style-name="Source_20_Text"><text:span text:style-name="T42"># =&gt; nil</text:span></text:span></text:p>
                </table:table-cell>
              </table:table-row>
            </table:table>
          </text:section>
          <text:p text:style-name="P10">It is equivalent to writing:</text:p>
          <text:section text:style-name="Sect6" text:name="highlighter_968208">
            <table:table table:name="Table14" table:style-name="Table14">
              <table:table-column table:style-name="Table14.A"/>
              <table:table-row>
                <table:table-cell table:style-name="Table14.A1" office:value-type="string">
                  <text:p text:style-name="P26"><text:span text:style-name="Source_20_Text"><text:span text:style-name="T31">Client.where(first_name: </text:span></text:span><text:span text:style-name="Source_20_Text"><text:span text:style-name="T45">'Lifo'</text:span></text:span><text:span text:style-name="Source_20_Text"><text:span text:style-name="T31">).take</text:span></text:span></text:p>
                </table:table-cell>
              </table:table-row>
            </table:table>
          </text:section>
          <text:h text:style-name="P31" text:outline-level="5"><text:bookmark text:name="take-bang"/><text:span text:style-name="T19">1.1.6 </text:span><text:span text:style-name="Source_20_Text"><text:span text:style-name="T28">take!</text:span></text:span></text:h>
          <text:p text:style-name="P15"><text:span text:style-name="Source_20_Text"><text:span text:style-name="T27">Model.take!</text:span></text:span><text:span text:style-name="T18"> retrieves a record without any implicit ordering. For example:</text:span></text:p>
          <text:section text:style-name="Sect6" text:name="highlighter_406833">
            <table:table table:name="Table15" table:style-name="Table15">
              <table:table-column table:style-name="Table15.A"/>
              <table:table-row>
                <table:table-cell table:style-name="Table15.A1" office:value-type="string">
                  <text:p text:style-name="P26"><text:span text:style-name="Source_20_Text"><text:span text:style-name="T31">client = Client.take!</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463863">
            <table:table table:name="Table16" table:style-name="Table16">
              <table:table-column table:style-name="Table16.A"/>
              <table:table-row>
                <table:table-cell table:style-name="Table1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text:span></text:span></text:p>
                </table:table-cell>
              </table:table-row>
            </table:table>
          </text:section>
          <text:p text:style-name="P15"><text:span text:style-name="Source_20_Text"><text:span text:style-name="T28">Model.take!</text:span></text:span><text:span text:style-name="T19"> raises </text:span><text:span text:style-name="Source_20_Text"><text:span text:style-name="T28">ActiveRecord::RecordNotFound</text:span></text:span><text:span text:style-name="T19"> if no matching record is found.</text:span></text:p>
          <text:h text:style-name="P31" text:outline-level="5"><text:bookmark text:name="first-bang"/><text:span text:style-name="T22">1.1.7 </text:span><text:span text:style-name="Source_20_Text"><text:span text:style-name="T29">first!</text:span></text:span></text:h>
          <text:p text:style-name="P15"><text:span text:style-name="Source_20_Text"><text:span text:style-name="T27">Model.first!</text:span></text:span><text:span text:style-name="T18"> finds the first record ordered by the primary key. For example:</text:span></text:p>
          <text:section text:style-name="Sect6" text:name="highlighter_760028">
            <table:table table:name="Table17" table:style-name="Table17">
              <table:table-column table:style-name="Table17.A"/>
              <table:table-row>
                <table:table-cell table:style-name="Table17.A1" office:value-type="string">
                  <text:p text:style-name="P26"><text:span text:style-name="Source_20_Text"><text:span text:style-name="T31">client = Client.first!</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37799">
            <table:table table:name="Table18" table:style-name="Table18">
              <table:table-column table:style-name="Table18.A"/>
              <table:table-row>
                <table:table-cell table:style-name="Table1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A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first!</text:span></text:span><text:span text:style-name="T19"> raises </text:span><text:span text:style-name="Source_20_Text"><text:span text:style-name="T28">ActiveRecord::RecordNotFound</text:span></text:span><text:span text:style-name="T19"> if no matching record is found.</text:span></text:p>
          <text:h text:style-name="P31" text:outline-level="5"><text:bookmark text:name="last-bang"/><text:span text:style-name="T22">1.1.8 </text:span><text:span text:style-name="Source_20_Text"><text:span text:style-name="T29">last!</text:span></text:span></text:h>
          <text:p text:style-name="P15"><text:span text:style-name="Source_20_Text"><text:span text:style-name="T27">Model.last!</text:span></text:span><text:span text:style-name="T18"> finds the last record ordered by the primary key. For example:</text:span></text:p>
          <text:section text:style-name="Sect6" text:name="highlighter_370677">
            <table:table table:name="Table19" table:style-name="Table19">
              <table:table-column table:style-name="Table19.A"/>
              <table:table-row>
                <table:table-cell table:style-name="Table19.A1" office:value-type="string">
                  <text:p text:style-name="P26"><text:span text:style-name="Source_20_Text"><text:span text:style-name="T31">client = Client.last!</text:span></text:span></text:p>
                  <text:p text:style-name="P26"><text:span text:style-name="Source_20_Text"><text:span text:style-name="T42"># =&gt; #&lt;Client id: 221, first_name: "Russel"&gt;</text:span></text:span></text:p>
                </table:table-cell>
              </table:table-row>
            </table:table>
          </text:section>
          <text:p text:style-name="P10">The SQL equivalent of the above is:</text:p>
          <text:section text:style-name="Sect6" text:name="highlighter_670779">
            <table:table table:name="Table20" table:style-name="Table20">
              <table:table-column table:style-name="Table20.A"/>
              <table:table-row>
                <table:table-cell table:style-name="Table2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last!</text:span></text:span><text:span text:style-name="T19"> raises </text:span><text:span text:style-name="Source_20_Text"><text:span text:style-name="T28">ActiveRecord::RecordNotFound</text:span></text:span><text:span text:style-name="T19"> if no matching record is found.</text:span></text:p>
          <text:h text:style-name="P31" text:outline-level="5"><text:bookmark text:name="find-by-bang"/><text:span text:style-name="T22">1.1.9 </text:span><text:span text:style-name="Source_20_Text"><text:span text:style-name="T29">find_by!</text:span></text:span></text:h>
          <text:p text:style-name="P15"><text:span text:style-name="Source_20_Text"><text:span text:style-name="T27">Model.find_by!</text:span></text:span><text:span text:style-name="T18"> finds the first record matching some conditions. It </text:span><text:soft-page-break/><text:span text:style-name="T18">raises </text:span><text:span text:style-name="Source_20_Text"><text:span text:style-name="T27">ActiveRecord::RecordNotFound</text:span></text:span><text:span text:style-name="T18"> if no matching record is found. For example:</text:span></text:p>
          <text:section text:style-name="Sect6" text:name="highlighter_863434">
            <table:table table:name="Table21" table:style-name="Table21">
              <table:table-column table:style-name="Table21.A"/>
              <table:table-row>
                <table:table-cell table:style-name="Table21.A1" office:value-type="string">
                  <text:p text:style-name="P26"><text:span text:style-name="Source_20_Text"><text:span text:style-name="T31">Client.find_by! first_name: </text:span></text:span><text:span text:style-name="Source_20_Text"><text:span text:style-name="T45">'Lifo'</text:span></text:span></text:p>
                  <text:p text:style-name="P26"><text:span text:style-name="Source_20_Text"><text:span text:style-name="T42"># =&gt; #&lt;Client id: 1, first_name: "Lifo"&gt;</text:span></text:span></text:p>
                  <text:p text:style-name="P27"> </text:p>
                  <text:p text:style-name="P26"><text:span text:style-name="Source_20_Text"><text:span text:style-name="T31">Client.find_by! first_name: </text:span></text:span><text:span text:style-name="Source_20_Text"><text:span text:style-name="T45">'Jon'</text:span></text:span></text:p>
                  <text:p text:style-name="P26"><text:span text:style-name="Source_20_Text"><text:span text:style-name="T42"># =&gt; ActiveRecord::RecordNotFound</text:span></text:span></text:p>
                </table:table-cell>
              </table:table-row>
            </table:table>
          </text:section>
          <text:p text:style-name="P10">It is equivalent to writing:</text:p>
          <text:section text:style-name="Sect6" text:name="highlighter_754447">
            <table:table table:name="Table22" table:style-name="Table22">
              <table:table-column table:style-name="Table22.A"/>
              <table:table-row>
                <table:table-cell table:style-name="Table22.A1" office:value-type="string">
                  <text:p text:style-name="P26"><text:span text:style-name="Source_20_Text"><text:span text:style-name="T31">Client.where(first_name: </text:span></text:span><text:span text:style-name="Source_20_Text"><text:span text:style-name="T45">'Lifo'</text:span></text:span><text:span text:style-name="Source_20_Text"><text:span text:style-name="T31">).take!</text:span></text:span></text:p>
                </table:table-cell>
              </table:table-row>
            </table:table>
          </text:section>
          <text:h text:style-name="P33" text:outline-level="4"><text:bookmark text:name="retrieving-multiple-objects"/>1.2 Retrieving Multiple Objects</text:h>
          <text:h text:style-name="P29" text:outline-level="5"><text:bookmark text:name="using-multiple-primary-keys"/>1.2.1 Using Multiple Primary Keys</text:h>
          <text:p text:style-name="P15"><text:span text:style-name="Source_20_Text"><text:span text:style-name="T27">Model.find(array_of_primary_key)</text:span></text:span><text:span text:style-name="T18"> accepts an array of </text:span><text:span text:style-name="Emphasis"><text:span text:style-name="T24">primary keys</text:span></text:span><text:span text:style-name="T18">, returning an array containing all of the matching records for the supplied </text:span><text:span text:style-name="Emphasis"><text:span text:style-name="T24">primary keys</text:span></text:span><text:span text:style-name="T18">. For example:</text:span></text:p>
          <text:section text:style-name="Sect6" text:name="highlighter_751135">
            <table:table table:name="Table23" table:style-name="Table23">
              <table:table-column table:style-name="Table23.A"/>
              <table:table-row>
                <table:table-cell table:style-name="Table23.A1" office:value-type="string">
                  <text:p text:style-name="P26"><text:span text:style-name="Source_20_Text"><text:span text:style-name="T42"># Find the clients with primary keys 1 and 10.</text:span></text:span></text:p>
                  <text:p text:style-name="P26"><text:span text:style-name="Source_20_Text"><text:span text:style-name="T31">client = Client.find([</text:span></text:span><text:span text:style-name="Source_20_Text"><text:span text:style-name="T44">1</text:span></text:span><text:span text:style-name="Source_20_Text"><text:span text:style-name="T31">, </text:span></text:span><text:span text:style-name="Source_20_Text"><text:span text:style-name="T44">10</text:span></text:span><text:span text:style-name="Source_20_Text"><text:span text:style-name="T31">]) </text:span></text:span><text:span text:style-name="Source_20_Text"><text:span text:style-name="T42"># Or even Client.find(1, 10)</text:span></text:span></text:p>
                  <text:p text:style-name="P26"><text:span text:style-name="Source_20_Text"><text:span text:style-name="T42"># =&gt; [#&lt;Client id: 1, first_name: "Lifo"&gt;, #&lt;Client id: 10, first_name: "Ryan"&gt;]</text:span></text:span></text:p>
                </table:table-cell>
              </table:table-row>
            </table:table>
          </text:section>
          <text:p text:style-name="P10">The SQL equivalent of the above is:</text:p>
          <text:section text:style-name="Sect6" text:name="highlighter_703926">
            <table:table table:name="Table24" table:style-name="Table24">
              <table:table-column table:style-name="Table24.A"/>
              <table:table-row>
                <table:table-cell table:style-name="Table24.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id </text:span></text:span><text:span text:style-name="Source_20_Text"><text:span text:style-name="T47">IN</text:span></text:span><text:span text:style-name="T39"> </text:span><text:span text:style-name="Source_20_Text"><text:span text:style-name="T31">(1,10))</text:span></text:span></text:p>
                </table:table-cell>
              </table:table-row>
            </table:table>
          </text:section>
          <text:p text:style-name="P15"><text:span text:style-name="Source_20_Text"><text:span text:style-name="T28">Model.find(array_of_primary_key)</text:span></text:span><text:span text:style-name="T19"> will raise an </text:span><text:span text:style-name="Source_20_Text"><text:span text:style-name="T28">ActiveRecord::RecordNotFound</text:span></text:span><text:span text:style-name="T19">exception unless a matching record is found for </text:span><text:span text:style-name="Strong_20_Emphasis"><text:span text:style-name="T23">all</text:span></text:span><text:span text:style-name="T19"> of the supplied primary keys.</text:span></text:p>
          <text:h text:style-name="P29" text:outline-level="5"><text:bookmark text:name="retrieving-multiple-objects-take"/>1.2.2 take</text:h>
          <text:p text:style-name="P15"><text:span text:style-name="Source_20_Text"><text:span text:style-name="T27">Model.take(limit)</text:span></text:span><text:span text:style-name="T18"> retrieves the first number of records specified by </text:span><text:span text:style-name="Source_20_Text"><text:span text:style-name="T27">limit</text:span></text:span><text:span text:style-name="T18"> without any explicit ordering:</text:span></text:p>
          <text:section text:style-name="Sect6" text:name="highlighter_923503">
            <table:table table:name="Table25" table:style-name="Table25">
              <table:table-column table:style-name="Table25.A"/>
              <table:table-row>
                <table:table-cell table:style-name="Table25.A1" office:value-type="string">
                  <text:p text:style-name="P26"><text:span text:style-name="Source_20_Text"><text:span text:style-name="T31">Client.take(</text:span></text:span><text:span text:style-name="Source_20_Text"><text:span text:style-name="T44">2</text:span></text:span><text:span text:style-name="Source_20_Text"><text:span text:style-name="T31">)</text:span></text:span></text:p>
                  <text:p text:style-name="P26"><text:span text:style-name="Source_20_Text"><text:span text:style-name="T42"># =&gt; [#&lt;Client id: 1, first_name: "Lifo"&gt;,</text:span></text:span></text:p>
                  <text:p text:style-name="P26"><text:span text:style-name="Source_20_Text"><text:span text:style-name="T35">      </text:span></text:span><text:span text:style-name="Source_20_Text"><text:span text:style-name="T42">#&lt;Client id: 2, first_name: "Raf"&gt;]</text:span></text:span></text:p>
                </table:table-cell>
              </table:table-row>
            </table:table>
          </text:section>
          <text:p text:style-name="P10">The SQL equivalent of the above is:</text:p>
          <text:section text:style-name="Sect6" text:name="highlighter_587049">
            <table:table table:name="Table26" table:style-name="Table26">
              <table:table-column table:style-name="Table26.A"/>
              <table:table-row>
                <table:table-cell table:style-name="Table2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2</text:span></text:span></text:p>
                </table:table-cell>
              </table:table-row>
            </table:table>
          </text:section>
          <text:h text:style-name="P30" text:outline-level="5"><text:bookmark text:name="retrieving-multiple-objects-first"/>1.2.3 first</text:h>
          <text:p text:style-name="P15"><text:span text:style-name="Source_20_Text"><text:span text:style-name="T27">Model.first(limit)</text:span></text:span><text:span text:style-name="T18"> finds the first number of records specified by </text:span><text:span text:style-name="Source_20_Text"><text:span text:style-name="T27">limit</text:span></text:span><text:span text:style-name="T18"> ordered by primary key:</text:span></text:p>
          <text:section text:style-name="Sect6" text:name="highlighter_692870">
            <table:table table:name="Table27" table:style-name="Table27">
              <table:table-column table:style-name="Table27.A"/>
              <table:table-row>
                <table:table-cell table:style-name="Table27.A1" office:value-type="string">
                  <text:p text:style-name="P26"><text:span text:style-name="Source_20_Text"><text:span text:style-name="T31">Client.first(</text:span></text:span><text:span text:style-name="Source_20_Text"><text:span text:style-name="T44">2</text:span></text:span><text:span text:style-name="Source_20_Text"><text:span text:style-name="T31">)</text:span></text:span></text:p>
                  <text:p text:style-name="P26"><text:span text:style-name="Source_20_Text"><text:span text:style-name="T42"># =&gt; [#&lt;Client id: 1, first_name: "Lifo"&gt;,</text:span></text:span></text:p>
                  <text:p text:style-name="P26"><text:span text:style-name="Source_20_Text"><text:span text:style-name="T35">      </text:span></text:span><text:span text:style-name="Source_20_Text"><text:span text:style-name="T42">#&lt;Client id: 2, first_name: "Raf"&gt;]</text:span></text:span></text:p>
                </table:table-cell>
              </table:table-row>
            </table:table>
          </text:section>
          <text:p text:style-name="P10">The SQL equivalent of the above is:</text:p>
          <text:section text:style-name="Sect6" text:name="highlighter_9239">
            <table:table table:name="Table28" table:style-name="Table28">
              <table:table-column table:style-name="Table28.A"/>
              <table:table-row>
                <table:table-cell table:style-name="Table2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ASC</text:span></text:span><text:span text:style-name="T39"> </text:span><text:span text:style-name="Source_20_Text"><text:span text:style-name="T31">LIMIT 2</text:span></text:span></text:p>
                </table:table-cell>
              </table:table-row>
            </table:table>
          </text:section>
          <text:h text:style-name="P30" text:outline-level="5"><text:bookmark text:name="retrieving-multiple-objects-last"/>1.2.4 last</text:h>
          <text:p text:style-name="P15"><text:span text:style-name="Source_20_Text"><text:span text:style-name="T27">Model.last(limit)</text:span></text:span><text:span text:style-name="T18"> finds the number of records specified by </text:span><text:span text:style-name="Source_20_Text"><text:span text:style-name="T27">limit</text:span></text:span><text:span text:style-name="T18"> ordered by primary key in descending order:</text:span></text:p>
          <text:section text:style-name="Sect6" text:name="highlighter_533132">
            <table:table table:name="Table29" table:style-name="Table29">
              <table:table-column table:style-name="Table29.A"/>
              <table:table-row>
                <table:table-cell table:style-name="Table29.A1" office:value-type="string">
                  <text:p text:style-name="P26"><text:span text:style-name="Source_20_Text"><text:span text:style-name="T31">Client.last(</text:span></text:span><text:span text:style-name="Source_20_Text"><text:span text:style-name="T44">2</text:span></text:span><text:span text:style-name="Source_20_Text"><text:span text:style-name="T31">)</text:span></text:span></text:p>
                  <text:p text:style-name="P26"><text:span text:style-name="Source_20_Text"><text:span text:style-name="T42"># =&gt; [#&lt;Client id: 10, first_name: "Ryan"&gt;,</text:span></text:span></text:p>
                  <text:p text:style-name="P26"><text:span text:style-name="Source_20_Text"><text:span text:style-name="T35">      </text:span></text:span><text:span text:style-name="Source_20_Text"><text:span text:style-name="T42">#&lt;Client id: 9, first_name: "John"&gt;]</text:span></text:span></text:p>
                </table:table-cell>
              </table:table-row>
            </table:table>
          </text:section>
          <text:p text:style-name="P10">The SQL equivalent of the above is:</text:p>
          <text:section text:style-name="Sect6" text:name="highlighter_562430">
            <table:table table:name="Table30" table:style-name="Table30">
              <table:table-column table:style-name="Table30.A"/>
              <table:table-row>
                <table:table-cell table:style-name="Table3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DESC</text:span></text:span><text:span text:style-name="T39"> </text:span><text:span text:style-name="Source_20_Text"><text:span text:style-name="T31">LIMIT 2</text:span></text:span></text:p>
                </table:table-cell>
              </table:table-row>
            </table:table>
          </text:section>
          <text:h text:style-name="P33" text:outline-level="4"><text:bookmark text:name="retrieving-multiple-objects-in-batches"/><text:soft-page-break/>1.3 Retrieving Multiple Objects in Batches</text:h>
          <text:p text:style-name="P7">We often need to iterate over a large set of records, as when we send a newsletter to a large set of users, or when we export data.</text:p>
          <text:p text:style-name="P7">This may appear straightforward:</text:p>
          <text:section text:style-name="Sect6" text:name="highlighter_50307">
            <table:table table:name="Table31" table:style-name="Table31">
              <table:table-column table:style-name="Table31.A"/>
              <table:table-row>
                <table:table-cell table:style-name="Table31.A1" office:value-type="string">
                  <text:p text:style-name="P26"><text:span text:style-name="Source_20_Text"><text:span text:style-name="T42"># This is very inefficient when the users table has thousands of rows.</text:span></text:span></text:p>
                  <text:p text:style-name="P26"><text:span text:style-name="Source_20_Text"><text:span text:style-name="T31">User.all.</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T19">But this approach becomes increasingly impractical as the table size increases, since </text:span><text:span text:style-name="Source_20_Text"><text:span text:style-name="T28">User.all.each</text:span></text:span><text:span text:style-name="T19"> instructs Active Record to fetch </text:span><text:span text:style-name="Emphasis"><text:span text:style-name="T25">the entire table</text:span></text:span><text:span text:style-name="T19"> in a single pass, build a model object per row, and then keep the entire array of model objects in memory. Indeed, if we have a large number of records, the entire collection may exceed the amount of memory available.</text:span></text:p>
          <text:p text:style-name="P15"><text:span text:style-name="T18">Rails provides two methods that address this problem by dividing records into memory-friendly batches for processing. The first method, </text:span><text:span text:style-name="Source_20_Text"><text:span text:style-name="T27">find_each</text:span></text:span><text:span text:style-name="T18">, retrieves a batch of records and then yields</text:span><text:span text:style-name="Emphasis"><text:span text:style-name="T24">each</text:span></text:span><text:span text:style-name="T18"> record to the block individually as a model. The second method, </text:span><text:span text:style-name="Source_20_Text"><text:span text:style-name="T27">find_in_batches</text:span></text:span><text:span text:style-name="T18">, retrieves a batch of records and then yields </text:span><text:span text:style-name="Emphasis"><text:span text:style-name="T24">the entire batch</text:span></text:span><text:span text:style-name="T18"> to the block as an array of models.</text:span></text:p>
          <text:p text:style-name="P15"><text:span text:style-name="T17">The </text:span><text:span text:style-name="Source_20_Text"><text:span text:style-name="T26">find_each</text:span></text:span><text:span text:style-name="T17"> and </text:span><text:span text:style-name="Source_20_Text"><text:span text:style-name="T26">find_in_batches</text:span></text:span><text:span text:style-name="T17"> methods are intended for use in the batch processing of a large number of records that wouldn't fit in memory all at once. If you just need to loop over a thousand records the regular find methods are the preferred option.</text:span></text:p>
          <text:h text:style-name="P31" text:outline-level="5"><text:bookmark text:name="find-each"/><text:span text:style-name="T22">1.3.1 </text:span><text:span text:style-name="Source_20_Text"><text:span text:style-name="T29">find_each</text:span></text:span></text:h>
          <text:p text:style-name="P15"><text:span text:style-name="T18">The </text:span><text:span text:style-name="Source_20_Text"><text:span text:style-name="T27">find_each</text:span></text:span><text:span text:style-name="T18"> method retrieves a batch of records and then yields </text:span><text:span text:style-name="Emphasis"><text:span text:style-name="T24">each</text:span></text:span><text:span text:style-name="T18"> record to the block individually as a model. In the following example, </text:span><text:span text:style-name="Source_20_Text"><text:span text:style-name="T27">find_each</text:span></text:span><text:span text:style-name="T18"> will retrieve 1000 records (the current default for both </text:span><text:span text:style-name="Source_20_Text"><text:span text:style-name="T27">find_each</text:span></text:span><text:span text:style-name="T18"> and </text:span><text:span text:style-name="Source_20_Text"><text:span text:style-name="T27">find_in_batches</text:span></text:span><text:span text:style-name="T18">) and then yield each record individually to the block as a model. This process is repeated until all of the records have been processed:</text:span></text:p>
          <text:section text:style-name="Sect6" text:name="highlighter_254071">
            <table:table table:name="Table32" table:style-name="Table32">
              <table:table-column table:style-name="Table32.A"/>
              <table:table-row>
                <table:table-cell table:style-name="Table32.A1" office:value-type="string">
                  <text:p text:style-name="P26"><text:span text:style-name="Source_20_Text"><text:span text:style-name="T31">User.find_each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h text:style-name="P35" text:outline-level="6"><text:bookmark text:name="options-for-find-each"/><text:span text:style-name="T19">1.3.1.1 Options for </text:span><text:span text:style-name="Source_20_Text"><text:span text:style-name="T28">find_each</text:span></text:span></text:h>
          <text:p text:style-name="P15"><text:span text:style-name="T18">The </text:span><text:span text:style-name="Source_20_Text"><text:span text:style-name="T27">find_each</text:span></text:span><text:span text:style-name="T18"> method accepts most of the options allowed by the regular </text:span><text:span text:style-name="Source_20_Text"><text:span text:style-name="T27">find</text:span></text:span><text:span text:style-name="T18"> method, except for </text:span><text:span text:style-name="Source_20_Text"><text:span text:style-name="T27">:order</text:span></text:span><text:span text:style-name="T18"> and </text:span><text:span text:style-name="Source_20_Text"><text:span text:style-name="T27">:limit</text:span></text:span><text:span text:style-name="T18">, which are reserved for internal use by </text:span><text:span text:style-name="Source_20_Text"><text:span text:style-name="T27">find_each</text:span></text:span><text:span text:style-name="T18">.</text:span></text:p>
          <text:p text:style-name="P15"><text:span text:style-name="T18">Two additional options, </text:span><text:span text:style-name="Source_20_Text"><text:span text:style-name="T27">:batch_size</text:span></text:span><text:span text:style-name="T18"> and </text:span><text:span text:style-name="Source_20_Text"><text:span text:style-name="T27">:start</text:span></text:span><text:span text:style-name="T18">, are available as well.</text:span></text:p>
          <text:p text:style-name="P15"><text:span text:style-name="Strong_20_Emphasis"><text:span text:style-name="Source_20_Text"><text:span text:style-name="T29">:batch_size</text:span></text:span></text:span></text:p>
          <text:p text:style-name="P15"><text:span text:style-name="T18">The </text:span><text:span text:style-name="Source_20_Text"><text:span text:style-name="T27">:batch_size</text:span></text:span><text:span text:style-name="T18"> option allows you to specify the number of records to be retrieved in each batch, before being passed individually to the block. For example, to retrieve records in batches of 5000:</text:span></text:p>
          <text:section text:style-name="Sect6" text:name="highlighter_972077">
            <table:table table:name="Table33" table:style-name="Table33">
              <table:table-column table:style-name="Table33.A"/>
              <table:table-row>
                <table:table-cell table:style-name="Table33.A1" office:value-type="string">
                  <text:p text:style-name="P26"><text:span text:style-name="Source_20_Text"><text:span text:style-name="T31">User.find_each(batch_size: </text:span></text:span><text:span text:style-name="Source_20_Text"><text:span text:style-name="T44">5000</text:span></text:span><text:span text:style-name="Source_20_Text"><text:span text:style-name="T31">)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Strong_20_Emphasis"><text:span text:style-name="Source_20_Text"><text:span text:style-name="T30">:start</text:span></text:span></text:span></text:p>
          <text:p text:style-name="P15"><text:span text:style-name="T18">By default, records are fetched in ascending order of the primary key, which must be an integer. </text:span><text:soft-page-break/><text:span text:style-name="T18">The </text:span><text:span text:style-name="Source_20_Text"><text:span text:style-name="T27">:start</text:span></text:span><text:span text:style-name="T18"> option allows you to configure the first ID of the sequence whenever the lowest ID is not the one you need. This would be useful, for example, if you wanted to resume an interrupted batch process, provided you saved the last processed ID as a checkpoint.</text:span></text:p>
          <text:p text:style-name="P7">For example, to send newsletters only to users with the primary key starting from 2000, and to retrieve them in batches of 5000:</text:p>
          <text:section text:style-name="Sect6" text:name="highlighter_306457">
            <table:table table:name="Table34" table:style-name="Table34">
              <table:table-column table:style-name="Table34.A"/>
              <table:table-row>
                <table:table-cell table:style-name="Table34.A1" office:value-type="string">
                  <text:p text:style-name="P26"><text:span text:style-name="Source_20_Text"><text:span text:style-name="T31">User.find_each(start: </text:span></text:span><text:span text:style-name="Source_20_Text"><text:span text:style-name="T44">2000</text:span></text:span><text:span text:style-name="Source_20_Text"><text:span text:style-name="T31">, batch_size: </text:span></text:span><text:span text:style-name="Source_20_Text"><text:span text:style-name="T44">5000</text:span></text:span><text:span text:style-name="Source_20_Text"><text:span text:style-name="T31">)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T19">Another example would be if you wanted multiple workers handling the same processing queue. You could have each worker handle 10000 records by setting the appropriate </text:span><text:span text:style-name="Source_20_Text"><text:span text:style-name="T28">:start</text:span></text:span><text:span text:style-name="T19"> option on each worker.</text:span></text:p>
          <text:h text:style-name="P31" text:outline-level="5"><text:bookmark text:name="find-in-batches"/><text:span text:style-name="T22">1.3.2 </text:span><text:span text:style-name="Source_20_Text"><text:span text:style-name="T29">find_in_batches</text:span></text:span></text:h>
          <text:p text:style-name="P15"><text:span text:style-name="T18">The </text:span><text:span text:style-name="Source_20_Text"><text:span text:style-name="T27">find_in_batches</text:span></text:span><text:span text:style-name="T18"> method is similar to </text:span><text:span text:style-name="Source_20_Text"><text:span text:style-name="T27">find_each</text:span></text:span><text:span text:style-name="T18">, since both retrieve batches of records. The difference is that </text:span><text:span text:style-name="Source_20_Text"><text:span text:style-name="T27">find_in_batches</text:span></text:span><text:span text:style-name="T18"> yields </text:span><text:span text:style-name="Emphasis"><text:span text:style-name="T24">batches</text:span></text:span><text:span text:style-name="T18"> to the block as an array of models, instead of individually. The following example will yield to the supplied block an array of up to 1000 invoices at a time, with the final block containing any remaining invoices:</text:span></text:p>
          <text:section text:style-name="Sect6" text:name="highlighter_943439">
            <table:table table:name="Table35" table:style-name="Table35">
              <table:table-column table:style-name="Table35.A"/>
              <table:table-row>
                <table:table-cell table:style-name="Table35.A1" office:value-type="string">
                  <text:p text:style-name="P26"><text:span text:style-name="Source_20_Text"><text:span text:style-name="T42"># Give add_invoices an array of 1000 invoices at a time</text:span></text:span></text:p>
                  <text:p text:style-name="P26"><text:span text:style-name="Source_20_Text"><text:span text:style-name="T31">Invoice.find_in_batches(include: </text:span></text:span><text:span text:style-name="Source_20_Text"><text:span text:style-name="T32">:invoice_lines</text:span></text:span><text:span text:style-name="Source_20_Text"><text:span text:style-name="T31">) </text:span></text:span><text:span text:style-name="Source_20_Text"><text:span text:style-name="T37">do</text:span></text:span><text:span text:style-name="T39"> </text:span><text:span text:style-name="Source_20_Text"><text:span text:style-name="T31">|invoices|</text:span></text:span></text:p>
                  <text:p text:style-name="P26"><text:span text:style-name="Source_20_Text"><text:span text:style-name="T35">  </text:span></text:span><text:span text:style-name="Source_20_Text"><text:span text:style-name="T31">export.add_invoices(invoices)</text:span></text:span></text:p>
                  <text:p text:style-name="P26"><text:span text:style-name="Source_20_Text"><text:span text:style-name="T37">end</text:span></text:span></text:p>
                </table:table-cell>
              </table:table-row>
            </table:table>
          </text:section>
          <text:p text:style-name="P15"><text:span text:style-name="T19">The </text:span><text:span text:style-name="Source_20_Text"><text:span text:style-name="T28">:include</text:span></text:span><text:span text:style-name="T19"> option allows you to name associations that should be loaded alongside with the models.</text:span></text:p>
          <text:h text:style-name="P35" text:outline-level="6"><text:bookmark text:name="options-for-find-in-batches"/><text:span text:style-name="T18">1.3.2.1 Options for </text:span><text:span text:style-name="Source_20_Text"><text:span text:style-name="T27">find_in_batches</text:span></text:span></text:h>
          <text:p text:style-name="P15"><text:span text:style-name="T18">The </text:span><text:span text:style-name="Source_20_Text"><text:span text:style-name="T27">find_in_batches</text:span></text:span><text:span text:style-name="T18"> method accepts the same </text:span><text:span text:style-name="Source_20_Text"><text:span text:style-name="T27">:batch_size</text:span></text:span><text:span text:style-name="T18"> and </text:span><text:span text:style-name="Source_20_Text"><text:span text:style-name="T27">:start</text:span></text:span><text:span text:style-name="T18"> options as </text:span><text:span text:style-name="Source_20_Text"><text:span text:style-name="T27">find_each</text:span></text:span><text:span text:style-name="T18">, as well as most of the options allowed by the regular </text:span><text:span text:style-name="Source_20_Text"><text:span text:style-name="T27">find</text:span></text:span><text:span text:style-name="T18"> method, except for </text:span><text:span text:style-name="Source_20_Text"><text:span text:style-name="T27">:order</text:span></text:span><text:span text:style-name="T18">and </text:span><text:span text:style-name="Source_20_Text"><text:span text:style-name="T27">:limit</text:span></text:span><text:span text:style-name="T18">, which are reserved for internal use by </text:span><text:span text:style-name="Source_20_Text"><text:span text:style-name="T27">find_in_batches</text:span></text:span><text:span text:style-name="T18">.</text:span></text:p>
          <text:h text:style-name="P24" text:outline-level="3"><text:bookmark text:name="conditions"/>2 Conditions</text:h>
          <text:p text:style-name="P15"><text:span text:style-name="T18">The </text:span><text:span text:style-name="Source_20_Text"><text:span text:style-name="T27">where</text:span></text:span><text:span text:style-name="T18"> method allows you to specify conditions to limit the records returned, representing the </text:span><text:span text:style-name="Source_20_Text"><text:span text:style-name="T27">WHERE</text:span></text:span><text:span text:style-name="T18">-part of the SQL statement. Conditions can either be specified as a string, array, or hash.</text:span></text:p>
          <text:h text:style-name="P32" text:outline-level="4"><text:bookmark text:name="pure-string-conditions"/>2.1 Pure String Conditions</text:h>
          <text:p text:style-name="P15"><text:span text:style-name="T18">If you'd like to add conditions to your find, you could just specify them in there, just like </text:span><text:span text:style-name="Source_20_Text"><text:span text:style-name="T27">Client.where("orders_count = '2'")</text:span></text:span><text:span text:style-name="T18">. This will find all clients where the </text:span><text:span text:style-name="Source_20_Text"><text:span text:style-name="T27">orders_count</text:span></text:span><text:span text:style-name="T18"> field's value is 2.</text:span></text:p>
          <text:p text:style-name="P15"><text:span text:style-name="T20">Building your own conditions as pure strings can leave you vulnerable to SQL injection exploits. For example, </text:span><text:span text:style-name="Source_20_Text"><text:span text:style-name="T27">Client.where("first_name LIKE '%#{params[:first_name]}%'")</text:span></text:span><text:span text:style-name="T20"> is not safe. See the next section for the preferred way to handle conditions using an array.</text:span></text:p>
          <text:h text:style-name="P32" text:outline-level="4"><text:bookmark text:name="array-conditions"/>2.2 Array Conditions</text:h>
          <text:p text:style-name="P7">Now what if that number could vary, say as an argument from somewhere? The find would then take the form:</text:p>
          <text:section text:style-name="Sect6" text:name="highlighter_968660">
            <table:table table:name="Table36" table:style-name="Table36">
              <table:table-column table:style-name="Table36.A"/>
              <table:table-row>
                <table:table-cell table:style-name="Table36.A1" office:value-type="string">
                  <text:p text:style-name="P26"><text:span text:style-name="Source_20_Text"><text:span text:style-name="T31">Client.where(</text:span></text:span><text:span text:style-name="Source_20_Text"><text:span text:style-name="T45">"orders_count = ?"</text:span></text:span><text:span text:style-name="Source_20_Text"><text:span text:style-name="T31">, params[</text:span></text:span><text:span text:style-name="Source_20_Text"><text:span text:style-name="T32">:orders</text:span></text:span><text:span text:style-name="Source_20_Text"><text:span text:style-name="T31">])</text:span></text:span></text:p>
                </table:table-cell>
              </table:table-row>
            </table:table>
          </text:section>
          <text:p text:style-name="P15"><text:span text:style-name="T19">Active Record will go through the first element in the conditions value and any additional elements will </text:span><text:soft-page-break/><text:span text:style-name="T19">replace the question marks </text:span><text:span text:style-name="Source_20_Text"><text:span text:style-name="T28">(?)</text:span></text:span><text:span text:style-name="T19"> in the first element.</text:span></text:p>
          <text:p text:style-name="P7">If you want to specify multiple conditions:</text:p>
          <text:section text:style-name="Sect6" text:name="highlighter_390624">
            <table:table table:name="Table37" table:style-name="Table37">
              <table:table-column table:style-name="Table37.A"/>
              <table:table-row>
                <table:table-cell table:style-name="Table37.A1" office:value-type="string">
                  <text:p text:style-name="P26"><text:span text:style-name="Source_20_Text"><text:span text:style-name="T31">Client.where(</text:span></text:span><text:span text:style-name="Source_20_Text"><text:span text:style-name="T45">"orders_count = ? AND locked = ?"</text:span></text:span><text:span text:style-name="Source_20_Text"><text:span text:style-name="T31">, params[</text:span></text:span><text:span text:style-name="Source_20_Text"><text:span text:style-name="T32">:orders</text:span></text:span><text:span text:style-name="Source_20_Text"><text:span text:style-name="T31">], </text:span></text:span><text:span text:style-name="Source_20_Text"><text:span text:style-name="T37">false</text:span></text:span><text:span text:style-name="Source_20_Text"><text:span text:style-name="T31">)</text:span></text:span></text:p>
                </table:table-cell>
              </table:table-row>
            </table:table>
          </text:section>
          <text:p text:style-name="P15"><text:span text:style-name="T19">In this example, the first question mark will be replaced with the value in </text:span><text:span text:style-name="Source_20_Text"><text:span text:style-name="T28">params[:orders]</text:span></text:span><text:span text:style-name="T19"> and the second will be replaced with the SQL representation of </text:span><text:span text:style-name="Source_20_Text"><text:span text:style-name="T28">false</text:span></text:span><text:span text:style-name="T19">, which depends on the adapter.</text:span></text:p>
          <text:p text:style-name="P7">This code is highly preferable:</text:p>
          <text:section text:style-name="Sect6" text:name="highlighter_422801">
            <table:table table:name="Table38" table:style-name="Table38">
              <table:table-column table:style-name="Table38.A"/>
              <table:table-row>
                <table:table-cell table:style-name="Table38.A1" office:value-type="string">
                  <text:p text:style-name="P26"><text:span text:style-name="Source_20_Text"><text:span text:style-name="T31">Client.where(</text:span></text:span><text:span text:style-name="Source_20_Text"><text:span text:style-name="T45">"orders_count = ?"</text:span></text:span><text:span text:style-name="Source_20_Text"><text:span text:style-name="T31">, params[</text:span></text:span><text:span text:style-name="Source_20_Text"><text:span text:style-name="T32">:orders</text:span></text:span><text:span text:style-name="Source_20_Text"><text:span text:style-name="T31">])</text:span></text:span></text:p>
                </table:table-cell>
              </table:table-row>
            </table:table>
          </text:section>
          <text:p text:style-name="P10">to this code:</text:p>
          <text:section text:style-name="Sect6" text:name="highlighter_952620">
            <table:table table:name="Table39" table:style-name="Table39">
              <table:table-column table:style-name="Table39.A"/>
              <table:table-row>
                <table:table-cell table:style-name="Table39.A1" office:value-type="string">
                  <text:p text:style-name="P26"><text:span text:style-name="Source_20_Text"><text:span text:style-name="T31">Client.where(</text:span></text:span><text:span text:style-name="Source_20_Text"><text:span text:style-name="T45">"orders_count = #{params[:orders]}"</text:span></text:span><text:span text:style-name="Source_20_Text"><text:span text:style-name="T31">)</text:span></text:span></text:p>
                </table:table-cell>
              </table:table-row>
            </table:table>
          </text:section>
          <text:p text:style-name="P2"><text:span text:style-name="T19">because of argument safety. Putting the variable directly into the conditions string will pass the variable to the database </text:span><text:span text:style-name="Strong_20_Emphasis"><text:span text:style-name="T23">as-is</text:span></text:span><text:span text:style-name="T19">. This means that it will be an unescaped variable directly from a user who may have malicious intent. If you do this, you put your entire database at risk because once a user finds out he or she can exploit your database they can do just about anything to it. Never ever put your arguments directly inside the conditions string.</text:span></text:p>
          <text:p text:style-name="P2"><text:span text:style-name="T17">For more information on the dangers of SQL injection, see the </text:span><text:a xlink:type="simple" xlink:href="http://guides.rubyonrails.org/security.html#sql-injection"><text:span text:style-name="T14">Ruby on Rails Security Guide</text:span></text:a><text:span text:style-name="T17">.</text:span></text:p>
          <text:h text:style-name="P29" text:outline-level="5"><text:bookmark text:name="placeholder-conditions"/>2.2.1 Placeholder Conditions</text:h>
          <text:p text:style-name="P15"><text:span text:style-name="T18">Similar to the </text:span><text:span text:style-name="Source_20_Text"><text:span text:style-name="T27">(?)</text:span></text:span><text:span text:style-name="T18"> replacement style of params, you can also specify keys/values hash in your array conditions:</text:span></text:p>
          <text:section text:style-name="Sect6" text:name="highlighter_574252">
            <table:table table:name="Table40" table:style-name="Table40">
              <table:table-column table:style-name="Table40.A"/>
              <table:table-row>
                <table:table-cell table:style-name="Table40.A1" office:value-type="string">
                  <text:p text:style-name="P26"><text:span text:style-name="Source_20_Text"><text:span text:style-name="T31">Client.where(</text:span></text:span><text:span text:style-name="Source_20_Text"><text:span text:style-name="T45">"created_at &gt;= :start_date AND created_at &lt;= :end_date"</text:span></text:span><text:span text:style-name="Source_20_Text"><text:span text:style-name="T31">,</text:span></text:span></text:p>
                  <text:p text:style-name="P26"><text:span text:style-name="Source_20_Text"><text:span text:style-name="T35">  </text:span></text:span><text:span text:style-name="Source_20_Text"><text:span text:style-name="T31">{start_date: params[</text:span></text:span><text:span text:style-name="Source_20_Text"><text:span text:style-name="T32">:start_date</text:span></text:span><text:span text:style-name="Source_20_Text"><text:span text:style-name="T31">], end_date: params[</text:span></text:span><text:span text:style-name="Source_20_Text"><text:span text:style-name="T32">:end_date</text:span></text:span><text:span text:style-name="Source_20_Text"><text:span text:style-name="T31">]})</text:span></text:span></text:p>
                </table:table-cell>
              </table:table-row>
            </table:table>
          </text:section>
          <text:p text:style-name="P10">This makes for clearer readability if you have a large number of variable conditions.</text:p>
          <text:h text:style-name="P32" text:outline-level="4"><text:bookmark text:name="hash-conditions"/>2.3 Hash Conditions</text:h>
          <text:p text:style-name="P7">Active Record also allows you to pass in hash conditions which can increase the readability of your conditions syntax. With hash conditions, you pass in a hash with keys of the fields you want conditionalised and the values of how you want to conditionalise them:</text:p>
          <text:p text:style-name="P12">Only equality, range and subset checking are possible with Hash conditions.</text:p>
          <text:h text:style-name="P29" text:outline-level="5"><text:bookmark text:name="equality-conditions"/>2.3.1 Equality Conditions</text:h>
          <text:section text:style-name="Sect6" text:name="highlighter_325421">
            <table:table table:name="Table41" table:style-name="Table41">
              <table:table-column table:style-name="Table41.A"/>
              <table:table-row>
                <table:table-cell table:style-name="Table41.A1" office:value-type="string">
                  <text:p text:style-name="P26"><text:span text:style-name="Source_20_Text"><text:span text:style-name="T31">Client.where(locked: </text:span></text:span><text:span text:style-name="Source_20_Text"><text:span text:style-name="T37">true</text:span></text:span><text:span text:style-name="Source_20_Text"><text:span text:style-name="T31">)</text:span></text:span></text:p>
                </table:table-cell>
              </table:table-row>
            </table:table>
          </text:section>
          <text:p text:style-name="P10">The field name can also be a string:</text:p>
          <text:section text:style-name="Sect6" text:name="highlighter_898519">
            <table:table table:name="Table42" table:style-name="Table42">
              <table:table-column table:style-name="Table42.A"/>
              <table:table-row>
                <table:table-cell table:style-name="Table42.A1" office:value-type="string">
                  <text:p text:style-name="P26"><text:span text:style-name="Source_20_Text"><text:span text:style-name="T31">Client.where(</text:span></text:span><text:span text:style-name="Source_20_Text"><text:span text:style-name="T45">'locked'</text:span></text:span><text:span text:style-name="T39"> </text:span><text:span text:style-name="Source_20_Text"><text:span text:style-name="T31">=&gt; </text:span></text:span><text:span text:style-name="Source_20_Text"><text:span text:style-name="T37">true</text:span></text:span><text:span text:style-name="Source_20_Text"><text:span text:style-name="T31">)</text:span></text:span></text:p>
                </table:table-cell>
              </table:table-row>
            </table:table>
          </text:section>
          <text:p text:style-name="P10">In the case of a belongs_to relationship, an association key can be used to specify the model if an Active Record object is used as the value. This method works with polymorphic relationships as well.</text:p>
          <text:section text:style-name="Sect6" text:name="highlighter_977152">
            <table:table table:name="Table43" table:style-name="Table43">
              <table:table-column table:style-name="Table43.A"/>
              <table:table-row>
                <table:table-cell table:style-name="Table43.A1" office:value-type="string">
                  <text:p text:style-name="P26"><text:span text:style-name="Source_20_Text"><text:span text:style-name="T31">Post.where(author: author)</text:span></text:span></text:p>
                  <text:p text:style-name="P26"><text:span text:style-name="Source_20_Text"><text:span text:style-name="T31">Author.joins(</text:span></text:span><text:span text:style-name="Source_20_Text"><text:span text:style-name="T32">:posts</text:span></text:span><text:span text:style-name="Source_20_Text"><text:span text:style-name="T31">).where(posts: {author: author})</text:span></text:span></text:p>
                </table:table-cell>
              </table:table-row>
            </table:table>
          </text:section>
          <text:p text:style-name="P15"><text:span text:style-name="T19">The values cannot be symbols. For example, you cannot do </text:span><text:span text:style-name="Source_20_Text"><text:span text:style-name="T28">Client.where(status: :active)</text:span></text:span><text:span text:style-name="T19">.</text:span></text:p>
          <text:h text:style-name="P29" text:outline-level="5"><text:bookmark text:name="range-conditions"/>2.3.2 Range Conditions</text:h>
          <text:section text:style-name="Sect6" text:name="highlighter_985960">
            <table:table table:name="Table44" table:style-name="Table44">
              <table:table-column table:style-name="Table44.A"/>
              <table:table-row>
                <table:table-cell table:style-name="Table44.A1" office:value-type="string">
                  <text:p text:style-name="P26"><text:span text:style-name="Source_20_Text"><text:span text:style-name="T31">Client.where(created_at: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able:table-cell>
              </table:table-row>
            </table:table>
          </text:section>
          <text:p text:style-name="P15"><text:span text:style-name="T19">This will find all clients created yesterday by using a </text:span><text:span text:style-name="Source_20_Text"><text:span text:style-name="T28">BETWEEN</text:span></text:span><text:span text:style-name="T19"> SQL statement:</text:span></text:p>
          <text:section text:style-name="Sect6" text:name="highlighter_819513">
            <table:table table:name="Table45" table:style-name="Table45">
              <table:table-column table:style-name="Table45.A"/>
              <table:table-row>
                <table:table-cell table:style-name="Table4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created_at </text:span></text:span><text:span text:style-name="Source_20_Text"><text:span text:style-name="T47">BETWEEN</text:span></text:span><text:span text:style-name="T39"> </text:span><text:span text:style-name="Source_20_Text"><text:span text:style-name="T45">'2008-12-21 00:00:00'</text:span></text:span><text:span text:style-name="T39"> </text:span><text:span text:style-name="Source_20_Text"><text:span text:style-name="T47">AND</text:span></text:span><text:span text:style-name="T39"> </text:span><text:span text:style-name="Source_20_Text"><text:span text:style-name="T45">'2008-12-22 00:00:00'</text:span></text:span><text:span text:style-name="Source_20_Text"><text:span text:style-name="T31">)</text:span></text:span></text:p>
                </table:table-cell>
              </table:table-row>
            </table:table>
          </text:section>
          <text:p text:style-name="P2"><text:span text:style-name="T19">This demonstrates a shorter syntax for the examples in </text:span><text:a xlink:type="simple" xlink:href="http://guides.rubyonrails.org/active_record_querying.html#array-conditions"><text:span text:style-name="T15">Array Conditions</text:span></text:a></text:p>
          <text:h text:style-name="P29" text:outline-level="5"><text:bookmark text:name="subset-conditions"/><text:soft-page-break/>2.3.3 Subset Conditions</text:h>
          <text:p text:style-name="P15"><text:span text:style-name="T18">If you want to find records using the </text:span><text:span text:style-name="Source_20_Text"><text:span text:style-name="T27">IN</text:span></text:span><text:span text:style-name="T18"> expression you can pass an array to the conditions hash:</text:span></text:p>
          <text:section text:style-name="Sect6" text:name="highlighter_899328">
            <table:table table:name="Table46" table:style-name="Table46">
              <table:table-column table:style-name="Table46.A"/>
              <table:table-row>
                <table:table-cell table:style-name="Table46.A1" office:value-type="string">
                  <text:p text:style-name="P26"><text:span text:style-name="Source_20_Text"><text:span text:style-name="T31">Client.where(orders_count: [</text:span></text:span><text:span text:style-name="Source_20_Text"><text:span text:style-name="T44">1</text:span></text:span><text:span text:style-name="Source_20_Text"><text:span text:style-name="T31">,</text:span></text:span><text:span text:style-name="Source_20_Text"><text:span text:style-name="T44">3</text:span></text:span><text:span text:style-name="Source_20_Text"><text:span text:style-name="T31">,</text:span></text:span><text:span text:style-name="Source_20_Text"><text:span text:style-name="T44">5</text:span></text:span><text:span text:style-name="Source_20_Text"><text:span text:style-name="T31">])</text:span></text:span></text:p>
                </table:table-cell>
              </table:table-row>
            </table:table>
          </text:section>
          <text:p text:style-name="P10">This code will generate SQL like this:</text:p>
          <text:section text:style-name="Sect6" text:name="highlighter_310815">
            <table:table table:name="Table47" table:style-name="Table47">
              <table:table-column table:style-name="Table47.A"/>
              <table:table-row>
                <table:table-cell table:style-name="Table47.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orders_count </text:span></text:span><text:span text:style-name="Source_20_Text"><text:span text:style-name="T47">IN</text:span></text:span><text:span text:style-name="T39"> </text:span><text:span text:style-name="Source_20_Text"><text:span text:style-name="T31">(1,3,5))</text:span></text:span></text:p>
                </table:table-cell>
              </table:table-row>
            </table:table>
          </text:section>
          <text:h text:style-name="P33" text:outline-level="4"><text:bookmark text:name="not-conditions"/>2.4 NOT Conditions</text:h>
          <text:p text:style-name="P15"><text:span text:style-name="Source_20_Text"><text:span text:style-name="T27">NOT</text:span></text:span><text:span text:style-name="T18"> SQL queries can be built by </text:span><text:span text:style-name="Source_20_Text"><text:span text:style-name="T27">where.not</text:span></text:span><text:span text:style-name="T18">.</text:span></text:p>
          <text:section text:style-name="Sect6" text:name="highlighter_527383">
            <table:table table:name="Table48" table:style-name="Table48">
              <table:table-column table:style-name="Table48.A"/>
              <table:table-row>
                <table:table-cell table:style-name="Table48.A1" office:value-type="string">
                  <text:p text:style-name="P26"><text:span text:style-name="Source_20_Text"><text:span text:style-name="T31">Post.where.</text:span></text:span><text:span text:style-name="Source_20_Text"><text:span text:style-name="T37">not</text:span></text:span><text:span text:style-name="Source_20_Text"><text:span text:style-name="T31">(author: author)</text:span></text:span></text:p>
                </table:table-cell>
              </table:table-row>
            </table:table>
          </text:section>
          <text:p text:style-name="P15"><text:span text:style-name="T19">In other words, this query can be generated by calling </text:span><text:span text:style-name="Source_20_Text"><text:span text:style-name="T28">where</text:span></text:span><text:span text:style-name="T19"> with no argument, then immediately chain with </text:span><text:span text:style-name="Source_20_Text"><text:span text:style-name="T28">not</text:span></text:span><text:span text:style-name="T19"> passing </text:span><text:span text:style-name="Source_20_Text"><text:span text:style-name="T28">where</text:span></text:span><text:span text:style-name="T19"> conditions.</text:span></text:p>
          <text:h text:style-name="P24" text:outline-level="3"><text:bookmark text:name="ordering"/>3 Ordering</text:h>
          <text:p text:style-name="P15"><text:span text:style-name="T18">To retrieve records from the database in a specific order, you can use the </text:span><text:span text:style-name="Source_20_Text"><text:span text:style-name="T27">order</text:span></text:span><text:span text:style-name="T18"> method.</text:span></text:p>
          <text:p text:style-name="P15"><text:span text:style-name="T18">For example, if you're getting a set of records and want to order them in ascending order by the </text:span><text:span text:style-name="Source_20_Text"><text:span text:style-name="T27">created_at</text:span></text:span><text:span text:style-name="T18"> field in your table:</text:span></text:p>
          <text:section text:style-name="Sect6" text:name="highlighter_390523">
            <table:table table:name="Table49" table:style-name="Table49">
              <table:table-column table:style-name="Table49.A"/>
              <table:table-row>
                <table:table-cell table:style-name="Table49.A1" office:value-type="string">
                  <text:p text:style-name="P26"><text:span text:style-name="Source_20_Text"><text:span text:style-name="T31">Client.order(</text:span></text:span><text:span text:style-name="Source_20_Text"><text:span text:style-name="T32">:created_at</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text:span></text:span><text:span text:style-name="Source_20_Text"><text:span text:style-name="T31">)</text:span></text:span></text:p>
                </table:table-cell>
              </table:table-row>
            </table:table>
          </text:section>
          <text:p text:style-name="P15"><text:span text:style-name="T19">You could specify </text:span><text:span text:style-name="Source_20_Text"><text:span text:style-name="T28">ASC</text:span></text:span><text:span text:style-name="T19"> or </text:span><text:span text:style-name="Source_20_Text"><text:span text:style-name="T28">DESC</text:span></text:span><text:span text:style-name="T19"> as well:</text:span></text:p>
          <text:section text:style-name="Sect6" text:name="highlighter_720612">
            <table:table table:name="Table50" table:style-name="Table50">
              <table:table-column table:style-name="Table50.A"/>
              <table:table-row>
                <table:table-cell table:style-name="Table50.A1" office:value-type="string">
                  <text:p text:style-name="P26"><text:span text:style-name="Source_20_Text"><text:span text:style-name="T31">Client.order(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created_at: </text:span></text:span><text:span text:style-name="Source_20_Text"><text:span text:style-name="T32">:a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 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 ASC"</text:span></text:span><text:span text:style-name="Source_20_Text"><text:span text:style-name="T31">)</text:span></text:span></text:p>
                </table:table-cell>
              </table:table-row>
            </table:table>
          </text:section>
          <text:p text:style-name="P10">Or ordering by multiple fields:</text:p>
          <text:section text:style-name="Sect6" text:name="highlighter_925944">
            <table:table table:name="Table51" table:style-name="Table51">
              <table:table-column table:style-name="Table51.A"/>
              <table:table-row>
                <table:table-cell table:style-name="Table51.A1" office:value-type="string">
                  <text:p text:style-name="P26"><text:span text:style-name="Source_20_Text"><text:span text:style-name="T31">Client.order(orders_count: </text:span></text:span><text:span text:style-name="Source_20_Text"><text:span text:style-name="T32">:asc</text:span></text:span><text:span text:style-name="Source_20_Text"><text:span text:style-name="T31">, 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32">:orders_count</text:span></text:span><text:span text:style-name="Source_20_Text"><text:span text:style-name="T31">, 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orders_count ASC, created_at 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orders_count ASC"</text:span></text:span><text:span text:style-name="Source_20_Text"><text:span text:style-name="T31">, </text:span></text:span><text:span text:style-name="Source_20_Text"><text:span text:style-name="T45">"created_at DESC"</text:span></text:span><text:span text:style-name="Source_20_Text"><text:span text:style-name="T31">)</text:span></text:span></text:p>
                </table:table-cell>
              </table:table-row>
            </table:table>
          </text:section>
          <text:p text:style-name="P15"><text:span text:style-name="T19">If you want to call </text:span><text:span text:style-name="Source_20_Text"><text:span text:style-name="T28">order</text:span></text:span><text:span text:style-name="T19"> multiple times e.g. in different context, new order will append previous one</text:span></text:p>
          <text:section text:style-name="Sect6" text:name="highlighter_133805">
            <table:table table:name="Table52" table:style-name="Table52">
              <table:table-column table:style-name="Table52.A"/>
              <table:table-row>
                <table:table-cell table:style-name="Table52.A1" office:value-type="string">
                  <text:p text:style-name="P26"><text:span text:style-name="Source_20_Text"><text:span text:style-name="T31">Client.order(</text:span></text:span><text:span text:style-name="Source_20_Text"><text:span text:style-name="T45">"orders_count ASC"</text:span></text:span><text:span text:style-name="Source_20_Text"><text:span text:style-name="T31">).order(</text:span></text:span><text:span text:style-name="Source_20_Text"><text:span text:style-name="T45">"created_at DESC"</text:span></text:span><text:span text:style-name="Source_20_Text"><text:span text:style-name="T31">)</text:span></text:span></text:p>
                  <text:p text:style-name="P26"><text:span text:style-name="Source_20_Text"><text:span text:style-name="T42"># SELECT * FROM clients ORDER BY orders_count ASC, created_at DESC</text:span></text:span></text:p>
                </table:table-cell>
              </table:table-row>
            </table:table>
          </text:section>
          <text:h text:style-name="P25" text:outline-level="3"><text:bookmark text:name="selecting-specific-fields"/>4 Selecting Specific Fields</text:h>
          <text:p text:style-name="P15"><text:span text:style-name="T18">By default, </text:span><text:span text:style-name="Source_20_Text"><text:span text:style-name="T27">Model.find</text:span></text:span><text:span text:style-name="T18"> selects all the fields from the result set using </text:span><text:span text:style-name="Source_20_Text"><text:span text:style-name="T27">select *</text:span></text:span><text:span text:style-name="T18">.</text:span></text:p>
          <text:p text:style-name="P15"><text:span text:style-name="T18">To select only a subset of fields from the result set, you can specify the subset via the </text:span><text:span text:style-name="Source_20_Text"><text:span text:style-name="T27">select</text:span></text:span><text:span text:style-name="T18">method.</text:span></text:p>
          <text:p text:style-name="P15"><text:span text:style-name="T18">For example, to select only </text:span><text:span text:style-name="Source_20_Text"><text:span text:style-name="T27">viewable_by</text:span></text:span><text:span text:style-name="T18"> and </text:span><text:span text:style-name="Source_20_Text"><text:span text:style-name="T27">locked</text:span></text:span><text:span text:style-name="T18"> columns:</text:span></text:p>
          <text:section text:style-name="Sect6" text:name="highlighter_218951">
            <table:table table:name="Table53" table:style-name="Table53">
              <table:table-column table:style-name="Table53.A"/>
              <table:table-row>
                <table:table-cell table:style-name="Table53.A1" office:value-type="string">
                  <text:p text:style-name="P26"><text:span text:style-name="Source_20_Text"><text:span text:style-name="T31">Client.select(</text:span></text:span><text:span text:style-name="Source_20_Text"><text:span text:style-name="T45">"viewable_by, locked"</text:span></text:span><text:span text:style-name="Source_20_Text"><text:span text:style-name="T31">)</text:span></text:span></text:p>
                </table:table-cell>
              </table:table-row>
            </table:table>
          </text:section>
          <text:p text:style-name="P10">The SQL query used by this find call will be somewhat like:</text:p>
          <text:section text:style-name="Sect6" text:name="highlighter_601939">
            <table:table table:name="Table54" table:style-name="Table54">
              <table:table-column table:style-name="Table54.A"/>
              <text:soft-page-break/>
              <table:table-row>
                <table:table-cell table:style-name="Table54.A1" office:value-type="string">
                  <text:p text:style-name="P26"><text:span text:style-name="Source_20_Text"><text:span text:style-name="T37">SELECT</text:span></text:span><text:span text:style-name="T39"> </text:span><text:span text:style-name="Source_20_Text"><text:span text:style-name="T31">viewable_by, locked </text:span></text:span><text:span text:style-name="Source_20_Text"><text:span text:style-name="T37">FROM</text:span></text:span><text:span text:style-name="T39"> </text:span><text:span text:style-name="Source_20_Text"><text:span text:style-name="T31">clients</text:span></text:span></text:p>
                </table:table-cell>
              </table:table-row>
            </table:table>
          </text:section>
          <text:p text:style-name="P10">Be careful because this also means you're initializing a model object with only the fields that you've selected. If you attempt to access a field that is not in the initialized record you'll receive:</text:p>
          <text:section text:style-name="Sect6" text:name="highlighter_604399">
            <table:table table:name="Table55" table:style-name="Table55">
              <table:table-column table:style-name="Table55.A"/>
              <table:table-row>
                <table:table-cell table:style-name="Table55.A1" office:value-type="string">
                  <text:p text:style-name="P26"><text:span text:style-name="Source_20_Text"><text:span text:style-name="T31">ActiveModel::MissingAttributeError: missing attribute: &lt;attribute&gt;</text:span></text:span></text:p>
                </table:table-cell>
              </table:table-row>
            </table:table>
          </text:section>
          <text:p text:style-name="P15"><text:span text:style-name="T19">Where </text:span><text:span text:style-name="Source_20_Text"><text:span text:style-name="T28">&lt;attribute&gt;</text:span></text:span><text:span text:style-name="T19"> is the attribute you asked for. The </text:span><text:span text:style-name="Source_20_Text"><text:span text:style-name="T28">id</text:span></text:span><text:span text:style-name="T19"> method will not raise the </text:span><text:span text:style-name="Source_20_Text"><text:span text:style-name="T28">ActiveRecord::MissingAttributeError</text:span></text:span><text:span text:style-name="T19">, so just be careful when working with associations because they need the </text:span><text:span text:style-name="Source_20_Text"><text:span text:style-name="T28">id</text:span></text:span><text:span text:style-name="T19"> method to function properly.</text:span></text:p>
          <text:p text:style-name="P15"><text:span text:style-name="T18">If you would like to only grab a single record per unique value in a certain field, you can use </text:span><text:span text:style-name="Source_20_Text"><text:span text:style-name="T27">distinct</text:span></text:span><text:span text:style-name="T18">:</text:span></text:p>
          <text:section text:style-name="Sect6" text:name="highlighter_323042">
            <table:table table:name="Table56" table:style-name="Table56">
              <table:table-column table:style-name="Table56.A"/>
              <table:table-row>
                <table:table-cell table:style-name="Table56.A1" office:value-type="string">
                  <text:p text:style-name="P26"><text:span text:style-name="Source_20_Text"><text:span text:style-name="T31">Client.select(</text:span></text:span><text:span text:style-name="Source_20_Text"><text:span text:style-name="T32">:name</text:span></text:span><text:span text:style-name="Source_20_Text"><text:span text:style-name="T31">).distinct</text:span></text:span></text:p>
                </table:table-cell>
              </table:table-row>
            </table:table>
          </text:section>
          <text:p text:style-name="P10">This would generate SQL like:</text:p>
          <text:section text:style-name="Sect6" text:name="highlighter_643649">
            <table:table table:name="Table57" table:style-name="Table57">
              <table:table-column table:style-name="Table57.A"/>
              <table:table-row>
                <table:table-cell table:style-name="Table57.A1" office:value-type="string">
                  <text:p text:style-name="P26"><text:span text:style-name="Source_20_Text"><text:span text:style-name="T37">SELECT</text:span></text:span><text:span text:style-name="T39"> </text:span><text:span text:style-name="Source_20_Text"><text:span text:style-name="T37">DISTINCT</text:span></text:span><text:span text:style-name="T39"> </text:span><text:span text:style-name="Source_20_Text"><text:span text:style-name="T37">name</text:span></text:span><text:span text:style-name="T39"> </text:span><text:span text:style-name="Source_20_Text"><text:span text:style-name="T37">FROM</text:span></text:span><text:span text:style-name="T39"> </text:span><text:span text:style-name="Source_20_Text"><text:span text:style-name="T31">clients</text:span></text:span></text:p>
                </table:table-cell>
              </table:table-row>
            </table:table>
          </text:section>
          <text:p text:style-name="P10">You can also remove the uniqueness constraint:</text:p>
          <text:section text:style-name="Sect6" text:name="highlighter_822513">
            <table:table table:name="Table58" table:style-name="Table58">
              <table:table-column table:style-name="Table58.A"/>
              <table:table-row>
                <table:table-cell table:style-name="Table58.A1" office:value-type="string">
                  <text:p text:style-name="P26"><text:span text:style-name="Source_20_Text"><text:span text:style-name="T31">query = Client.select(</text:span></text:span><text:span text:style-name="Source_20_Text"><text:span text:style-name="T32">:name</text:span></text:span><text:span text:style-name="Source_20_Text"><text:span text:style-name="T31">).distinct</text:span></text:span></text:p>
                  <text:p text:style-name="P26"><text:span text:style-name="Source_20_Text"><text:span text:style-name="T42"># =&gt; Returns unique names</text:span></text:span></text:p>
                  <text:p text:style-name="P27"> </text:p>
                  <text:p text:style-name="P26"><text:span text:style-name="Source_20_Text"><text:span text:style-name="T31">query.distinct(</text:span></text:span><text:span text:style-name="Source_20_Text"><text:span text:style-name="T37">false</text:span></text:span><text:span text:style-name="Source_20_Text"><text:span text:style-name="T31">)</text:span></text:span></text:p>
                  <text:p text:style-name="P26"><text:span text:style-name="Source_20_Text"><text:span text:style-name="T42"># =&gt; Returns all names, even if there are duplicates</text:span></text:span></text:p>
                </table:table-cell>
              </table:table-row>
            </table:table>
          </text:section>
          <text:h text:style-name="P25" text:outline-level="3"><text:bookmark text:name="limit-and-offset"/>5 Limit and Offset</text:h>
          <text:p text:style-name="P15"><text:span text:style-name="T18">To apply </text:span><text:span text:style-name="Source_20_Text"><text:span text:style-name="T27">LIMIT</text:span></text:span><text:span text:style-name="T18"> to the SQL fired by the </text:span><text:span text:style-name="Source_20_Text"><text:span text:style-name="T27">Model.find</text:span></text:span><text:span text:style-name="T18">, you can specify the </text:span><text:span text:style-name="Source_20_Text"><text:span text:style-name="T27">LIMIT</text:span></text:span><text:span text:style-name="T18"> using </text:span><text:span text:style-name="Source_20_Text"><text:span text:style-name="T27">limit</text:span></text:span><text:span text:style-name="T18"> and </text:span><text:span text:style-name="Source_20_Text"><text:span text:style-name="T27">offset</text:span></text:span><text:span text:style-name="T18"> methods on the relation.</text:span></text:p>
          <text:p text:style-name="P15"><text:span text:style-name="T18">You can use </text:span><text:span text:style-name="Source_20_Text"><text:span text:style-name="T27">limit</text:span></text:span><text:span text:style-name="T18"> to specify the number of records to be retrieved, and use </text:span><text:span text:style-name="Source_20_Text"><text:span text:style-name="T27">offset</text:span></text:span><text:span text:style-name="T18"> to specify the number of records to skip before starting to return the records. For example</text:span></text:p>
          <text:section text:style-name="Sect6" text:name="highlighter_941284">
            <table:table table:name="Table59" table:style-name="Table59">
              <table:table-column table:style-name="Table59.A"/>
              <table:table-row>
                <table:table-cell table:style-name="Table59.A1" office:value-type="string">
                  <text:p text:style-name="P26"><text:span text:style-name="Source_20_Text"><text:span text:style-name="T31">Client.limit(</text:span></text:span><text:span text:style-name="Source_20_Text"><text:span text:style-name="T44">5</text:span></text:span><text:span text:style-name="Source_20_Text"><text:span text:style-name="T31">)</text:span></text:span></text:p>
                </table:table-cell>
              </table:table-row>
            </table:table>
          </text:section>
          <text:p text:style-name="P10">will return a maximum of 5 clients and because it specifies no offset it will return the first 5 in the table. The SQL it executes looks like this:</text:p>
          <text:section text:style-name="Sect6" text:name="highlighter_216655">
            <table:table table:name="Table60" table:style-name="Table60">
              <table:table-column table:style-name="Table60.A"/>
              <table:table-row>
                <table:table-cell table:style-name="Table6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5</text:span></text:span></text:p>
                </table:table-cell>
              </table:table-row>
            </table:table>
          </text:section>
          <text:p text:style-name="P15"><text:span text:style-name="T19">Adding </text:span><text:span text:style-name="Source_20_Text"><text:span text:style-name="T28">offset</text:span></text:span><text:span text:style-name="T19"> to that</text:span></text:p>
          <text:section text:style-name="Sect6" text:name="highlighter_306482">
            <table:table table:name="Table61" table:style-name="Table61">
              <table:table-column table:style-name="Table61.A"/>
              <table:table-row>
                <table:table-cell table:style-name="Table61.A1" office:value-type="string">
                  <text:p text:style-name="P26"><text:span text:style-name="Source_20_Text"><text:span text:style-name="T31">Client.limit(</text:span></text:span><text:span text:style-name="Source_20_Text"><text:span text:style-name="T44">5</text:span></text:span><text:span text:style-name="Source_20_Text"><text:span text:style-name="T31">).offset(</text:span></text:span><text:span text:style-name="Source_20_Text"><text:span text:style-name="T44">30</text:span></text:span><text:span text:style-name="Source_20_Text"><text:span text:style-name="T31">)</text:span></text:span></text:p>
                </table:table-cell>
              </table:table-row>
            </table:table>
          </text:section>
          <text:p text:style-name="P10">will return instead a maximum of 5 clients beginning with the 31st. The SQL looks like:</text:p>
          <text:section text:style-name="Sect6" text:name="highlighter_499556">
            <table:table table:name="Table62" table:style-name="Table62">
              <table:table-column table:style-name="Table62.A"/>
              <table:table-row>
                <table:table-cell table:style-name="Table62.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5 OFFSET 30</text:span></text:span></text:p>
                </table:table-cell>
              </table:table-row>
            </table:table>
          </text:section>
          <text:h text:style-name="P25" text:outline-level="3"><text:bookmark text:name="group"/>6 Group</text:h>
          <text:p text:style-name="P15"><text:span text:style-name="T18">To apply a </text:span><text:span text:style-name="Source_20_Text"><text:span text:style-name="T27">GROUP BY</text:span></text:span><text:span text:style-name="T18"> clause to the SQL fired by the finder, you can specify the </text:span><text:span text:style-name="Source_20_Text"><text:span text:style-name="T27">group</text:span></text:span><text:span text:style-name="T18"> method on the find.</text:span></text:p>
          <text:p text:style-name="P7">For example, if you want to find a collection of the dates orders were created on:</text:p>
          <text:section text:style-name="Sect6" text:name="highlighter_761643">
            <table:table table:name="Table63" table:style-name="Table63">
              <table:table-column table:style-name="Table63.A"/>
              <table:table-row>
                <table:table-cell table:style-name="Table63.A1" office:value-type="string">
                  <text:p text:style-name="P26"><text:span text:style-name="Source_20_Text"><text:span text:style-name="T31">Order.select(</text:span></text:span><text:span text:style-name="Source_20_Text"><text:span text:style-name="T45">"date(created_at) as ordered_date, sum(price) as total_price"</text:span></text:span><text:span text:style-name="Source_20_Text"><text:span text:style-name="T31">).group(</text:span></text:span><text:span text:style-name="Source_20_Text"><text:span text:style-name="T45">"date(created_at)"</text:span></text:span><text:span text:style-name="Source_20_Text"><text:span text:style-name="T31">)</text:span></text:span></text:p>
                </table:table-cell>
              </table:table-row>
            </table:table>
          </text:section>
          <text:p text:style-name="P15"><text:span text:style-name="T19">And this will give you a single </text:span><text:span text:style-name="Source_20_Text"><text:span text:style-name="T28">Order</text:span></text:span><text:span text:style-name="T19"> object for each date where there are orders in the database.</text:span></text:p>
          <text:p text:style-name="P7">The SQL that would be executed would be something like this:</text:p>
          <text:section text:style-name="Sect6" text:name="highlighter_184880">
            <table:table table:name="Table64" table:style-name="Table64">
              <table:table-column table:style-name="Table64.A"/>
              <table:table-row>
                <table:table-cell table:style-name="Table64.A1" office:value-type="string">
                  <text:p text:style-name="P26"><text:span text:style-name="Source_20_Text"><text:span text:style-name="T37">SELECT</text:span></text:span><text:span text:style-name="T39"> </text:span><text:span text:style-name="Source_20_Text"><text:span text:style-name="T37">date</text:span></text:span><text:span text:style-name="Source_20_Text"><text:span text:style-name="T31">(created_at) </text:span></text:span><text:span text:style-name="Source_20_Text"><text:span text:style-name="T37">as</text:span></text:span><text:span text:style-name="T39"> </text:span><text:span text:style-name="Source_20_Text"><text:span text:style-name="T31">ordered_date, </text:span></text:span><text:span text:style-name="Source_20_Text"><text:span text:style-name="T32">sum</text:span></text:span><text:span text:style-name="Source_20_Text"><text:span text:style-name="T31">(price) </text:span></text:span><text:span text:style-name="Source_20_Text"><text:span text:style-name="T37">as</text:span></text:span><text:span text:style-name="T39"> </text:span><text:span text:style-name="Source_20_Text"><text:span text:style-name="T31">total_price</text:span></text:span></text:p>
                  <text:p text:style-name="P26"><text:span text:style-name="Source_20_Text"><text:span text:style-name="T37">FROM</text:span></text:span><text:span text:style-name="T39"> </text:span><text:span text:style-name="Source_20_Text"><text:span text:style-name="T31">orders</text:span></text:span></text:p>
                  <text:p text:style-name="P26"><text:span text:style-name="Source_20_Text"><text:span text:style-name="T37">GROUP</text:span></text:span><text:span text:style-name="T39"> </text:span><text:span text:style-name="Source_20_Text"><text:span text:style-name="T37">BY</text:span></text:span><text:span text:style-name="T39"> </text:span><text:span text:style-name="Source_20_Text"><text:span text:style-name="T37">date</text:span></text:span><text:span text:style-name="Source_20_Text"><text:span text:style-name="T31">(created_at)</text:span></text:span></text:p>
                </table:table-cell>
              </table:table-row>
            </table:table>
          </text:section>
          <text:h text:style-name="P25" text:outline-level="3"><text:bookmark text:name="having"/><text:soft-page-break/>7 Having</text:h>
          <text:p text:style-name="P15"><text:span text:style-name="T18">SQL uses the </text:span><text:span text:style-name="Source_20_Text"><text:span text:style-name="T27">HAVING</text:span></text:span><text:span text:style-name="T18"> clause to specify conditions on the </text:span><text:span text:style-name="Source_20_Text"><text:span text:style-name="T27">GROUP BY</text:span></text:span><text:span text:style-name="T18"> fields. You can add the </text:span><text:span text:style-name="Source_20_Text"><text:span text:style-name="T27">HAVING</text:span></text:span><text:span text:style-name="T18">clause to the SQL fired by the </text:span><text:span text:style-name="Source_20_Text"><text:span text:style-name="T27">Model.find</text:span></text:span><text:span text:style-name="T18"> by adding the </text:span><text:span text:style-name="Source_20_Text"><text:span text:style-name="T27">:having</text:span></text:span><text:span text:style-name="T18"> option to the find.</text:span></text:p>
          <text:p text:style-name="P7">For example:</text:p>
          <text:section text:style-name="Sect6" text:name="highlighter_257187">
            <table:table table:name="Table65" table:style-name="Table65">
              <table:table-column table:style-name="Table65.A"/>
              <table:table-row>
                <table:table-cell table:style-name="Table65.A1" office:value-type="string">
                  <text:p text:style-name="P26"><text:span text:style-name="Source_20_Text"><text:span text:style-name="T31">Order.select(</text:span></text:span><text:span text:style-name="Source_20_Text"><text:span text:style-name="T45">"date(created_at) as ordered_date, sum(price) as total_price"</text:span></text:span><text:span text:style-name="Source_20_Text"><text:span text:style-name="T31">).</text:span></text:span></text:p>
                  <text:p text:style-name="P26"><text:span text:style-name="Source_20_Text"><text:span text:style-name="T35">  </text:span></text:span><text:span text:style-name="Source_20_Text"><text:span text:style-name="T31">group(</text:span></text:span><text:span text:style-name="Source_20_Text"><text:span text:style-name="T45">"date(created_at)"</text:span></text:span><text:span text:style-name="Source_20_Text"><text:span text:style-name="T31">).having(</text:span></text:span><text:span text:style-name="Source_20_Text"><text:span text:style-name="T45">"sum(price) &gt; ?"</text:span></text:span><text:span text:style-name="Source_20_Text"><text:span text:style-name="T31">, </text:span></text:span><text:span text:style-name="Source_20_Text"><text:span text:style-name="T44">100</text:span></text:span><text:span text:style-name="Source_20_Text"><text:span text:style-name="T31">)</text:span></text:span></text:p>
                </table:table-cell>
              </table:table-row>
            </table:table>
          </text:section>
          <text:p text:style-name="P10">The SQL that would be executed would be something like this:</text:p>
          <text:section text:style-name="Sect6" text:name="highlighter_680540">
            <table:table table:name="Table66" table:style-name="Table66">
              <table:table-column table:style-name="Table66.A"/>
              <table:table-row>
                <table:table-cell table:style-name="Table66.A1" office:value-type="string">
                  <text:p text:style-name="P26"><text:span text:style-name="Source_20_Text"><text:span text:style-name="T37">SELECT</text:span></text:span><text:span text:style-name="T39"> </text:span><text:span text:style-name="Source_20_Text"><text:span text:style-name="T37">date</text:span></text:span><text:span text:style-name="Source_20_Text"><text:span text:style-name="T31">(created_at) </text:span></text:span><text:span text:style-name="Source_20_Text"><text:span text:style-name="T37">as</text:span></text:span><text:span text:style-name="T39"> </text:span><text:span text:style-name="Source_20_Text"><text:span text:style-name="T31">ordered_date, </text:span></text:span><text:span text:style-name="Source_20_Text"><text:span text:style-name="T32">sum</text:span></text:span><text:span text:style-name="Source_20_Text"><text:span text:style-name="T31">(price) </text:span></text:span><text:span text:style-name="Source_20_Text"><text:span text:style-name="T37">as</text:span></text:span><text:span text:style-name="T39"> </text:span><text:span text:style-name="Source_20_Text"><text:span text:style-name="T31">total_price</text:span></text:span></text:p>
                  <text:p text:style-name="P26"><text:span text:style-name="Source_20_Text"><text:span text:style-name="T37">FROM</text:span></text:span><text:span text:style-name="T39"> </text:span><text:span text:style-name="Source_20_Text"><text:span text:style-name="T31">orders</text:span></text:span></text:p>
                  <text:p text:style-name="P26"><text:span text:style-name="Source_20_Text"><text:span text:style-name="T37">GROUP</text:span></text:span><text:span text:style-name="T39"> </text:span><text:span text:style-name="Source_20_Text"><text:span text:style-name="T37">BY</text:span></text:span><text:span text:style-name="T39"> </text:span><text:span text:style-name="Source_20_Text"><text:span text:style-name="T37">date</text:span></text:span><text:span text:style-name="Source_20_Text"><text:span text:style-name="T31">(created_at)</text:span></text:span></text:p>
                  <text:p text:style-name="P26"><text:span text:style-name="Source_20_Text"><text:span text:style-name="T37">HAVING</text:span></text:span><text:span text:style-name="T39"> </text:span><text:span text:style-name="Source_20_Text"><text:span text:style-name="T32">sum</text:span></text:span><text:span text:style-name="Source_20_Text"><text:span text:style-name="T31">(price) &gt; 100</text:span></text:span></text:p>
                </table:table-cell>
              </table:table-row>
            </table:table>
          </text:section>
          <text:p text:style-name="P10">This will return single order objects for each day, but only those that are ordered more than $100 in a day.</text:p>
          <text:h text:style-name="P24" text:outline-level="3"><text:bookmark text:name="overriding-conditions"/>8 Overriding Conditions</text:h>
          <text:h text:style-name="P34" text:outline-level="4"><text:bookmark text:name="except"/><text:span text:style-name="T22">8.1 </text:span><text:span text:style-name="Source_20_Text"><text:span text:style-name="T29">except</text:span></text:span></text:h>
          <text:p text:style-name="P15"><text:span text:style-name="T18">You can specify certain conditions to be excepted by using the </text:span><text:span text:style-name="Source_20_Text"><text:span text:style-name="T27">except</text:span></text:span><text:span text:style-name="T18"> method. For example:</text:span></text:p>
          <text:section text:style-name="Sect6" text:name="highlighter_418466">
            <table:table table:name="Table67" table:style-name="Table67">
              <table:table-column table:style-name="Table67.A"/>
              <table:table-row>
                <table:table-cell table:style-name="Table67.A1" office:value-type="string">
                  <text:p text:style-name="P26"><text:span text:style-name="Source_20_Text"><text:span text:style-name="T31">Post.where(</text:span></text:span><text:span text:style-name="Source_20_Text"><text:span text:style-name="T45">'id &gt; 10'</text:span></text:span><text:span text:style-name="Source_20_Text"><text:span text:style-name="T31">).limit(</text:span></text:span><text:span text:style-name="Source_20_Text"><text:span text:style-name="T44">20</text:span></text:span><text:span text:style-name="Source_20_Text"><text:span text:style-name="T31">).order(</text:span></text:span><text:span text:style-name="Source_20_Text"><text:span text:style-name="T45">'id asc'</text:span></text:span><text:span text:style-name="Source_20_Text"><text:span text:style-name="T31">).except(</text:span></text:span><text:span text:style-name="Source_20_Text"><text:span text:style-name="T32">:order</text:span></text:span><text:span text:style-name="Source_20_Text"><text:span text:style-name="T31">)</text:span></text:span></text:p>
                </table:table-cell>
              </table:table-row>
            </table:table>
          </text:section>
          <text:p text:style-name="P10">The SQL that would be executed:</text:p>
          <text:section text:style-name="Sect6" text:name="highlighter_335422">
            <table:table table:name="Table68" table:style-name="Table68">
              <table:table-column table:style-name="Table68.A"/>
              <table:table-row>
                <table:table-cell table:style-name="Table6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gt; 10 LIMIT 20</text:span></text:span></text:p>
                </table:table-cell>
              </table:table-row>
            </table:table>
          </text:section>
          <text:h text:style-name="P34" text:outline-level="4"><text:bookmark text:name="unscope"/><text:span text:style-name="T19">8.2 </text:span><text:span text:style-name="Source_20_Text"><text:span text:style-name="T28">unscope</text:span></text:span></text:h>
          <text:p text:style-name="P15"><text:span text:style-name="T18">The </text:span><text:span text:style-name="Source_20_Text"><text:span text:style-name="T27">except</text:span></text:span><text:span text:style-name="T18"> method does not work when the relation is merged. For example:</text:span></text:p>
          <text:section text:style-name="Sect6" text:name="highlighter_927028">
            <table:table table:name="Table69" table:style-name="Table69">
              <table:table-column table:style-name="Table69.A"/>
              <table:table-row>
                <table:table-cell table:style-name="Table69.A1" office:value-type="string">
                  <text:p text:style-name="P26"><text:span text:style-name="Source_20_Text"><text:span text:style-name="T31">Post.comments.except(</text:span></text:span><text:span text:style-name="Source_20_Text"><text:span text:style-name="T32">:order</text:span></text:span><text:span text:style-name="Source_20_Text"><text:span text:style-name="T31">)</text:span></text:span></text:p>
                </table:table-cell>
              </table:table-row>
            </table:table>
          </text:section>
          <text:p text:style-name="P10">will still have an order if the order comes from a default scope on Comment. In order to remove all ordering, even from relations which are merged in, use unscope as follows:</text:p>
          <text:section text:style-name="Sect6" text:name="highlighter_589621">
            <table:table table:name="Table70" table:style-name="Table70">
              <table:table-column table:style-name="Table70.A"/>
              <table:table-row>
                <table:table-cell table:style-name="Table70.A1" office:value-type="string">
                  <text:p text:style-name="P26"><text:span text:style-name="Source_20_Text"><text:span text:style-name="T31">Post.order(</text:span></text:span><text:span text:style-name="Source_20_Text"><text:span text:style-name="T45">'id DESC'</text:span></text:span><text:span text:style-name="Source_20_Text"><text:span text:style-name="T31">).limit(</text:span></text:span><text:span text:style-name="Source_20_Text"><text:span text:style-name="T44">20</text:span></text:span><text:span text:style-name="Source_20_Text"><text:span text:style-name="T31">).unscope(</text:span></text:span><text:span text:style-name="Source_20_Text"><text:span text:style-name="T32">:order</text:span></text:span><text:span text:style-name="Source_20_Text"><text:span text:style-name="T31">) = Post.limit(</text:span></text:span><text:span text:style-name="Source_20_Text"><text:span text:style-name="T44">20</text:span></text:span><text:span text:style-name="Source_20_Text"><text:span text:style-name="T31">)</text:span></text:span></text:p>
                  <text:p text:style-name="P26"><text:span text:style-name="Source_20_Text"><text:span text:style-name="T31">Post.order(</text:span></text:span><text:span text:style-name="Source_20_Text"><text:span text:style-name="T45">'id DESC'</text:span></text:span><text:span text:style-name="Source_20_Text"><text:span text:style-name="T31">).limit(</text:span></text:span><text:span text:style-name="Source_20_Text"><text:span text:style-name="T44">20</text:span></text:span><text:span text:style-name="Source_20_Text"><text:span text:style-name="T31">).unscope(</text:span></text:span><text:span text:style-name="Source_20_Text"><text:span text:style-name="T32">:order</text:span></text:span><text:span text:style-name="Source_20_Text"><text:span text:style-name="T31">, </text:span></text:span><text:span text:style-name="Source_20_Text"><text:span text:style-name="T32">:limit</text:span></text:span><text:span text:style-name="Source_20_Text"><text:span text:style-name="T31">) = Post.all</text:span></text:span></text:p>
                </table:table-cell>
              </table:table-row>
            </table:table>
          </text:section>
          <text:p text:style-name="P10">You can additionally unscope specific where clauses. For example:</text:p>
          <text:section text:style-name="Sect6" text:name="highlighter_442446">
            <table:table table:name="Table71" table:style-name="Table71">
              <table:table-column table:style-name="Table71.A"/>
              <table:table-row>
                <table:table-cell table:style-name="Table71.A1" office:value-type="string">
                  <text:p text:style-name="P26"><text:span text:style-name="Source_20_Text"><text:span text:style-name="T31">Post.where(</text:span></text:span><text:span text:style-name="Source_20_Text"><text:span text:style-name="T32">:id</text:span></text:span><text:span text:style-name="T39"> </text:span><text:span text:style-name="Source_20_Text"><text:span text:style-name="T31">=&gt; </text:span></text:span><text:span text:style-name="Source_20_Text"><text:span text:style-name="T44">10</text:span></text:span><text:span text:style-name="Source_20_Text"><text:span text:style-name="T31">).limit(</text:span></text:span><text:span text:style-name="Source_20_Text"><text:span text:style-name="T44">1</text:span></text:span><text:span text:style-name="Source_20_Text"><text:span text:style-name="T31">).unscope(where: </text:span></text:span><text:span text:style-name="Source_20_Text"><text:span text:style-name="T32">:id</text:span></text:span><text:span text:style-name="Source_20_Text"><text:span text:style-name="T31">, </text:span></text:span><text:span text:style-name="Source_20_Text"><text:span text:style-name="T32">:limit</text:span></text:span><text:span text:style-name="Source_20_Text"><text:span text:style-name="T31">).order(</text:span></text:span><text:span text:style-name="Source_20_Text"><text:span text:style-name="T45">'id DESC'</text:span></text:span><text:span text:style-name="Source_20_Text"><text:span text:style-name="T31">) = Post.order(</text:span></text:span><text:span text:style-name="Source_20_Text"><text:span text:style-name="T45">'id DESC'</text:span></text:span><text:span text:style-name="Source_20_Text"><text:span text:style-name="T31">)</text:span></text:span></text:p>
                </table:table-cell>
              </table:table-row>
            </table:table>
          </text:section>
          <text:h text:style-name="P34" text:outline-level="4"><text:bookmark text:name="only"/><text:span text:style-name="T19">8.3 </text:span><text:span text:style-name="Source_20_Text"><text:span text:style-name="T28">only</text:span></text:span></text:h>
          <text:p text:style-name="P15"><text:span text:style-name="T18">You can also override conditions using the </text:span><text:span text:style-name="Source_20_Text"><text:span text:style-name="T27">only</text:span></text:span><text:span text:style-name="T18"> method. For example:</text:span></text:p>
          <text:section text:style-name="Sect6" text:name="highlighter_272610">
            <table:table table:name="Table72" table:style-name="Table72">
              <table:table-column table:style-name="Table72.A"/>
              <table:table-row>
                <table:table-cell table:style-name="Table72.A1" office:value-type="string">
                  <text:p text:style-name="P26"><text:span text:style-name="Source_20_Text"><text:span text:style-name="T31">Post.where(</text:span></text:span><text:span text:style-name="Source_20_Text"><text:span text:style-name="T45">'id &gt; 10'</text:span></text:span><text:span text:style-name="Source_20_Text"><text:span text:style-name="T31">).limit(</text:span></text:span><text:span text:style-name="Source_20_Text"><text:span text:style-name="T44">20</text:span></text:span><text:span text:style-name="Source_20_Text"><text:span text:style-name="T31">).order(</text:span></text:span><text:span text:style-name="Source_20_Text"><text:span text:style-name="T45">'id desc'</text:span></text:span><text:span text:style-name="Source_20_Text"><text:span text:style-name="T31">).only(</text:span></text:span><text:span text:style-name="Source_20_Text"><text:span text:style-name="T32">:order</text:span></text:span><text:span text:style-name="Source_20_Text"><text:span text:style-name="T31">, </text:span></text:span><text:span text:style-name="Source_20_Text"><text:span text:style-name="T32">:where</text:span></text:span><text:span text:style-name="Source_20_Text"><text:span text:style-name="T31">)</text:span></text:span></text:p>
                </table:table-cell>
              </table:table-row>
            </table:table>
          </text:section>
          <text:p text:style-name="P10">The SQL that would be executed:</text:p>
          <text:section text:style-name="Sect6" text:name="highlighter_782685">
            <table:table table:name="Table73" table:style-name="Table73">
              <table:table-column table:style-name="Table73.A"/>
              <table:table-row>
                <table:table-cell table:style-name="Table73.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DESC</text:span></text:span></text:p>
                </table:table-cell>
              </table:table-row>
            </table:table>
          </text:section>
          <text:h text:style-name="P34" text:outline-level="4"><text:bookmark text:name="reorder"/><text:span text:style-name="T19">8.4 </text:span><text:span text:style-name="Source_20_Text"><text:span text:style-name="T28">reorder</text:span></text:span></text:h>
          <text:p text:style-name="P15"><text:span text:style-name="T18">The </text:span><text:span text:style-name="Source_20_Text"><text:span text:style-name="T27">reorder</text:span></text:span><text:span text:style-name="T18"> method overrides the default scope order. For example:</text:span></text:p>
          <text:section text:style-name="Sect6" text:name="highlighter_828779">
            <table:table table:name="Table74" table:style-name="Table74">
              <table:table-column table:style-name="Table74.A"/>
              <table:table-row>
                <table:table-cell table:style-name="Table74.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text:span></text:span></text:p>
                  <text:p text:style-name="P26"><text:span text:style-name="Source_20_Text"><text:span text:style-name="T35">  </text:span></text:span><text:span text:style-name="Source_20_Text"><text:span text:style-name="T31">..</text:span></text:span></text:p>
                  <text:p text:style-name="P26"><text:soft-page-break/><text:span text:style-name="Source_20_Text"><text:span text:style-name="T35">  </text:span></text:span><text:span text:style-name="Source_20_Text"><text:span text:style-name="T31">has_many </text:span></text:span><text:span text:style-name="Source_20_Text"><text:span text:style-name="T32">:comments</text:span></text:span><text:span text:style-name="Source_20_Text"><text:span text:style-name="T31">, order: </text:span></text:span><text:span text:style-name="Source_20_Text"><text:span text:style-name="T45">'posted_at DESC'</text:span></text:span></text:p>
                  <text:p text:style-name="P26"><text:span text:style-name="Source_20_Text"><text:span text:style-name="T37">end</text:span></text:span></text:p>
                  <text:p text:style-name="P27"> </text:p>
                  <text:p text:style-name="P26"><text:span text:style-name="Source_20_Text"><text:span text:style-name="T31">Post.find(</text:span></text:span><text:span text:style-name="Source_20_Text"><text:span text:style-name="T44">10</text:span></text:span><text:span text:style-name="Source_20_Text"><text:span text:style-name="T31">).comments.reorder(</text:span></text:span><text:span text:style-name="Source_20_Text"><text:span text:style-name="T45">'name'</text:span></text:span><text:span text:style-name="Source_20_Text"><text:span text:style-name="T31">)</text:span></text:span></text:p>
                </table:table-cell>
              </table:table-row>
            </table:table>
          </text:section>
          <text:p text:style-name="P10">The SQL that would be executed:</text:p>
          <text:section text:style-name="Sect6" text:name="highlighter_88725">
            <table:table table:name="Table75" table:style-name="Table75">
              <table:table-column table:style-name="Table75.A"/>
              <table:table-row>
                <table:table-cell table:style-name="Table7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7">name</text:span></text:span></text:p>
                </table:table-cell>
              </table:table-row>
            </table:table>
          </text:section>
          <text:p text:style-name="P15"><text:span text:style-name="T19">In case the </text:span><text:span text:style-name="Source_20_Text"><text:span text:style-name="T28">reorder</text:span></text:span><text:span text:style-name="T19"> clause is not used, the SQL executed would be:</text:span></text:p>
          <text:section text:style-name="Sect6" text:name="highlighter_103855">
            <table:table table:name="Table76" table:style-name="Table76">
              <table:table-column table:style-name="Table76.A"/>
              <table:table-row>
                <table:table-cell table:style-name="Table7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posted_at </text:span></text:span><text:span text:style-name="Source_20_Text"><text:span text:style-name="T37">DESC</text:span></text:span></text:p>
                </table:table-cell>
              </table:table-row>
            </table:table>
          </text:section>
          <text:h text:style-name="P34" text:outline-level="4"><text:bookmark text:name="reverse-order"/><text:span text:style-name="T19">8.5 </text:span><text:span text:style-name="Source_20_Text"><text:span text:style-name="T28">reverse_order</text:span></text:span></text:h>
          <text:p text:style-name="P15"><text:span text:style-name="T18">The </text:span><text:span text:style-name="Source_20_Text"><text:span text:style-name="T27">reverse_order</text:span></text:span><text:span text:style-name="T18"> method reverses the ordering clause if specified.</text:span></text:p>
          <text:section text:style-name="Sect6" text:name="highlighter_421089">
            <table:table table:name="Table77" table:style-name="Table77">
              <table:table-column table:style-name="Table77.A"/>
              <table:table-row>
                <table:table-cell table:style-name="Table77.A1" office:value-type="string">
                  <text:p text:style-name="P26"><text:span text:style-name="Source_20_Text"><text:span text:style-name="T31">Client.where(</text:span></text:span><text:span text:style-name="Source_20_Text"><text:span text:style-name="T45">"orders_count &gt; 10"</text:span></text:span><text:span text:style-name="Source_20_Text"><text:span text:style-name="T31">).order(</text:span></text:span><text:span text:style-name="Source_20_Text"><text:span text:style-name="T32">:name</text:span></text:span><text:span text:style-name="Source_20_Text"><text:span text:style-name="T31">).reverse_order</text:span></text:span></text:p>
                </table:table-cell>
              </table:table-row>
            </table:table>
          </text:section>
          <text:p text:style-name="P10">The SQL that would be executed:</text:p>
          <text:section text:style-name="Sect6" text:name="highlighter_644396">
            <table:table table:name="Table78" table:style-name="Table78">
              <table:table-column table:style-name="Table78.A"/>
              <table:table-row>
                <table:table-cell table:style-name="Table7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orders_count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7">name</text:span></text:span><text:span text:style-name="T39"> </text:span><text:span text:style-name="Source_20_Text"><text:span text:style-name="T37">DESC</text:span></text:span></text:p>
                </table:table-cell>
              </table:table-row>
            </table:table>
          </text:section>
          <text:p text:style-name="P15"><text:span text:style-name="T19">If no ordering clause is specified in the query, the </text:span><text:span text:style-name="Source_20_Text"><text:span text:style-name="T28">reverse_order</text:span></text:span><text:span text:style-name="T19"> orders by the primary key in reverse order.</text:span></text:p>
          <text:section text:style-name="Sect6" text:name="highlighter_512275">
            <table:table table:name="Table79" table:style-name="Table79">
              <table:table-column table:style-name="Table79.A"/>
              <table:table-row>
                <table:table-cell table:style-name="Table79.A1" office:value-type="string">
                  <text:p text:style-name="P26"><text:span text:style-name="Source_20_Text"><text:span text:style-name="T31">Client.where(</text:span></text:span><text:span text:style-name="Source_20_Text"><text:span text:style-name="T45">"orders_count &gt; 10"</text:span></text:span><text:span text:style-name="Source_20_Text"><text:span text:style-name="T31">).reverse_order</text:span></text:span></text:p>
                </table:table-cell>
              </table:table-row>
            </table:table>
          </text:section>
          <text:p text:style-name="P10">The SQL that would be executed:</text:p>
          <text:section text:style-name="Sect6" text:name="highlighter_308498">
            <table:table table:name="Table80" table:style-name="Table80">
              <table:table-column table:style-name="Table80.A"/>
              <table:table-row>
                <table:table-cell table:style-name="Table8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orders_count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p>
                </table:table-cell>
              </table:table-row>
            </table:table>
          </text:section>
          <text:p text:style-name="P2"><text:span text:style-name="T19">This method accepts </text:span><text:span text:style-name="Strong_20_Emphasis"><text:span text:style-name="T23">no</text:span></text:span><text:span text:style-name="T19"> arguments.</text:span></text:p>
          <text:h text:style-name="P24" text:outline-level="3"><text:bookmark text:name="null-relation"/>9 Null Relation</text:h>
          <text:p text:style-name="P15"><text:span text:style-name="T18">The </text:span><text:span text:style-name="Source_20_Text"><text:span text:style-name="T27">none</text:span></text:span><text:span text:style-name="T18"> method returns a chainable relation with no records. Any subsequent conditions chained to the returned relation will continue generating empty relations. This is useful in scenarios where you need a chainable response to a method or a scope that could return zero results.</text:span></text:p>
          <text:section text:style-name="Sect6" text:name="highlighter_968523">
            <table:table table:name="Table81" table:style-name="Table81">
              <table:table-column table:style-name="Table81.A"/>
              <table:table-row>
                <table:table-cell table:style-name="Table81.A1" office:value-type="string">
                  <text:p text:style-name="P26"><text:span text:style-name="Source_20_Text"><text:span text:style-name="T31">Post.none </text:span></text:span><text:span text:style-name="Source_20_Text"><text:span text:style-name="T42"># returns an empty Relation and fires no queries.</text:span></text:span></text:p>
                </table:table-cell>
              </table:table-row>
            </table:table>
          </text:section>
          <text:section text:style-name="Sect6" text:name="highlighter_76827">
            <table:table table:name="Table82" table:style-name="Table82">
              <table:table-column table:style-name="Table82.A"/>
              <table:table-row>
                <table:table-cell table:style-name="Table82.A1" office:value-type="string">
                  <text:p text:style-name="P26"><text:span text:style-name="Source_20_Text"><text:span text:style-name="T43"># The visible_posts method below is expected to return a Relation.</text:span></text:span></text:p>
                  <text:p text:style-name="P26"><text:span text:style-name="Source_20_Text"><text:span text:style-name="T34">@posts</text:span></text:span><text:span text:style-name="T41"> </text:span><text:span text:style-name="Source_20_Text"><text:span text:style-name="T33">= current_user.visible_posts.where(name: params[</text:span></text:span><text:span text:style-name="Source_20_Text"><text:span text:style-name="T34">:name</text:span></text:span><text:span text:style-name="Source_20_Text"><text:span text:style-name="T33">])</text:span></text:span></text:p>
                  <text:p text:style-name="P28"> </text:p>
                  <text:p text:style-name="P26"><text:span text:style-name="Source_20_Text"><text:span text:style-name="T38">def</text:span></text:span><text:span text:style-name="T41"> </text:span><text:span text:style-name="Source_20_Text"><text:span text:style-name="T33">visible_posts</text:span></text:span></text:p>
                  <text:p text:style-name="P26"><text:span text:style-name="Source_20_Text"><text:span text:style-name="T36">  </text:span></text:span><text:span text:style-name="Source_20_Text"><text:span text:style-name="T38">case</text:span></text:span><text:span text:style-name="T41"> </text:span><text:span text:style-name="Source_20_Text"><text:span text:style-name="T33">role</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Country Manager'</text:span></text:span></text:p>
                  <text:p text:style-name="P26"><text:span text:style-name="Source_20_Text"><text:span text:style-name="T36">    </text:span></text:span><text:span text:style-name="Source_20_Text"><text:span text:style-name="T33">Post.where(country: country)</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Reviewer'</text:span></text:span></text:p>
                  <text:p text:style-name="P26"><text:span text:style-name="Source_20_Text"><text:span text:style-name="T36">    </text:span></text:span><text:span text:style-name="Source_20_Text"><text:span text:style-name="T33">Post.published</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Bad User'</text:span></text:span></text:p>
                  <text:p text:style-name="P26"><text:span text:style-name="Source_20_Text"><text:span text:style-name="T36">    </text:span></text:span><text:span text:style-name="Source_20_Text"><text:span text:style-name="T33">Post.none </text:span></text:span><text:span text:style-name="Source_20_Text"><text:span text:style-name="T43"># =&gt; returning [] or nil breaks the caller code in this case</text:span></text:span></text:p>
                  <text:p text:style-name="P26"><text:span text:style-name="Source_20_Text"><text:span text:style-name="T36">  </text:span></text:span><text:span text:style-name="Source_20_Text"><text:span text:style-name="T38">end</text:span></text:span></text:p>
                  <text:p text:style-name="P26"><text:span text:style-name="Source_20_Text"><text:span text:style-name="T38">end</text:span></text:span></text:p>
                </table:table-cell>
              </table:table-row>
            </table:table>
          </text:section>
          <text:h text:style-name="P25" text:outline-level="3"><text:bookmark text:name="readonly-objects"/>10 Readonly Objects</text:h>
          <text:p text:style-name="P15"><text:span text:style-name="T18">Active Record provides </text:span><text:span text:style-name="Source_20_Text"><text:span text:style-name="T27">readonly</text:span></text:span><text:span text:style-name="T18"> method on a relation to explicitly disallow modification of any of the returned objects. Any attempt to alter a readonly record will not succeed, raising an </text:span><text:span text:style-name="Source_20_Text"><text:span text:style-name="T27">ActiveRecord::ReadOnlyRecord</text:span></text:span><text:span text:style-name="T18"> exception.</text:span></text:p>
          <text:section text:style-name="Sect6" text:name="highlighter_451084">
            <table:table table:name="Table83" table:style-name="Table83">
              <table:table-column table:style-name="Table83.A"/>
              <text:soft-page-break/>
              <table:table-row>
                <table:table-cell table:style-name="Table83.A1" office:value-type="string">
                  <text:p text:style-name="P26"><text:span text:style-name="Source_20_Text"><text:span text:style-name="T31">client = Client.readonly.first</text:span></text:span></text:p>
                  <text:p text:style-name="P26"><text:span text:style-name="Source_20_Text"><text:span text:style-name="T31">client.visits += </text:span></text:span><text:span text:style-name="Source_20_Text"><text:span text:style-name="T44">1</text:span></text:span></text:p>
                  <text:p text:style-name="P26"><text:span text:style-name="Source_20_Text"><text:span text:style-name="T31">client.save</text:span></text:span></text:p>
                </table:table-cell>
              </table:table-row>
            </table:table>
          </text:section>
          <text:p text:style-name="P15"><text:span text:style-name="T19">As </text:span><text:span text:style-name="Source_20_Text"><text:span text:style-name="T28">client</text:span></text:span><text:span text:style-name="T19"> is explicitly set to be a readonly object, the above code will raise an </text:span><text:span text:style-name="Source_20_Text"><text:span text:style-name="T28">ActiveRecord::ReadOnlyRecord</text:span></text:span><text:span text:style-name="T19"> exception when calling </text:span><text:span text:style-name="Source_20_Text"><text:span text:style-name="T28">client.save</text:span></text:span><text:span text:style-name="T19"> with an updated value of</text:span><text:span text:style-name="Emphasis"><text:span text:style-name="T25">visits</text:span></text:span><text:span text:style-name="T19">.</text:span></text:p>
          <text:h text:style-name="P24" text:outline-level="3"><text:bookmark text:name="locking-records-for-update"/>11 Locking Records for Update</text:h>
          <text:p text:style-name="P7">Locking is helpful for preventing race conditions when updating records in the database and ensuring atomic updates.</text:p>
          <text:p text:style-name="P7">Active Record provides two locking mechanisms:</text:p>
          <text:list xml:id="list611356161337754101" text:style-name="L7">
            <text:list-item>
              <text:p text:style-name="P9">Optimistic Locking</text:p>
            </text:list-item>
            <text:list-item>
              <text:p text:style-name="P9">Pessimistic Locking</text:p>
            </text:list-item>
          </text:list>
          <text:h text:style-name="P32" text:outline-level="4"><text:bookmark text:name="optimistic-locking"/>11.1 Optimistic Locking</text:h>
          <text:p text:style-name="P15"><text:span text:style-name="T18">Optimistic locking allows multiple users to access the same record for edits, and assumes a minimum of conflicts with the data. It does this by checking whether another process has made changes to a record since it was opened. An </text:span><text:span text:style-name="Source_20_Text"><text:span text:style-name="T27">ActiveRecord::StaleObjectError</text:span></text:span><text:span text:style-name="T18"> exception is thrown if that has occurred and the update is ignored.</text:span></text:p>
          <text:p text:style-name="P2"><text:span text:style-name="Strong_20_Emphasis"><text:span text:style-name="T22">Optimistic locking column</text:span></text:span></text:p>
          <text:p text:style-name="P15"><text:span text:style-name="T18">In order to use optimistic locking, the table needs to have a column called </text:span><text:span text:style-name="Source_20_Text"><text:span text:style-name="T27">lock_version</text:span></text:span><text:span text:style-name="T18"> of type integer. Each time the record is updated, Active Record increments the </text:span><text:span text:style-name="Source_20_Text"><text:span text:style-name="T27">lock_version</text:span></text:span><text:span text:style-name="T18"> column. If an update request is made with a lower value in the </text:span><text:span text:style-name="Source_20_Text"><text:span text:style-name="T27">lock_version</text:span></text:span><text:span text:style-name="T18"> field than is currently in the </text:span><text:span text:style-name="Source_20_Text"><text:span text:style-name="T27">lock_version</text:span></text:span><text:span text:style-name="T18"> column in the database, the update request will fail with an </text:span><text:span text:style-name="Source_20_Text"><text:span text:style-name="T27">ActiveRecord::StaleObjectError</text:span></text:span><text:span text:style-name="T18">. Example:</text:span></text:p>
          <text:section text:style-name="Sect6" text:name="highlighter_153023">
            <table:table table:name="Table84" table:style-name="Table84">
              <table:table-column table:style-name="Table84.A"/>
              <table:table-row>
                <table:table-cell table:style-name="Table84.A1" office:value-type="string">
                  <text:p text:style-name="P26"><text:span text:style-name="Source_20_Text"><text:span text:style-name="T31">c1 = Client.find(</text:span></text:span><text:span text:style-name="Source_20_Text"><text:span text:style-name="T44">1</text:span></text:span><text:span text:style-name="Source_20_Text"><text:span text:style-name="T31">)</text:span></text:span></text:p>
                  <text:p text:style-name="P26"><text:span text:style-name="Source_20_Text"><text:span text:style-name="T31">c2 = Client.find(</text:span></text:span><text:span text:style-name="Source_20_Text"><text:span text:style-name="T44">1</text:span></text:span><text:span text:style-name="Source_20_Text"><text:span text:style-name="T31">)</text:span></text:span></text:p>
                  <text:p text:style-name="P27"> </text:p>
                  <text:p text:style-name="P26"><text:span text:style-name="Source_20_Text"><text:span text:style-name="T31">c1.first_name = </text:span></text:span><text:span text:style-name="Source_20_Text"><text:span text:style-name="T45">"Michael"</text:span></text:span></text:p>
                  <text:p text:style-name="P26"><text:span text:style-name="Source_20_Text"><text:span text:style-name="T31">c1.save</text:span></text:span></text:p>
                  <text:p text:style-name="P27"> </text:p>
                  <text:p text:style-name="P26"><text:span text:style-name="Source_20_Text"><text:span text:style-name="T31">c2.name = </text:span></text:span><text:span text:style-name="Source_20_Text"><text:span text:style-name="T45">"should fail"</text:span></text:span></text:p>
                  <text:p text:style-name="P26"><text:span text:style-name="Source_20_Text"><text:span text:style-name="T31">c2.save </text:span></text:span><text:span text:style-name="Source_20_Text"><text:span text:style-name="T42"># Raises an ActiveRecord::StaleObjectError</text:span></text:span></text:p>
                </table:table-cell>
              </table:table-row>
            </table:table>
          </text:section>
          <text:p text:style-name="P10">You're then responsible for dealing with the conflict by rescuing the exception and either rolling back, merging, or otherwise apply the business logic needed to resolve the conflict.</text:p>
          <text:p text:style-name="P15"><text:span text:style-name="T18">This behavior can be turned off by setting </text:span><text:span text:style-name="Source_20_Text"><text:span text:style-name="T27">ActiveRecord::Base.lock_optimistically = false</text:span></text:span><text:span text:style-name="T18">.</text:span></text:p>
          <text:p text:style-name="P15"><text:span text:style-name="T18">To override the name of the </text:span><text:span text:style-name="Source_20_Text"><text:span text:style-name="T27">lock_version</text:span></text:span><text:span text:style-name="T18"> column, </text:span><text:span text:style-name="Source_20_Text"><text:span text:style-name="T27">ActiveRecord::Base</text:span></text:span><text:span text:style-name="T18"> provides a class attribute called </text:span><text:span text:style-name="Source_20_Text"><text:span text:style-name="T27">locking_column</text:span></text:span><text:span text:style-name="T18">:</text:span></text:p>
          <text:section text:style-name="Sect6" text:name="highlighter_241073">
            <table:table table:name="Table85" table:style-name="Table85">
              <table:table-column table:style-name="Table85.A"/>
              <table:table-row>
                <table:table-cell table:style-name="Table85.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self</text:span></text:span><text:span text:style-name="Source_20_Text"><text:span text:style-name="T31">.locking_column = </text:span></text:span><text:span text:style-name="Source_20_Text"><text:span text:style-name="T32">:lock_client_column</text:span></text:span></text:p>
                  <text:p text:style-name="P26"><text:span text:style-name="Source_20_Text"><text:span text:style-name="T37">end</text:span></text:span></text:p>
                </table:table-cell>
              </table:table-row>
            </table:table>
          </text:section>
          <text:h text:style-name="P33" text:outline-level="4"><text:bookmark text:name="pessimistic-locking"/>11.2 Pessimistic Locking</text:h>
          <text:p text:style-name="P15"><text:span text:style-name="T18">Pessimistic locking uses a locking mechanism provided by the underlying database. Using </text:span><text:span text:style-name="Source_20_Text"><text:span text:style-name="T27">lock</text:span></text:span><text:span text:style-name="T18">when building a relation obtains an exclusive lock on the selected rows. Relations using </text:span><text:span text:style-name="Source_20_Text"><text:span text:style-name="T27">lock</text:span></text:span><text:span text:style-name="T18"> are usually wrapped inside a transaction for preventing deadlock conditions.</text:span></text:p>
          <text:p text:style-name="P7"><text:soft-page-break/>For example:</text:p>
          <text:section text:style-name="Sect6" text:name="highlighter_41304">
            <table:table table:name="Table86" table:style-name="Table86">
              <table:table-column table:style-name="Table86.A"/>
              <table:table-row>
                <table:table-cell table:style-name="Table86.A1" office:value-type="string">
                  <text:p text:style-name="P26"><text:span text:style-name="Source_20_Text"><text:span text:style-name="T31">Item.transaction </text:span></text:span><text:span text:style-name="Source_20_Text"><text:span text:style-name="T37">do</text:span></text:span></text:p>
                  <text:p text:style-name="P26"><text:span text:style-name="Source_20_Text"><text:span text:style-name="T35">  </text:span></text:span><text:span text:style-name="Source_20_Text"><text:span text:style-name="T31">i = Item.lock.first</text:span></text:span></text:p>
                  <text:p text:style-name="P26"><text:span text:style-name="Source_20_Text"><text:span text:style-name="T35">  </text:span></text:span><text:span text:style-name="Source_20_Text"><text:span text:style-name="T31">i.name = </text:span></text:span><text:span text:style-name="Source_20_Text"><text:span text:style-name="T45">'Jones'</text:span></text:span></text:p>
                  <text:p text:style-name="P26"><text:span text:style-name="Source_20_Text"><text:span text:style-name="T35">  </text:span></text:span><text:span text:style-name="Source_20_Text"><text:span text:style-name="T31">i.save</text:span></text:span></text:p>
                  <text:p text:style-name="P26"><text:span text:style-name="Source_20_Text"><text:span text:style-name="T37">end</text:span></text:span></text:p>
                </table:table-cell>
              </table:table-row>
            </table:table>
          </text:section>
          <text:p text:style-name="P10">The above session produces the following SQL for a MySQL backend:</text:p>
          <text:section text:style-name="Sect6" text:name="highlighter_703985">
            <table:table table:name="Table87" table:style-name="Table87">
              <table:table-column table:style-name="Table87.A"/>
              <table:table-row>
                <table:table-cell table:style-name="Table87.A1" office:value-type="string">
                  <text:p text:style-name="P26"><text:span text:style-name="Source_20_Text"><text:span text:style-name="T31">SQL (0.2ms)   </text:span></text:span><text:span text:style-name="Source_20_Text"><text:span text:style-name="T37">BEGIN</text:span></text:span></text:p>
                  <text:p text:style-name="P26"><text:span text:style-name="Source_20_Text"><text:span text:style-name="T31">Item </text:span></text:span><text:span text:style-name="Source_20_Text"><text:span text:style-name="T37">Load</text:span></text:span><text:span text:style-name="T39"> </text:span><text:span text:style-name="Source_20_Text"><text:span text:style-name="T31">(0.3ms)   </text:span></text:span><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items` LIMIT 1 </text:span></text:span><text:span text:style-name="Source_20_Text"><text:span text:style-name="T37">FOR</text:span></text:span><text:span text:style-name="T39"> </text:span><text:span text:style-name="Source_20_Text"><text:span text:style-name="T37">UPDATE</text:span></text:span></text:p>
                  <text:p text:style-name="P26"><text:span text:style-name="Source_20_Text"><text:span text:style-name="T31">Item </text:span></text:span><text:span text:style-name="Source_20_Text"><text:span text:style-name="T37">Update</text:span></text:span><text:span text:style-name="T39"> </text:span><text:span text:style-name="Source_20_Text"><text:span text:style-name="T31">(0.4ms)   </text:span></text:span><text:span text:style-name="Source_20_Text"><text:span text:style-name="T37">UPDATE</text:span></text:span><text:span text:style-name="T39"> </text:span><text:span text:style-name="Source_20_Text"><text:span text:style-name="T31">`items` </text:span></text:span><text:span text:style-name="Source_20_Text"><text:span text:style-name="T37">SET</text:span></text:span><text:span text:style-name="T39"> </text:span><text:span text:style-name="Source_20_Text"><text:span text:style-name="T31">`updated_at` = </text:span></text:span><text:span text:style-name="Source_20_Text"><text:span text:style-name="T45">'2009-02-07 18:05:56'</text:span></text:span><text:span text:style-name="Source_20_Text"><text:span text:style-name="T31">, `</text:span></text:span><text:span text:style-name="Source_20_Text"><text:span text:style-name="T37">name</text:span></text:span><text:span text:style-name="Source_20_Text"><text:span text:style-name="T31">` = </text:span></text:span><text:span text:style-name="Source_20_Text"><text:span text:style-name="T45">'Jones'</text:span></text:span><text:span text:style-name="T39"> </text:span><text:span text:style-name="Source_20_Text"><text:span text:style-name="T37">WHERE</text:span></text:span><text:span text:style-name="T39"> </text:span><text:span text:style-name="Source_20_Text"><text:span text:style-name="T31">`id` = 1</text:span></text:span></text:p>
                  <text:p text:style-name="P26"><text:span text:style-name="Source_20_Text"><text:span text:style-name="T31">SQL (0.8ms)   </text:span></text:span><text:span text:style-name="Source_20_Text"><text:span text:style-name="T37">COMMIT</text:span></text:span></text:p>
                </table:table-cell>
              </table:table-row>
            </table:table>
          </text:section>
          <text:p text:style-name="P15"><text:span text:style-name="T19">You can also pass raw SQL to the </text:span><text:span text:style-name="Source_20_Text"><text:span text:style-name="T28">lock</text:span></text:span><text:span text:style-name="T19"> method for allowing different types of locks. For example, MySQL has an expression called </text:span><text:span text:style-name="Source_20_Text"><text:span text:style-name="T28">LOCK IN SHARE MODE</text:span></text:span><text:span text:style-name="T19"> where you can lock a record but still allow other queries to read it. To specify this expression just pass it in as the lock option:</text:span></text:p>
          <text:section text:style-name="Sect6" text:name="highlighter_189398">
            <table:table table:name="Table88" table:style-name="Table88">
              <table:table-column table:style-name="Table88.A"/>
              <table:table-row>
                <table:table-cell table:style-name="Table88.A1" office:value-type="string">
                  <text:p text:style-name="P26"><text:span text:style-name="Source_20_Text"><text:span text:style-name="T31">Item.transaction </text:span></text:span><text:span text:style-name="Source_20_Text"><text:span text:style-name="T37">do</text:span></text:span></text:p>
                  <text:p text:style-name="P26"><text:span text:style-name="Source_20_Text"><text:span text:style-name="T35">  </text:span></text:span><text:span text:style-name="Source_20_Text"><text:span text:style-name="T31">i = Item.lock(</text:span></text:span><text:span text:style-name="Source_20_Text"><text:span text:style-name="T45">"LOCK IN SHARE MODE"</text:span></text:span><text:span text:style-name="Source_20_Text"><text:span text:style-name="T31">).find(</text:span></text:span><text:span text:style-name="Source_20_Text"><text:span text:style-name="T44">1</text:span></text:span><text:span text:style-name="Source_20_Text"><text:span text:style-name="T31">)</text:span></text:span></text:p>
                  <text:p text:style-name="P26"><text:span text:style-name="Source_20_Text"><text:span text:style-name="T35">  </text:span></text:span><text:span text:style-name="Source_20_Text"><text:span text:style-name="T31">i.increment!(</text:span></text:span><text:span text:style-name="Source_20_Text"><text:span text:style-name="T32">:views</text:span></text:span><text:span text:style-name="Source_20_Text"><text:span text:style-name="T31">)</text:span></text:span></text:p>
                  <text:p text:style-name="P26"><text:span text:style-name="Source_20_Text"><text:span text:style-name="T37">end</text:span></text:span></text:p>
                </table:table-cell>
              </table:table-row>
            </table:table>
          </text:section>
          <text:p text:style-name="P10">If you already have an instance of your model, you can start a transaction and acquire the lock in one go using the following code:</text:p>
          <text:section text:style-name="Sect6" text:name="highlighter_260887">
            <table:table table:name="Table89" table:style-name="Table89">
              <table:table-column table:style-name="Table89.A"/>
              <table:table-row>
                <table:table-cell table:style-name="Table89.A1" office:value-type="string">
                  <text:p text:style-name="P26"><text:span text:style-name="Source_20_Text"><text:span text:style-name="T31">item = Item.first</text:span></text:span></text:p>
                  <text:p text:style-name="P26"><text:span text:style-name="Source_20_Text"><text:span text:style-name="T31">item.with_lock </text:span></text:span><text:span text:style-name="Source_20_Text"><text:span text:style-name="T37">do</text:span></text:span></text:p>
                  <text:p text:style-name="P26"><text:span text:style-name="Source_20_Text"><text:span text:style-name="T35">  </text:span></text:span><text:span text:style-name="Source_20_Text"><text:span text:style-name="T42"># This block is called within a transaction,</text:span></text:span></text:p>
                  <text:p text:style-name="P26"><text:span text:style-name="Source_20_Text"><text:span text:style-name="T35">  </text:span></text:span><text:span text:style-name="Source_20_Text"><text:span text:style-name="T42"># item is already locked.</text:span></text:span></text:p>
                  <text:p text:style-name="P26"><text:span text:style-name="Source_20_Text"><text:span text:style-name="T35">  </text:span></text:span><text:span text:style-name="Source_20_Text"><text:span text:style-name="T31">item.increment!(</text:span></text:span><text:span text:style-name="Source_20_Text"><text:span text:style-name="T32">:views</text:span></text:span><text:span text:style-name="Source_20_Text"><text:span text:style-name="T31">)</text:span></text:span></text:p>
                  <text:p text:style-name="P26"><text:span text:style-name="Source_20_Text"><text:span text:style-name="T37">end</text:span></text:span></text:p>
                </table:table-cell>
              </table:table-row>
            </table:table>
          </text:section>
          <text:h text:style-name="P25" text:outline-level="3"><text:bookmark text:name="joining-tables"/>12 Joining Tables</text:h>
          <text:p text:style-name="P15"><text:span text:style-name="T18">Active Record provides a finder method called </text:span><text:span text:style-name="Source_20_Text"><text:span text:style-name="T27">joins</text:span></text:span><text:span text:style-name="T18"> for specifying </text:span><text:span text:style-name="Source_20_Text"><text:span text:style-name="T27">JOIN</text:span></text:span><text:span text:style-name="T18"> clauses on the resulting SQL. There are multiple ways to use the </text:span><text:span text:style-name="Source_20_Text"><text:span text:style-name="T27">joins</text:span></text:span><text:span text:style-name="T18"> method.</text:span></text:p>
          <text:h text:style-name="P32" text:outline-level="4"><text:bookmark text:name="using-a-string-sql-fragment"/>12.1 Using a String SQL Fragment</text:h>
          <text:p text:style-name="P15"><text:span text:style-name="T18">You can just supply the raw SQL specifying the </text:span><text:span text:style-name="Source_20_Text"><text:span text:style-name="T27">JOIN</text:span></text:span><text:span text:style-name="T18"> clause to </text:span><text:span text:style-name="Source_20_Text"><text:span text:style-name="T27">joins</text:span></text:span><text:span text:style-name="T18">:</text:span></text:p>
          <text:section text:style-name="Sect6" text:name="highlighter_854217">
            <table:table table:name="Table90" table:style-name="Table90">
              <table:table-column table:style-name="Table90.A"/>
              <table:table-row>
                <table:table-cell table:style-name="Table90.A1" office:value-type="string">
                  <text:p text:style-name="P26"><text:span text:style-name="Source_20_Text"><text:span text:style-name="T31">Client.joins(</text:span></text:span><text:span text:style-name="Source_20_Text"><text:span text:style-name="T45">'LEFT OUTER JOIN addresses ON addresses.client_id = clients.id'</text:span></text:span><text:span text:style-name="Source_20_Text"><text:span text:style-name="T31">)</text:span></text:span></text:p>
                </table:table-cell>
              </table:table-row>
            </table:table>
          </text:section>
          <text:p text:style-name="P10">This will result in the following SQL:</text:p>
          <text:section text:style-name="Sect6" text:name="highlighter_160861">
            <table:table table:name="Table91" table:style-name="Table91">
              <table:table-column table:style-name="Table91.A"/>
              <table:table-row>
                <table:table-cell table:style-name="Table91.A1" office:value-type="string">
                  <text:p text:style-name="P26"><text:span text:style-name="Source_20_Text"><text:span text:style-name="T37">SELECT</text:span></text:span><text:span text:style-name="T39"> </text:span><text:span text:style-name="Source_20_Text"><text:span text:style-name="T31">clients.* </text:span></text:span><text:span text:style-name="Source_20_Text"><text:span text:style-name="T37">FROM</text:span></text:span><text:span text:style-name="T39"> </text:span><text:span text:style-name="Source_20_Text"><text:span text:style-name="T31">clients </text:span></text:span><text:span text:style-name="Source_20_Text"><text:span text:style-name="T32">LEFT</text:span></text:span><text:span text:style-name="T39"> </text:span><text:span text:style-name="Source_20_Text"><text:span text:style-name="T47">OUTER</text:span></text:span><text:span text:style-name="T39"> </text:span><text:span text:style-name="Source_20_Text"><text:span text:style-name="T47">JOIN</text:span></text:span><text:span text:style-name="T39"> </text:span><text:span text:style-name="Source_20_Text"><text:span text:style-name="T31">addresses </text:span></text:span><text:span text:style-name="Source_20_Text"><text:span text:style-name="T37">ON</text:span></text:span><text:span text:style-name="T39"> </text:span><text:span text:style-name="Source_20_Text"><text:span text:style-name="T31">addresses.client_id = clients.id</text:span></text:span></text:p>
                </table:table-cell>
              </table:table-row>
            </table:table>
          </text:section>
          <text:h text:style-name="P33" text:outline-level="4"><text:bookmark text:name="using-array-hash-of-named-associations"/>12.2 Using Array/Hash of Named Associations</text:h>
          <text:p text:style-name="P15"><text:span text:style-name="T20">This method only works with </text:span><text:span text:style-name="Source_20_Text"><text:span text:style-name="T27">INNER JOIN</text:span></text:span><text:span text:style-name="T20">.</text:span></text:p>
          <text:p text:style-name="P15"><text:span text:style-name="T18">Active Record lets you use the names of the </text:span><text:a xlink:type="simple" xlink:href="http://guides.rubyonrails.org/association_basics.html"><text:span text:style-name="T14">associations</text:span></text:a><text:span text:style-name="T18"> defined on the model as a shortcut for specifying </text:span><text:span text:style-name="Source_20_Text"><text:span text:style-name="T27">JOIN</text:span></text:span><text:span text:style-name="T18"> clause for those associations when using the </text:span><text:span text:style-name="Source_20_Text"><text:span text:style-name="T27">joins</text:span></text:span><text:span text:style-name="T18"> method.</text:span></text:p>
          <text:p text:style-name="P15"><text:span text:style-name="T18">For example, consider the following </text:span><text:span text:style-name="Source_20_Text"><text:span text:style-name="T27">Category</text:span></text:span><text:span text:style-name="T18">, </text:span><text:span text:style-name="Source_20_Text"><text:span text:style-name="T27">Post</text:span></text:span><text:span text:style-name="T18">, </text:span><text:span text:style-name="Source_20_Text"><text:span text:style-name="T27">Comments</text:span></text:span><text:span text:style-name="T18"> and </text:span><text:span text:style-name="Source_20_Text"><text:span text:style-name="T27">Guest</text:span></text:span><text:span text:style-name="T18"> models:</text:span></text:p>
          <text:section text:style-name="Sect6" text:name="highlighter_832501">
            <table:table table:name="Table92" table:style-name="Table92">
              <table:table-column table:style-name="Table92.A"/>
              <table:table-row>
                <table:table-cell table:style-name="Table92.A1" office:value-type="string">
                  <text:p text:style-name="P26"><text:span text:style-name="Source_20_Text"><text:span text:style-name="T37">class</text:span></text:span><text:span text:style-name="T39"> </text:span><text:span text:style-name="Source_20_Text"><text:span text:style-name="T31">Category &lt; ActiveRecord::Base</text:span></text:span></text:p>
                  <text:p text:style-name="P26"><text:span text:style-name="Source_20_Text"><text:span text:style-name="T35">  </text:span></text:span><text:span text:style-name="Source_20_Text"><text:span text:style-name="T31">has_many </text:span></text:span><text:span text:style-name="Source_20_Text"><text:span text:style-name="T32">:posts</text:span></text:span></text:p>
                  <text:p text:style-name="P26"><text:span text:style-name="Source_20_Text"><text:span text:style-name="T37">end</text:span></text:span></text:p>
                  <text:p text:style-name="P27"> </text:p>
                  <text:p text:style-name="P26"><text:soft-page-break/><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category</text:span></text:span></text:p>
                  <text:p text:style-name="P26"><text:span text:style-name="Source_20_Text"><text:span text:style-name="T35">  </text:span></text:span><text:span text:style-name="Source_20_Text"><text:span text:style-name="T31">has_many </text:span></text:span><text:span text:style-name="Source_20_Text"><text:span text:style-name="T32">:comments</text:span></text:span></text:p>
                  <text:p text:style-name="P26"><text:span text:style-name="Source_20_Text"><text:span text:style-name="T35">  </text:span></text:span><text:span text:style-name="Source_20_Text"><text:span text:style-name="T31">has_many </text:span></text:span><text:span text:style-name="Source_20_Text"><text:span text:style-name="T32">:tags</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Commen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post</text:span></text:span></text:p>
                  <text:p text:style-name="P26"><text:span text:style-name="Source_20_Text"><text:span text:style-name="T35">  </text:span></text:span><text:span text:style-name="Source_20_Text"><text:span text:style-name="T31">has_one </text:span></text:span><text:span text:style-name="Source_20_Text"><text:span text:style-name="T32">:guest</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Gues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comment</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Tag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post</text:span></text:span></text:p>
                  <text:p text:style-name="P26"><text:span text:style-name="Source_20_Text"><text:span text:style-name="T37">end</text:span></text:span></text:p>
                </table:table-cell>
              </table:table-row>
            </table:table>
          </text:section>
          <text:p text:style-name="P15"><text:span text:style-name="T19">Now all of the following will produce the expected join queries using </text:span><text:span text:style-name="Source_20_Text"><text:span text:style-name="T28">INNER JOIN</text:span></text:span><text:span text:style-name="T19">:</text:span></text:p>
          <text:h text:style-name="P29" text:outline-level="5"><text:bookmark text:name="joining-a-single-association"/>12.2.1 Joining a Single Association</text:h>
          <text:section text:style-name="Sect6" text:name="highlighter_808961">
            <table:table table:name="Table93" table:style-name="Table93">
              <table:table-column table:style-name="Table93.A"/>
              <table:table-row>
                <table:table-cell table:style-name="Table93.A1" office:value-type="string">
                  <text:p text:style-name="P26"><text:span text:style-name="Source_20_Text"><text:span text:style-name="T31">Category.joins(</text:span></text:span><text:span text:style-name="Source_20_Text"><text:span text:style-name="T32">:posts</text:span></text:span><text:span text:style-name="Source_20_Text"><text:span text:style-name="T31">)</text:span></text:span></text:p>
                </table:table-cell>
              </table:table-row>
            </table:table>
          </text:section>
          <text:p text:style-name="P10">This produces:</text:p>
          <text:section text:style-name="Sect6" text:name="highlighter_49875">
            <table:table table:name="Table94" table:style-name="Table94">
              <table:table-column table:style-name="Table94.A"/>
              <table:table-row>
                <table:table-cell table:style-name="Table94.A1" office:value-type="string">
                  <text:p text:style-name="P26"><text:span text:style-name="Source_20_Text"><text:span text:style-name="T37">SELECT</text:span></text:span><text:span text:style-name="T39"> </text:span><text:span text:style-name="Source_20_Text"><text:span text:style-name="T31">categories.* </text:span></text:span><text:span text:style-name="Source_20_Text"><text:span text:style-name="T37">FROM</text:span></text:span><text:span text:style-name="T39"> </text:span><text:span text:style-name="Source_20_Text"><text:span text:style-name="T31">categorie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posts </text:span></text:span><text:span text:style-name="Source_20_Text"><text:span text:style-name="T37">ON</text:span></text:span><text:span text:style-name="T39"> </text:span><text:span text:style-name="Source_20_Text"><text:span text:style-name="T31">posts.category_id = categories.id</text:span></text:span></text:p>
                </table:table-cell>
              </table:table-row>
            </table:table>
          </text:section>
          <text:p text:style-name="P15"><text:span text:style-name="T19">Or, in English: "return a Category object for all categories with posts". Note that you will see duplicate categories if more than one post has the same category. If you want unique categories, you can use </text:span><text:span text:style-name="Source_20_Text"><text:span text:style-name="T28">Category.joins(:posts).uniq</text:span></text:span><text:span text:style-name="T19">.</text:span></text:p>
          <text:h text:style-name="P29" text:outline-level="5"><text:bookmark text:name="joining-multiple-associations"/>12.2.2 Joining Multiple Associations</text:h>
          <text:section text:style-name="Sect6" text:name="highlighter_515757">
            <table:table table:name="Table95" table:style-name="Table95">
              <table:table-column table:style-name="Table95.A"/>
              <table:table-row>
                <table:table-cell table:style-name="Table95.A1" office:value-type="string">
                  <text:p text:style-name="P26"><text:span text:style-name="Source_20_Text"><text:span text:style-name="T31">Post.joins(</text:span></text:span><text:span text:style-name="Source_20_Text"><text:span text:style-name="T32">:category</text:span></text:span><text:span text:style-name="Source_20_Text"><text:span text:style-name="T31">, </text:span></text:span><text:span text:style-name="Source_20_Text"><text:span text:style-name="T32">:comments</text:span></text:span><text:span text:style-name="Source_20_Text"><text:span text:style-name="T31">)</text:span></text:span></text:p>
                </table:table-cell>
              </table:table-row>
            </table:table>
          </text:section>
          <text:p text:style-name="P10">This produces:</text:p>
          <text:section text:style-name="Sect6" text:name="highlighter_341875">
            <table:table table:name="Table96" table:style-name="Table96">
              <table:table-column table:style-name="Table96.A"/>
              <table:table-row>
                <table:table-cell table:style-name="Table96.A1" office:value-type="string">
                  <text:p text:style-name="P26"><text:span text:style-name="Source_20_Text"><text:span text:style-name="T37">SELECT</text:span></text:span><text:span text:style-name="T39"> </text:span><text:span text:style-name="Source_20_Text"><text:span text:style-name="T31">posts.* </text:span></text:span><text:span text:style-name="Source_20_Text"><text:span text:style-name="T37">FROM</text:span></text:span><text:span text:style-name="T39"> </text:span><text:span text:style-name="Source_20_Text"><text:span text:style-name="T31">post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ategories </text:span></text:span><text:span text:style-name="Source_20_Text"><text:span text:style-name="T37">ON</text:span></text:span><text:span text:style-name="T39"> </text:span><text:span text:style-name="Source_20_Text"><text:span text:style-name="T31">posts.category_id = categorie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able:table-cell>
              </table:table-row>
            </table:table>
          </text:section>
          <text:p text:style-name="P10">Or, in English: "return all posts that have a category and at least one comment". Note again that posts with multiple comments will show up multiple times.</text:p>
          <text:h text:style-name="P29" text:outline-level="5"><text:bookmark text:name="joining-nested-associations-single-level"/>12.2.3 Joining Nested Associations (Single Level)</text:h>
          <text:section text:style-name="Sect6" text:name="highlighter_802835">
            <table:table table:name="Table97" table:style-name="Table97">
              <table:table-column table:style-name="Table97.A"/>
              <table:table-row>
                <table:table-cell table:style-name="Table97.A1" office:value-type="string">
                  <text:p text:style-name="P26"><text:span text:style-name="Source_20_Text"><text:span text:style-name="T31">Post.joins(comments: </text:span></text:span><text:span text:style-name="Source_20_Text"><text:span text:style-name="T32">:guest</text:span></text:span><text:span text:style-name="Source_20_Text"><text:span text:style-name="T31">)</text:span></text:span></text:p>
                </table:table-cell>
              </table:table-row>
            </table:table>
          </text:section>
          <text:p text:style-name="P10">This produces:</text:p>
          <text:section text:style-name="Sect6" text:name="highlighter_825879">
            <table:table table:name="Table98" table:style-name="Table98">
              <table:table-column table:style-name="Table98.A"/>
              <table:table-row>
                <table:table-cell table:style-name="Table98.A1" office:value-type="string">
                  <text:p text:style-name="P26"><text:span text:style-name="Source_20_Text"><text:span text:style-name="T37">SELECT</text:span></text:span><text:span text:style-name="T39"> </text:span><text:span text:style-name="Source_20_Text"><text:span text:style-name="T31">posts.* </text:span></text:span><text:span text:style-name="Source_20_Text"><text:span text:style-name="T37">FROM</text:span></text:span><text:span text:style-name="T39"> </text:span><text:span text:style-name="Source_20_Text"><text:span text:style-name="T31">post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guests </text:span></text:span><text:span text:style-name="Source_20_Text"><text:span text:style-name="T37">ON</text:span></text:span><text:span text:style-name="T39"> </text:span><text:span text:style-name="Source_20_Text"><text:span text:style-name="T31">guests.comment_id = comments.id</text:span></text:span></text:p>
                </table:table-cell>
              </table:table-row>
            </table:table>
          </text:section>
          <text:p text:style-name="P10">Or, in English: "return all posts that have a comment made by a guest."</text:p>
          <text:h text:style-name="P29" text:outline-level="5"><text:bookmark text:name="joining-nested-associations-multiple-level"/>12.2.4 Joining Nested Associations (Multiple Level)</text:h>
          <text:section text:style-name="Sect6" text:name="highlighter_48138">
            <table:table table:name="Table99" table:style-name="Table99">
              <table:table-column table:style-name="Table99.A"/>
              <table:table-row>
                <table:table-cell table:style-name="Table99.A1" office:value-type="string">
                  <text:p text:style-name="P26"><text:span text:style-name="Source_20_Text"><text:span text:style-name="T31">Category.joins(posts: [{comments: </text:span></text:span><text:span text:style-name="Source_20_Text"><text:span text:style-name="T32">:guest</text:span></text:span><text:span text:style-name="Source_20_Text"><text:span text:style-name="T31">}, </text:span></text:span><text:span text:style-name="Source_20_Text"><text:span text:style-name="T32">:tags</text:span></text:span><text:span text:style-name="Source_20_Text"><text:span text:style-name="T31">])</text:span></text:span></text:p>
                </table:table-cell>
              </table:table-row>
            </table:table>
          </text:section>
          <text:p text:style-name="P10">This produces:</text:p>
          <text:section text:style-name="Sect6" text:name="highlighter_804252">
            <table:table table:name="Table100" table:style-name="Table100">
              <table:table-column table:style-name="Table100.A"/>
              <table:table-row>
                <table:table-cell table:style-name="Table100.A1" office:value-type="string">
                  <text:p text:style-name="P26"><text:span text:style-name="Source_20_Text"><text:span text:style-name="T37">SELECT</text:span></text:span><text:span text:style-name="T39"> </text:span><text:span text:style-name="Source_20_Text"><text:span text:style-name="T31">categories.* </text:span></text:span><text:span text:style-name="Source_20_Text"><text:span text:style-name="T37">FROM</text:span></text:span><text:span text:style-name="T39"> </text:span><text:span text:style-name="Source_20_Text"><text:span text:style-name="T31">categorie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posts </text:span></text:span><text:span text:style-name="Source_20_Text"><text:span text:style-name="T37">ON</text:span></text:span><text:span text:style-name="T39"> </text:span><text:span text:style-name="Source_20_Text"><text:span text:style-name="T31">posts.category_id = categorie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guests </text:span></text:span><text:span text:style-name="Source_20_Text"><text:span text:style-name="T37">ON</text:span></text:span><text:span text:style-name="T39"> </text:span><text:span text:style-name="Source_20_Text"><text:span text:style-name="T31">guests.comment_id = comments.id</text:span></text:span></text:p>
                  <text:p text:style-name="P26"><text:soft-page-break/><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tags </text:span></text:span><text:span text:style-name="Source_20_Text"><text:span text:style-name="T37">ON</text:span></text:span><text:span text:style-name="T39"> </text:span><text:span text:style-name="Source_20_Text"><text:span text:style-name="T31">tags.post_id = posts.id</text:span></text:span></text:p>
                </table:table-cell>
              </table:table-row>
            </table:table>
          </text:section>
          <text:h text:style-name="P33" text:outline-level="4"><text:bookmark text:name="specifying-conditions-on-the-joined-tables"/>12.3 Specifying Conditions on the Joined Tables</text:h>
          <text:p text:style-name="P2"><text:span text:style-name="T18">You can specify conditions on the joined tables using the regular </text:span><text:a xlink:type="simple" xlink:href="http://guides.rubyonrails.org/active_record_querying.html#array-conditions"><text:span text:style-name="T14">Array</text:span></text:a><text:span text:style-name="T18"> and </text:span><text:a xlink:type="simple" xlink:href="http://guides.rubyonrails.org/active_record_querying.html#pure-string-conditions"><text:span text:style-name="T14">String</text:span></text:a><text:span text:style-name="T18"> conditions. </text:span><text:a xlink:type="simple" xlink:href="http://guides.rubyonrails.org/active_record_querying.html#hash-conditions"><text:span text:style-name="T14">Hash conditions</text:span></text:a><text:span text:style-name="T18"> provides a special syntax for specifying conditions for the joined tables:</text:span></text:p>
          <text:section text:style-name="Sect6" text:name="highlighter_883694">
            <table:table table:name="Table101" table:style-name="Table101">
              <table:table-column table:style-name="Table101.A"/>
              <table:table-row>
                <table:table-cell table:style-name="Table101.A1" office:value-type="string">
                  <text:p text:style-name="P26"><text:span text:style-name="Source_20_Text"><text:span text:style-name="T31">time_range =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ext:p text:style-name="P26"><text:span text:style-name="Source_20_Text"><text:span text:style-name="T31">Client.joins(</text:span></text:span><text:span text:style-name="Source_20_Text"><text:span text:style-name="T32">:orders</text:span></text:span><text:span text:style-name="Source_20_Text"><text:span text:style-name="T31">).where(</text:span></text:span><text:span text:style-name="Source_20_Text"><text:span text:style-name="T45">'orders.created_at'</text:span></text:span><text:span text:style-name="T39"> </text:span><text:span text:style-name="Source_20_Text"><text:span text:style-name="T31">=&gt; time_range)</text:span></text:span></text:p>
                </table:table-cell>
              </table:table-row>
            </table:table>
          </text:section>
          <text:p text:style-name="P10">An alternative and cleaner syntax is to nest the hash conditions:</text:p>
          <text:section text:style-name="Sect6" text:name="highlighter_651510">
            <table:table table:name="Table102" table:style-name="Table102">
              <table:table-column table:style-name="Table102.A"/>
              <table:table-row>
                <table:table-cell table:style-name="Table102.A1" office:value-type="string">
                  <text:p text:style-name="P26"><text:span text:style-name="Source_20_Text"><text:span text:style-name="T31">time_range =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ext:p text:style-name="P26"><text:span text:style-name="Source_20_Text"><text:span text:style-name="T31">Client.joins(</text:span></text:span><text:span text:style-name="Source_20_Text"><text:span text:style-name="T32">:orders</text:span></text:span><text:span text:style-name="Source_20_Text"><text:span text:style-name="T31">).where(orders: {created_at: time_range})</text:span></text:span></text:p>
                </table:table-cell>
              </table:table-row>
            </table:table>
          </text:section>
          <text:p text:style-name="P15"><text:span text:style-name="T19">This will find all clients who have orders that were created yesterday, again using a </text:span><text:span text:style-name="Source_20_Text"><text:span text:style-name="T28">BETWEEN</text:span></text:span><text:span text:style-name="T19"> SQL expression.</text:span></text:p>
          <text:h text:style-name="P24" text:outline-level="3"><text:bookmark text:name="eager-loading-associations"/>13 Eager Loading Associations</text:h>
          <text:p text:style-name="P15"><text:span text:style-name="T18">Eager loading is the mechanism for loading the associated records of the objects returned by </text:span><text:span text:style-name="Source_20_Text"><text:span text:style-name="T27">Model.find</text:span></text:span><text:span text:style-name="T18"> using as few queries as possible.</text:span></text:p>
          <text:p text:style-name="P2"><text:span text:style-name="Strong_20_Emphasis"><text:span text:style-name="T22">N + 1 queries problem</text:span></text:span></text:p>
          <text:p text:style-name="P7">Consider the following code, which finds 10 clients and prints their postcodes:</text:p>
          <text:section text:style-name="Sect6" text:name="highlighter_991365">
            <table:table table:name="Table103" table:style-name="Table103">
              <table:table-column table:style-name="Table103.A"/>
              <table:table-row>
                <table:table-cell table:style-name="Table103.A1" office:value-type="string">
                  <text:p text:style-name="P26"><text:span text:style-name="Source_20_Text"><text:span text:style-name="T31">clients = Client.limit(</text:span></text:span><text:span text:style-name="Source_20_Text"><text:span text:style-name="T44">10</text:span></text:span><text:span text:style-name="Source_20_Text"><text:span text:style-name="T31">)</text:span></text:span></text:p>
                  <text:p text:style-name="P27"> </text:p>
                  <text:p text:style-name="P26"><text:span text:style-name="Source_20_Text"><text:span text:style-name="T31">clients.</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client|</text:span></text:span></text:p>
                  <text:p text:style-name="P26"><text:span text:style-name="Source_20_Text"><text:span text:style-name="T35">  </text:span></text:span><text:span text:style-name="Source_20_Text"><text:span text:style-name="T31">puts client.address.postcode</text:span></text:span></text:p>
                  <text:p text:style-name="P26"><text:span text:style-name="Source_20_Text"><text:span text:style-name="T37">end</text:span></text:span></text:p>
                </table:table-cell>
              </table:table-row>
            </table:table>
          </text:section>
          <text:p text:style-name="P2"><text:span text:style-name="T19">This code looks fine at the first sight. But the problem lies within the total number of queries executed. The above code executes 1 (to find 10 clients) + 10 (one per each client to load the address) = </text:span><text:span text:style-name="Strong_20_Emphasis"><text:span text:style-name="T23">11</text:span></text:span><text:span text:style-name="T19"> queries in total.</text:span></text:p>
          <text:p text:style-name="P2"><text:span text:style-name="Strong_20_Emphasis"><text:span text:style-name="T22">Solution to N + 1 queries problem</text:span></text:span></text:p>
          <text:p text:style-name="P15"><text:span text:style-name="T18">Active Record lets you specify in advance all the associations that are going to be loaded. This is possible by specifying the </text:span><text:span text:style-name="Source_20_Text"><text:span text:style-name="T27">includes</text:span></text:span><text:span text:style-name="T18"> method of the </text:span><text:span text:style-name="Source_20_Text"><text:span text:style-name="T27">Model.find</text:span></text:span><text:span text:style-name="T18"> call. With </text:span><text:span text:style-name="Source_20_Text"><text:span text:style-name="T27">includes</text:span></text:span><text:span text:style-name="T18">, Active Record ensures that all of the specified associations are loaded using the minimum possible number of queries.</text:span></text:p>
          <text:p text:style-name="P15"><text:span text:style-name="T18">Revisiting the above case, we could rewrite </text:span><text:span text:style-name="Source_20_Text"><text:span text:style-name="T27">Client.limit(10)</text:span></text:span><text:span text:style-name="T18"> to use eager load addresses:</text:span></text:p>
          <text:section text:style-name="Sect6" text:name="highlighter_408278">
            <table:table table:name="Table104" table:style-name="Table104">
              <table:table-column table:style-name="Table104.A"/>
              <table:table-row>
                <table:table-cell table:style-name="Table104.A1" office:value-type="string">
                  <text:p text:style-name="P26"><text:span text:style-name="Source_20_Text"><text:span text:style-name="T31">clients = Client.includes(</text:span></text:span><text:span text:style-name="Source_20_Text"><text:span text:style-name="T32">:address</text:span></text:span><text:span text:style-name="Source_20_Text"><text:span text:style-name="T31">).limit(</text:span></text:span><text:span text:style-name="Source_20_Text"><text:span text:style-name="T44">10</text:span></text:span><text:span text:style-name="Source_20_Text"><text:span text:style-name="T31">)</text:span></text:span></text:p>
                  <text:p text:style-name="P27"> </text:p>
                  <text:p text:style-name="P26"><text:span text:style-name="Source_20_Text"><text:span text:style-name="T31">clients.</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client|</text:span></text:span></text:p>
                  <text:p text:style-name="P26"><text:span text:style-name="Source_20_Text"><text:span text:style-name="T35">  </text:span></text:span><text:span text:style-name="Source_20_Text"><text:span text:style-name="T31">puts client.address.postcode</text:span></text:span></text:p>
                  <text:p text:style-name="P26"><text:span text:style-name="Source_20_Text"><text:span text:style-name="T37">end</text:span></text:span></text:p>
                </table:table-cell>
              </table:table-row>
            </table:table>
          </text:section>
          <text:p text:style-name="P2"><text:span text:style-name="T19">The above code will execute just </text:span><text:span text:style-name="Strong_20_Emphasis"><text:span text:style-name="T23">2</text:span></text:span><text:span text:style-name="T19"> queries, as opposed to </text:span><text:span text:style-name="Strong_20_Emphasis"><text:span text:style-name="T23">11</text:span></text:span><text:span text:style-name="T19"> queries in the previous case:</text:span></text:p>
          <text:section text:style-name="Sect6" text:name="highlighter_331260">
            <table:table table:name="Table105" table:style-name="Table105">
              <table:table-column table:style-name="Table105.A"/>
              <table:table-row>
                <table:table-cell table:style-name="Table10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0</text:span></text:span></text:p>
                  <text:p text:style-name="P26"><text:span text:style-name="Source_20_Text"><text:span text:style-name="T37">SELECT</text:span></text:span><text:span text:style-name="T39"> </text:span><text:span text:style-name="Source_20_Text"><text:span text:style-name="T31">addresses.* </text:span></text:span><text:span text:style-name="Source_20_Text"><text:span text:style-name="T37">FROM</text:span></text:span><text:span text:style-name="T39"> </text:span><text:span text:style-name="Source_20_Text"><text:span text:style-name="T31">addresses</text:span></text:span></text:p>
                  <text:p text:style-name="P26"><text:span text:style-name="Source_20_Text"><text:span text:style-name="T35">  </text:span></text:span><text:span text:style-name="Source_20_Text"><text:span text:style-name="T37">WHERE</text:span></text:span><text:span text:style-name="T39"> </text:span><text:span text:style-name="Source_20_Text"><text:span text:style-name="T31">(addresses.client_id </text:span></text:span><text:span text:style-name="Source_20_Text"><text:span text:style-name="T47">IN</text:span></text:span><text:span text:style-name="T39"> </text:span><text:span text:style-name="Source_20_Text"><text:span text:style-name="T31">(1,2,3,4,5,6,7,8,9,10))</text:span></text:span></text:p>
                </table:table-cell>
              </table:table-row>
            </table:table>
          </text:section>
          <text:h text:style-name="P33" text:outline-level="4"><text:bookmark text:name="eager-loading-multiple-associations"/>13.1 Eager Loading Multiple Associations</text:h>
          <text:p text:style-name="P15"><text:span text:style-name="T18">Active Record lets you eager load any number of associations with a single </text:span><text:span text:style-name="Source_20_Text"><text:span text:style-name="T27">Model.find</text:span></text:span><text:span text:style-name="T18"> call by using an array, hash, or a nested hash of array/hash with the </text:span><text:span text:style-name="Source_20_Text"><text:span text:style-name="T27">includes</text:span></text:span><text:span text:style-name="T18"> method.</text:span></text:p>
          <text:h text:style-name="P29" text:outline-level="5"><text:bookmark text:name="array-of-multiple-associations"/>13.1.1 Array of Multiple Associations</text:h>
          <text:section text:style-name="Sect6" text:name="highlighter_432620">
            <table:table table:name="Table106" table:style-name="Table106">
              <table:table-column table:style-name="Table106.A"/>
              <table:table-row>
                <table:table-cell table:style-name="Table106.A1" office:value-type="string">
                  <text:p text:style-name="P26"><text:span text:style-name="Source_20_Text"><text:span text:style-name="T31">Post.includes(</text:span></text:span><text:span text:style-name="Source_20_Text"><text:span text:style-name="T32">:category</text:span></text:span><text:span text:style-name="Source_20_Text"><text:span text:style-name="T31">, </text:span></text:span><text:span text:style-name="Source_20_Text"><text:span text:style-name="T32">:comments</text:span></text:span><text:span text:style-name="Source_20_Text"><text:span text:style-name="T31">)</text:span></text:span></text:p>
                </table:table-cell>
              </table:table-row>
            </table:table>
          </text:section>
          <text:p text:style-name="P10"><text:soft-page-break/>This loads all the posts and the associated category and comments for each post.</text:p>
          <text:h text:style-name="P29" text:outline-level="5"><text:bookmark text:name="nested-associations-hash"/>13.1.2 Nested Associations Hash</text:h>
          <text:section text:style-name="Sect6" text:name="highlighter_707732">
            <table:table table:name="Table107" table:style-name="Table107">
              <table:table-column table:style-name="Table107.A"/>
              <table:table-row>
                <table:table-cell table:style-name="Table107.A1" office:value-type="string">
                  <text:p text:style-name="P26"><text:span text:style-name="Source_20_Text"><text:span text:style-name="T31">Category.includes(posts: [{comments: </text:span></text:span><text:span text:style-name="Source_20_Text"><text:span text:style-name="T32">:guest</text:span></text:span><text:span text:style-name="Source_20_Text"><text:span text:style-name="T31">}, </text:span></text:span><text:span text:style-name="Source_20_Text"><text:span text:style-name="T32">:tags</text:span></text:span><text:span text:style-name="Source_20_Text"><text:span text:style-name="T31">]).find(</text:span></text:span><text:span text:style-name="Source_20_Text"><text:span text:style-name="T44">1</text:span></text:span><text:span text:style-name="Source_20_Text"><text:span text:style-name="T31">)</text:span></text:span></text:p>
                </table:table-cell>
              </table:table-row>
            </table:table>
          </text:section>
          <text:p text:style-name="P10">This will find the category with id 1 and eager load all of the associated posts, the associated posts' tags and comments, and every comment's guest association.</text:p>
          <text:h text:style-name="P32" text:outline-level="4"><text:bookmark text:name="specifying-conditions-on-eager-loaded-associations"/>13.2 Specifying Conditions on Eager Loaded Associations</text:h>
          <text:p text:style-name="P15"><text:span text:style-name="T18">Even though Active Record lets you specify conditions on the eager loaded associations just like </text:span><text:span text:style-name="Source_20_Text"><text:span text:style-name="T27">joins</text:span></text:span><text:span text:style-name="T18">, the recommended way is to use </text:span><text:a xlink:type="simple" xlink:href="http://guides.rubyonrails.org/active_record_querying.html#joining-tables"><text:span text:style-name="T14">joins</text:span></text:a><text:span text:style-name="T18"> instead.</text:span></text:p>
          <text:p text:style-name="P15"><text:span text:style-name="T18">However if you must do this, you may use </text:span><text:span text:style-name="Source_20_Text"><text:span text:style-name="T27">where</text:span></text:span><text:span text:style-name="T18"> as you would normally.</text:span></text:p>
          <text:section text:style-name="Sect6" text:name="highlighter_192115">
            <table:table table:name="Table108" table:style-name="Table108">
              <table:table-column table:style-name="Table108.A"/>
              <table:table-row>
                <table:table-cell table:style-name="Table108.A1" office:value-type="string">
                  <text:p text:style-name="P26"><text:span text:style-name="Source_20_Text"><text:span text:style-name="T31">Post.includes(</text:span></text:span><text:span text:style-name="Source_20_Text"><text:span text:style-name="T32">:comments</text:span></text:span><text:span text:style-name="Source_20_Text"><text:span text:style-name="T31">).where(</text:span></text:span><text:span text:style-name="Source_20_Text"><text:span text:style-name="T45">"comments.visible"</text:span></text:span><text:span text:style-name="T39"> </text:span><text:span text:style-name="Source_20_Text"><text:span text:style-name="T31">=&gt; </text:span></text:span><text:span text:style-name="Source_20_Text"><text:span text:style-name="T37">true</text:span></text:span><text:span text:style-name="Source_20_Text"><text:span text:style-name="T31">)</text:span></text:span></text:p>
                </table:table-cell>
              </table:table-row>
            </table:table>
          </text:section>
          <text:p text:style-name="P15"><text:span text:style-name="T19">This would generate a query which contains a </text:span><text:span text:style-name="Source_20_Text"><text:span text:style-name="T28">LEFT OUTER JOIN</text:span></text:span><text:span text:style-name="T19"> whereas the </text:span><text:span text:style-name="Source_20_Text"><text:span text:style-name="T28">joins</text:span></text:span><text:span text:style-name="T19"> method would generate one using the </text:span><text:span text:style-name="Source_20_Text"><text:span text:style-name="T28">INNER JOIN</text:span></text:span><text:span text:style-name="T19"> function instead.</text:span></text:p>
          <text:section text:style-name="Sect6" text:name="highlighter_822860">
            <table:table table:name="Table109" table:style-name="Table109">
              <table:table-column table:style-name="Table109.A"/>
              <table:table-row>
                <table:table-cell table:style-name="Table109.A1" office:value-type="string">
                  <text:p text:style-name="P26"><text:span text:style-name="Source_20_Text"><text:span text:style-name="T44">SELECT</text:span></text:span><text:span text:style-name="T39"> </text:span><text:span text:style-name="Source_20_Text"><text:span text:style-name="T45">"posts"</text:span></text:span><text:span text:style-name="Source_20_Text"><text:span text:style-name="T31">.</text:span></text:span><text:span text:style-name="Source_20_Text"><text:span text:style-name="T45">"id"</text:span></text:span><text:span text:style-name="T39"> </text:span><text:span text:style-name="Source_20_Text"><text:span text:style-name="T44">AS</text:span></text:span><text:span text:style-name="T39"> </text:span><text:span text:style-name="Source_20_Text"><text:span text:style-name="T31">t0_r0, ... </text:span></text:span><text:span text:style-name="Source_20_Text"><text:span text:style-name="T45">"comments"</text:span></text:span><text:span text:style-name="Source_20_Text"><text:span text:style-name="T31">.</text:span></text:span><text:span text:style-name="Source_20_Text"><text:span text:style-name="T45">"updated_at"</text:span></text:span><text:span text:style-name="T39"> </text:span><text:span text:style-name="Source_20_Text"><text:span text:style-name="T44">AS</text:span></text:span><text:span text:style-name="T39"> </text:span><text:span text:style-name="Source_20_Text"><text:span text:style-name="T31">t1_r5 </text:span></text:span><text:span text:style-name="Source_20_Text"><text:span text:style-name="T44">FROM</text:span></text:span><text:span text:style-name="T39"> </text:span><text:span text:style-name="Source_20_Text"><text:span text:style-name="T45">"posts"</text:span></text:span><text:span text:style-name="T39"> </text:span><text:span text:style-name="Source_20_Text"><text:span text:style-name="T44">LEFT</text:span></text:span><text:span text:style-name="T39"> </text:span><text:span text:style-name="Source_20_Text"><text:span text:style-name="T44">OUTER</text:span></text:span><text:span text:style-name="T39"> </text:span><text:span text:style-name="Source_20_Text"><text:span text:style-name="T44">JOIN</text:span></text:span><text:span text:style-name="T39"> </text:span><text:span text:style-name="Source_20_Text"><text:span text:style-name="T45">"comments"</text:span></text:span><text:span text:style-name="T39"> </text:span><text:span text:style-name="Source_20_Text"><text:span text:style-name="T44">ON</text:span></text:span><text:span text:style-name="T39"> </text:span><text:span text:style-name="Source_20_Text"><text:span text:style-name="T45">"comments"</text:span></text:span><text:span text:style-name="Source_20_Text"><text:span text:style-name="T31">.</text:span></text:span><text:span text:style-name="Source_20_Text"><text:span text:style-name="T45">"post_id"</text:span></text:span><text:span text:style-name="T39"> </text:span><text:span text:style-name="Source_20_Text"><text:span text:style-name="T31">= </text:span></text:span><text:span text:style-name="Source_20_Text"><text:span text:style-name="T45">"posts"</text:span></text:span><text:span text:style-name="Source_20_Text"><text:span text:style-name="T31">.</text:span></text:span><text:span text:style-name="Source_20_Text"><text:span text:style-name="T45">"id"</text:span></text:span><text:span text:style-name="T39"> </text:span><text:span text:style-name="Source_20_Text"><text:span text:style-name="T44">WHERE</text:span></text:span><text:span text:style-name="T39"> </text:span><text:span text:style-name="Source_20_Text"><text:span text:style-name="T31">(comments.visible = </text:span></text:span><text:span text:style-name="Source_20_Text"><text:span text:style-name="T44">1</text:span></text:span><text:span text:style-name="Source_20_Text"><text:span text:style-name="T31">)</text:span></text:span></text:p>
                </table:table-cell>
              </table:table-row>
            </table:table>
          </text:section>
          <text:p text:style-name="P15"><text:span text:style-name="T19">If there was no </text:span><text:span text:style-name="Source_20_Text"><text:span text:style-name="T28">where</text:span></text:span><text:span text:style-name="T19"> condition, this would generate the normal set of two queries.</text:span></text:p>
          <text:p text:style-name="P15"><text:span text:style-name="T18">If, in the case of this </text:span><text:span text:style-name="Source_20_Text"><text:span text:style-name="T27">includes</text:span></text:span><text:span text:style-name="T18"> query, there were no comments for any posts, all the posts would still be loaded. By using </text:span><text:span text:style-name="Source_20_Text"><text:span text:style-name="T27">joins</text:span></text:span><text:span text:style-name="T18"> (an INNER JOIN), the join conditions </text:span><text:span text:style-name="Strong_20_Emphasis"><text:span text:style-name="T22">must</text:span></text:span><text:span text:style-name="T18"> match, otherwise no records will be returned.</text:span></text:p>
          <text:h text:style-name="P24" text:outline-level="3"><text:bookmark text:name="scopes"/>14 Scopes</text:h>
          <text:p text:style-name="P15"><text:span text:style-name="T18">Scoping allows you to specify commonly-used queries which can be referenced as method calls on the association objects or models. With these scopes, you can use every method previously covered such as </text:span><text:span text:style-name="Source_20_Text"><text:span text:style-name="T27">where</text:span></text:span><text:span text:style-name="T18">, </text:span><text:span text:style-name="Source_20_Text"><text:span text:style-name="T27">joins</text:span></text:span><text:span text:style-name="T18"> and </text:span><text:span text:style-name="Source_20_Text"><text:span text:style-name="T27">includes</text:span></text:span><text:span text:style-name="T18">. All scope methods will return an </text:span><text:span text:style-name="Source_20_Text"><text:span text:style-name="T27">ActiveRecord::Relation</text:span></text:span><text:span text:style-name="T18"> object which will allow for further methods (such as other scopes) to be called on it.</text:span></text:p>
          <text:p text:style-name="P15"><text:span text:style-name="T18">To define a simple scope, we use the </text:span><text:span text:style-name="Source_20_Text"><text:span text:style-name="T27">scope</text:span></text:span><text:span text:style-name="T18"> method inside the class, passing the query that we'd like to run when this scope is called:</text:span></text:p>
          <text:section text:style-name="Sect6" text:name="highlighter_367747">
            <table:table table:name="Table110" table:style-name="Table110">
              <table:table-column table:style-name="Table110.A"/>
              <table:table-row>
                <table:table-cell table:style-name="Table110.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published</text:span></text:span><text:span text:style-name="Source_20_Text"><text:span text:style-name="T31">, -&gt; { where(published: </text:span></text:span><text:span text:style-name="Source_20_Text"><text:span text:style-name="T37">true</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0">This is exactly the same as defining a class method, and which you use is a matter of personal preference:</text:p>
          <text:section text:style-name="Sect6" text:name="highlighter_564610">
            <table:table table:name="Table111" table:style-name="Table111">
              <table:table-column table:style-name="Table111.A"/>
              <table:table-row>
                <table:table-cell table:style-name="Table111.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published</text:span></text:span></text:p>
                  <text:p text:style-name="P26"><text:span text:style-name="Source_20_Text"><text:span text:style-name="T35">    </text:span></text:span><text:span text:style-name="Source_20_Text"><text:span text:style-name="T31">where(published: </text:span></text:span><text:span text:style-name="Source_20_Text"><text:span text:style-name="T37">true</text:span></text:span><text:span text:style-name="Source_20_Text"><text:span text:style-name="T31">)</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p text:style-name="P10">Scopes are also chainable within scopes:</text:p>
          <text:section text:style-name="Sect6" text:name="highlighter_945689">
            <table:table table:name="Table112" table:style-name="Table112">
              <table:table-column table:style-name="Table112.A"/>
              <table:table-row>
                <table:table-cell table:style-name="Table112.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published</text:span></text:span><text:span text:style-name="Source_20_Text"><text:span text:style-name="T31">,               -&gt; { where(published: </text:span></text:span><text:span text:style-name="Source_20_Text"><text:span text:style-name="T37">true</text:span></text:span><text:span text:style-name="Source_20_Text"><text:span text:style-name="T31">) }</text:span></text:span></text:p>
                  <text:p text:style-name="P26"><text:span text:style-name="Source_20_Text"><text:span text:style-name="T35">  </text:span></text:span><text:span text:style-name="Source_20_Text"><text:span text:style-name="T31">scope </text:span></text:span><text:span text:style-name="Source_20_Text"><text:span text:style-name="T32">:published_and_commented</text:span></text:span><text:span text:style-name="Source_20_Text"><text:span text:style-name="T31">, -&gt; { published.where(</text:span></text:span><text:span text:style-name="Source_20_Text"><text:span text:style-name="T45">"comments_count &gt; 0"</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5"><text:span text:style-name="T19">To call this </text:span><text:span text:style-name="Source_20_Text"><text:span text:style-name="T28">published</text:span></text:span><text:span text:style-name="T19"> scope we can call it on either the class:</text:span></text:p>
          <text:section text:style-name="Sect6" text:name="highlighter_446013">
            <table:table table:name="Table113" table:style-name="Table113">
              <table:table-column table:style-name="Table113.A"/>
              <text:soft-page-break/>
              <table:table-row>
                <table:table-cell table:style-name="Table113.A1" office:value-type="string">
                  <text:p text:style-name="P26"><text:span text:style-name="Source_20_Text"><text:span text:style-name="T31">Post.published </text:span></text:span><text:span text:style-name="Source_20_Text"><text:span text:style-name="T42"># =&gt; [published posts]</text:span></text:span></text:p>
                </table:table-cell>
              </table:table-row>
            </table:table>
          </text:section>
          <text:p text:style-name="P15"><text:span text:style-name="T19">Or on an association consisting of </text:span><text:span text:style-name="Source_20_Text"><text:span text:style-name="T28">Post</text:span></text:span><text:span text:style-name="T19"> objects:</text:span></text:p>
          <text:section text:style-name="Sect6" text:name="highlighter_989330">
            <table:table table:name="Table114" table:style-name="Table114">
              <table:table-column table:style-name="Table114.A"/>
              <table:table-row>
                <table:table-cell table:style-name="Table114.A1" office:value-type="string">
                  <text:p text:style-name="P26"><text:span text:style-name="Source_20_Text"><text:span text:style-name="T31">category = Category.first</text:span></text:span></text:p>
                  <text:p text:style-name="P26"><text:span text:style-name="Source_20_Text"><text:span text:style-name="T31">category.posts.published </text:span></text:span><text:span text:style-name="Source_20_Text"><text:span text:style-name="T42"># =&gt; [published posts belonging to this category]</text:span></text:span></text:p>
                </table:table-cell>
              </table:table-row>
            </table:table>
          </text:section>
          <text:h text:style-name="P33" text:outline-level="4"><text:bookmark text:name="passing-in-arguments"/>14.1 Passing in arguments</text:h>
          <text:p text:style-name="P7">Your scope can take arguments:</text:p>
          <text:section text:style-name="Sect6" text:name="highlighter_640037">
            <table:table table:name="Table115" table:style-name="Table115">
              <table:table-column table:style-name="Table115.A"/>
              <table:table-row>
                <table:table-cell table:style-name="Table115.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created_before</text:span></text:span><text:span text:style-name="Source_20_Text"><text:span text:style-name="T31">, -&gt;(time) { where(</text:span></text:span><text:span text:style-name="Source_20_Text"><text:span text:style-name="T45">"created_at &lt; ?"</text:span></text:span><text:span text:style-name="Source_20_Text"><text:span text:style-name="T31">, time) }</text:span></text:span></text:p>
                  <text:p text:style-name="P26"><text:span text:style-name="Source_20_Text"><text:span text:style-name="T37">end</text:span></text:span></text:p>
                </table:table-cell>
              </table:table-row>
            </table:table>
          </text:section>
          <text:p text:style-name="P10">This may then be called using this:</text:p>
          <text:section text:style-name="Sect6" text:name="highlighter_275586">
            <table:table table:name="Table116" table:style-name="Table116">
              <table:table-column table:style-name="Table116.A"/>
              <table:table-row>
                <table:table-cell table:style-name="Table116.A1" office:value-type="string">
                  <text:p text:style-name="P26"><text:span text:style-name="Source_20_Text"><text:span text:style-name="T31">Post.created_before(</text:span></text:span><text:span text:style-name="Source_20_Text"><text:span text:style-name="T47">Time</text:span></text:span><text:span text:style-name="Source_20_Text"><text:span text:style-name="T31">.zone.now)</text:span></text:span></text:p>
                </table:table-cell>
              </table:table-row>
            </table:table>
          </text:section>
          <text:p text:style-name="P10">However, this is just duplicating the functionality that would be provided to you by a class method.</text:p>
          <text:section text:style-name="Sect6" text:name="highlighter_208456">
            <table:table table:name="Table117" table:style-name="Table117">
              <table:table-column table:style-name="Table117.A"/>
              <table:table-row>
                <table:table-cell table:style-name="Table117.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created_before(time)</text:span></text:span></text:p>
                  <text:p text:style-name="P26"><text:span text:style-name="Source_20_Text"><text:span text:style-name="T35">    </text:span></text:span><text:span text:style-name="Source_20_Text"><text:span text:style-name="T31">where(</text:span></text:span><text:span text:style-name="Source_20_Text"><text:span text:style-name="T45">"created_at &lt; ?"</text:span></text:span><text:span text:style-name="Source_20_Text"><text:span text:style-name="T31">, time)</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p text:style-name="P10">Using a class method is the preferred way to accept arguments for scopes. These methods will still be accessible on the association objects:</text:p>
          <text:section text:style-name="Sect6" text:name="highlighter_113632">
            <table:table table:name="Table118" table:style-name="Table118">
              <table:table-column table:style-name="Table118.A"/>
              <table:table-row>
                <table:table-cell table:style-name="Table118.A1" office:value-type="string">
                  <text:p text:style-name="P26"><text:span text:style-name="Source_20_Text"><text:span text:style-name="T31">category.posts.created_before(time)</text:span></text:span></text:p>
                </table:table-cell>
              </table:table-row>
            </table:table>
          </text:section>
          <text:h text:style-name="P33" text:outline-level="4"><text:bookmark text:name="merging-of-scopes"/>14.2 Merging of scopes</text:h>
          <text:p text:style-name="P15"><text:span text:style-name="T18">Just like </text:span><text:span text:style-name="Source_20_Text"><text:span text:style-name="T27">where</text:span></text:span><text:span text:style-name="T18"> clauses scopes are merged using </text:span><text:span text:style-name="Source_20_Text"><text:span text:style-name="T27">AND</text:span></text:span><text:span text:style-name="T18"> conditions.</text:span></text:p>
          <text:section text:style-name="Sect6" text:name="highlighter_832032">
            <table:table table:name="Table119" table:style-name="Table119">
              <table:table-column table:style-name="Table119.A"/>
              <table:table-row>
                <table:table-cell table:style-name="Table119.A1" office:value-type="string">
                  <text:p text:style-name="P26"><text:span text:style-name="Source_20_Text"><text:span text:style-name="T37">class</text:span></text:span><text:span text:style-name="T39"> </text:span><text:span text:style-name="Source_20_Text"><text:span text:style-name="T31">User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active</text:span></text:span><text:span text:style-name="Source_20_Text"><text:span text:style-name="T31">, -&gt; { where state: </text:span></text:span><text:span text:style-name="Source_20_Text"><text:span text:style-name="T45">'active'</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inactive</text:span></text:span><text:span text:style-name="Source_20_Text"><text:span text:style-name="T31">, -&gt; { where state: </text:span></text:span><text:span text:style-name="Source_20_Text"><text:span text:style-name="T45">'inactive'</text:span></text:span><text:span text:style-name="T39"> </text:span><text:span text:style-name="Source_20_Text"><text:span text:style-name="T31">}</text:span></text:span></text:p>
                  <text:p text:style-name="P26"><text:span text:style-name="Source_20_Text"><text:span text:style-name="T37">end</text:span></text:span></text:p>
                  <text:p text:style-name="P27"> </text:p>
                  <text:p text:style-name="P26"><text:span text:style-name="Source_20_Text"><text:span text:style-name="T31">User.active.inactive</text:span></text:span></text:p>
                  <text:p text:style-name="P26"><text:span text:style-name="Source_20_Text"><text:span text:style-name="T42"># =&gt; SELECT "users".* FROM "users" WHERE "users"."state" = 'active' AND "users"."state" = 'inactive'</text:span></text:span></text:p>
                </table:table-cell>
              </table:table-row>
            </table:table>
          </text:section>
          <text:p text:style-name="P15"><text:span text:style-name="T19">We can mix and match </text:span><text:span text:style-name="Source_20_Text"><text:span text:style-name="T28">scope</text:span></text:span><text:span text:style-name="T19"> and </text:span><text:span text:style-name="Source_20_Text"><text:span text:style-name="T28">where</text:span></text:span><text:span text:style-name="T19"> conditions and the final sql will have all conditions joined with </text:span><text:span text:style-name="Source_20_Text"><text:span text:style-name="T28">AND</text:span></text:span><text:span text:style-name="T19"> .</text:span></text:p>
          <text:section text:style-name="Sect6" text:name="highlighter_82573">
            <table:table table:name="Table120" table:style-name="Table120">
              <table:table-column table:style-name="Table120.A"/>
              <table:table-row>
                <table:table-cell table:style-name="Table120.A1" office:value-type="string">
                  <text:p text:style-name="P26"><text:span text:style-name="Source_20_Text"><text:span text:style-name="T31">User.active.where(state: </text:span></text:span><text:span text:style-name="Source_20_Text"><text:span text:style-name="T45">'finished'</text:span></text:span><text:span text:style-name="Source_20_Text"><text:span text:style-name="T31">)</text:span></text:span></text:p>
                  <text:p text:style-name="P26"><text:span text:style-name="Source_20_Text"><text:span text:style-name="T42"># =&gt; SELECT "users".* FROM "users" WHERE "users"."state" = 'active' AND "users"."state" = 'finished'</text:span></text:span></text:p>
                </table:table-cell>
              </table:table-row>
            </table:table>
          </text:section>
          <text:p text:style-name="P15"><text:span text:style-name="T19">If we do want the </text:span><text:span text:style-name="Source_20_Text"><text:span text:style-name="T28">last where clause</text:span></text:span><text:span text:style-name="T19"> to win then </text:span><text:span text:style-name="Source_20_Text"><text:span text:style-name="T28">Relation#merge</text:span></text:span><text:span text:style-name="T19"> can be used .</text:span></text:p>
          <text:section text:style-name="Sect6" text:name="highlighter_41713">
            <table:table table:name="Table121" table:style-name="Table121">
              <table:table-column table:style-name="Table121.A"/>
              <table:table-row>
                <table:table-cell table:style-name="Table121.A1" office:value-type="string">
                  <text:p text:style-name="P26"><text:span text:style-name="Source_20_Text"><text:span text:style-name="T31">User.active.merge(User.inactive)</text:span></text:span></text:p>
                  <text:p text:style-name="P26"><text:span text:style-name="Source_20_Text"><text:span text:style-name="T42"># =&gt; SELECT "users".* FROM "users" WHERE "users"."state" = 'inactive'</text:span></text:span></text:p>
                </table:table-cell>
              </table:table-row>
            </table:table>
          </text:section>
          <text:p text:style-name="P15"><text:span text:style-name="T19">One important caveat is that </text:span><text:span text:style-name="Source_20_Text"><text:span text:style-name="T28">default_scope</text:span></text:span><text:span text:style-name="T19"> will be overridden by </text:span><text:span text:style-name="Source_20_Text"><text:span text:style-name="T28">scope</text:span></text:span><text:span text:style-name="T19"> and </text:span><text:span text:style-name="Source_20_Text"><text:span text:style-name="T28">where</text:span></text:span><text:span text:style-name="T19"> conditions.</text:span></text:p>
          <text:section text:style-name="Sect6" text:name="highlighter_351551">
            <table:table table:name="Table122" table:style-name="Table122">
              <table:table-column table:style-name="Table122.A"/>
              <table:table-row>
                <table:table-cell table:style-name="Table122.A1" office:value-type="string">
                  <text:p text:style-name="P26"><text:span text:style-name="Source_20_Text"><text:span text:style-name="T37">class</text:span></text:span><text:span text:style-name="T39"> </text:span><text:span text:style-name="Source_20_Text"><text:span text:style-name="T31">User &lt; ActiveRecord::Base</text:span></text:span></text:p>
                  <text:p text:style-name="P26"><text:span text:style-name="Source_20_Text"><text:span text:style-name="T35">  </text:span></text:span><text:span text:style-name="Source_20_Text"><text:span text:style-name="T31">default_scope  { where state: </text:span></text:span><text:span text:style-name="Source_20_Text"><text:span text:style-name="T45">'pending'</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active</text:span></text:span><text:span text:style-name="Source_20_Text"><text:span text:style-name="T31">, -&gt; { where state: </text:span></text:span><text:span text:style-name="Source_20_Text"><text:span text:style-name="T45">'active'</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inactive</text:span></text:span><text:span text:style-name="Source_20_Text"><text:span text:style-name="T31">, -&gt; { where state: </text:span></text:span><text:span text:style-name="Source_20_Text"><text:span text:style-name="T45">'inactive'</text:span></text:span><text:span text:style-name="T39"> </text:span><text:span text:style-name="Source_20_Text"><text:span text:style-name="T31">}</text:span></text:span></text:p>
                  <text:p text:style-name="P26"><text:span text:style-name="Source_20_Text"><text:span text:style-name="T37">end</text:span></text:span></text:p>
                  <text:p text:style-name="P27"> </text:p>
                  <text:p text:style-name="P26"><text:span text:style-name="Source_20_Text"><text:span text:style-name="T31">User.all</text:span></text:span></text:p>
                  <text:p text:style-name="P26"><text:soft-page-break/><text:span text:style-name="Source_20_Text"><text:span text:style-name="T42"># =&gt; SELECT "users".* FROM "users" WHERE "users"."state" = 'pending'</text:span></text:span></text:p>
                  <text:p text:style-name="P27"> </text:p>
                  <text:p text:style-name="P26"><text:span text:style-name="Source_20_Text"><text:span text:style-name="T31">User.active</text:span></text:span></text:p>
                  <text:p text:style-name="P26"><text:span text:style-name="Source_20_Text"><text:span text:style-name="T42"># =&gt; SELECT "users".* FROM "users" WHERE "users"."state" = 'active'</text:span></text:span></text:p>
                  <text:p text:style-name="P27"> </text:p>
                  <text:p text:style-name="P26"><text:span text:style-name="Source_20_Text"><text:span text:style-name="T31">User.where(state: </text:span></text:span><text:span text:style-name="Source_20_Text"><text:span text:style-name="T45">'inactive'</text:span></text:span><text:span text:style-name="Source_20_Text"><text:span text:style-name="T31">)</text:span></text:span></text:p>
                  <text:p text:style-name="P26"><text:span text:style-name="Source_20_Text"><text:span text:style-name="T42"># =&gt; SELECT "users".* FROM "users" WHERE "users"."state" = 'inactive'</text:span></text:span></text:p>
                </table:table-cell>
              </table:table-row>
            </table:table>
          </text:section>
          <text:p text:style-name="P15"><text:span text:style-name="T19">As you can see above the </text:span><text:span text:style-name="Source_20_Text"><text:span text:style-name="T28">default_scope</text:span></text:span><text:span text:style-name="T19"> is being overridden by both </text:span><text:span text:style-name="Source_20_Text"><text:span text:style-name="T28">scope</text:span></text:span><text:span text:style-name="T19"> and </text:span><text:span text:style-name="Source_20_Text"><text:span text:style-name="T28">where</text:span></text:span><text:span text:style-name="T19">conditions.</text:span></text:p>
          <text:h text:style-name="P32" text:outline-level="4"><text:bookmark text:name="applying-a-default-scope"/>14.3 Applying a default scope</text:h>
          <text:p text:style-name="P15"><text:span text:style-name="T18">If we wish for a scope to be applied across all queries to the model we can use the </text:span><text:span text:style-name="Source_20_Text"><text:span text:style-name="T27">default_scope</text:span></text:span><text:span text:style-name="T18">method within the model itself.</text:span></text:p>
          <text:section text:style-name="Sect6" text:name="highlighter_444971">
            <table:table table:name="Table123" table:style-name="Table123">
              <table:table-column table:style-name="Table123.A"/>
              <table:table-row>
                <table:table-cell table:style-name="Table123.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1">default_scope { where(</text:span></text:span><text:span text:style-name="Source_20_Text"><text:span text:style-name="T45">"removed_at IS NULL"</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0">When queries are executed on this model, the SQL query will now look something like this:</text:p>
          <text:section text:style-name="Sect6" text:name="highlighter_212145">
            <table:table table:name="Table124" table:style-name="Table124">
              <table:table-column table:style-name="Table124.A"/>
              <table:table-row>
                <table:table-cell table:style-name="Table124.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removed_at </text:span></text:span><text:span text:style-name="Source_20_Text"><text:span text:style-name="T37">IS</text:span></text:span><text:span text:style-name="T39"> </text:span><text:span text:style-name="Source_20_Text"><text:span text:style-name="T47">NULL</text:span></text:span></text:p>
                </table:table-cell>
              </table:table-row>
            </table:table>
          </text:section>
          <text:p text:style-name="P10">If you need to do more complex things with a default scope, you can alternatively define it as a class method:</text:p>
          <text:section text:style-name="Sect6" text:name="highlighter_542431">
            <table:table table:name="Table125" table:style-name="Table125">
              <table:table-column table:style-name="Table125.A"/>
              <table:table-row>
                <table:table-cell table:style-name="Table125.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default_scope</text:span></text:span></text:p>
                  <text:p text:style-name="P26"><text:span text:style-name="Source_20_Text"><text:span text:style-name="T35">    </text:span></text:span><text:span text:style-name="Source_20_Text"><text:span text:style-name="T42"># Should return an ActiveRecord::Relation.</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h text:style-name="P33" text:outline-level="4"><text:bookmark text:name="removing-all-scoping"/>14.4 Removing All Scoping</text:h>
          <text:p text:style-name="P15"><text:span text:style-name="T18">If we wish to remove scoping for any reason we can use the </text:span><text:span text:style-name="Source_20_Text"><text:span text:style-name="T27">unscoped</text:span></text:span><text:span text:style-name="T18"> method. This is especially useful if a </text:span><text:span text:style-name="Source_20_Text"><text:span text:style-name="T27">default_scope</text:span></text:span><text:span text:style-name="T18"> is specified in the model and should not be applied for this particular query.</text:span></text:p>
          <text:section text:style-name="Sect6" text:name="highlighter_352993">
            <table:table table:name="Table126" table:style-name="Table126">
              <table:table-column table:style-name="Table126.A"/>
              <table:table-row>
                <table:table-cell table:style-name="Table126.A1" office:value-type="string">
                  <text:p text:style-name="P26"><text:span text:style-name="Source_20_Text"><text:span text:style-name="T31">Client.unscoped.all</text:span></text:span></text:p>
                </table:table-cell>
              </table:table-row>
            </table:table>
          </text:section>
          <text:p text:style-name="P10">This method removes all scoping and will do a normal query on the table.</text:p>
          <text:p text:style-name="P15"><text:span text:style-name="T18">Note that chaining </text:span><text:span text:style-name="Source_20_Text"><text:span text:style-name="T27">unscoped</text:span></text:span><text:span text:style-name="T18"> with a </text:span><text:span text:style-name="Source_20_Text"><text:span text:style-name="T27">scope</text:span></text:span><text:span text:style-name="T18"> does not work. In these cases, it is recommended that you use the block form of </text:span><text:span text:style-name="Source_20_Text"><text:span text:style-name="T27">unscoped</text:span></text:span><text:span text:style-name="T18">:</text:span></text:p>
          <text:section text:style-name="Sect6" text:name="highlighter_933428">
            <table:table table:name="Table127" table:style-name="Table127">
              <table:table-column table:style-name="Table127.A"/>
              <table:table-row>
                <table:table-cell table:style-name="Table127.A1" office:value-type="string">
                  <text:p text:style-name="P26"><text:span text:style-name="Source_20_Text"><text:span text:style-name="T31">Client.unscoped {</text:span></text:span></text:p>
                  <text:p text:style-name="P26"><text:span text:style-name="Source_20_Text"><text:span text:style-name="T35">  </text:span></text:span><text:span text:style-name="Source_20_Text"><text:span text:style-name="T31">Client.created_before(</text:span></text:span><text:span text:style-name="Source_20_Text"><text:span text:style-name="T47">Time</text:span></text:span><text:span text:style-name="Source_20_Text"><text:span text:style-name="T31">.zone.now)</text:span></text:span></text:p>
                  <text:p text:style-name="P26"><text:span text:style-name="Source_20_Text"><text:span text:style-name="T31">}</text:span></text:span></text:p>
                </table:table-cell>
              </table:table-row>
            </table:table>
          </text:section>
          <text:h text:style-name="P25" text:outline-level="3"><text:bookmark text:name="dynamic-finders"/>15 Dynamic Finders</text:h>
          <text:p text:style-name="P2"><text:span text:style-name="T21">Dynamic finders have been deprecated in Rails 4.0 and will be removed in Rails 4.1. The best practice is to use Active Record scopes instead. You can find the deprecation gem at </text:span><text:a xlink:type="simple" xlink:href="https://github.com/rails/activerecord-deprecated_finders"><text:span text:style-name="T14">https://github.com/rails/activerecord-deprecated_finders</text:span></text:a></text:p>
          <text:p text:style-name="P15"><text:span text:style-name="T18">For every field (also known as an attribute) you define in your table, Active Record provides a finder method. If you have a field called </text:span><text:span text:style-name="Source_20_Text"><text:span text:style-name="T27">first_name</text:span></text:span><text:span text:style-name="T18"> on your </text:span><text:span text:style-name="Source_20_Text"><text:span text:style-name="T27">Client</text:span></text:span><text:span text:style-name="T18"> model for example, you get </text:span><text:span text:style-name="Source_20_Text"><text:span text:style-name="T27">find_by_first_name</text:span></text:span><text:span text:style-name="T18"> for free from Active Record. If you have a </text:span><text:span text:style-name="Source_20_Text"><text:span text:style-name="T27">locked</text:span></text:span><text:span text:style-name="T18"> field on the </text:span><text:span text:style-name="Source_20_Text"><text:span text:style-name="T27">Client</text:span></text:span><text:span text:style-name="T18">model, you also get </text:span><text:span text:style-name="Source_20_Text"><text:span text:style-name="T27">find_by_locked</text:span></text:span><text:span text:style-name="T18"> and methods.</text:span></text:p>
          <text:p text:style-name="P15"><text:span text:style-name="T18">You can specify an exclamation point (</text:span><text:span text:style-name="Source_20_Text"><text:span text:style-name="T27">!</text:span></text:span><text:span text:style-name="T18">) on the end of the dynamic finders to get them to raise an </text:span><text:span text:style-name="Source_20_Text"><text:span text:style-name="T27">ActiveRecord::RecordNotFound</text:span></text:span><text:span text:style-name="T18"> error if they do not return any records, like </text:span><text:span text:style-name="Source_20_Text"><text:span text:style-name="T27">Client.find_by_name!("Ryan")</text:span></text:span></text:p>
          <text:p text:style-name="P15"><text:soft-page-break/><text:span text:style-name="T18">If you want to find both by name and locked, you can chain these finders together by simply typing "</text:span><text:span text:style-name="Source_20_Text"><text:span text:style-name="T27">and</text:span></text:span><text:span text:style-name="T18">" between the fields. For example, </text:span><text:span text:style-name="Source_20_Text"><text:span text:style-name="T27">Client.find_by_first_name_and_locked("Ryan", true)</text:span></text:span><text:span text:style-name="T18">.</text:span></text:p>
          <text:h text:style-name="P24" text:outline-level="3"><text:bookmark text:name="find-or-build-a-new-object"/>16 Find or Build a New Object</text:h>
          <text:p text:style-name="P15"><text:span text:style-name="T18">It's common that you need to find a record or create it if it doesn't exist. You can do that with the </text:span><text:span text:style-name="Source_20_Text"><text:span text:style-name="T27">find_or_create_by</text:span></text:span><text:span text:style-name="T18"> and </text:span><text:span text:style-name="Source_20_Text"><text:span text:style-name="T27">find_or_create_by!</text:span></text:span><text:span text:style-name="T18"> methods.</text:span></text:p>
          <text:h text:style-name="P34" text:outline-level="4"><text:bookmark text:name="find-or-create-by"/><text:span text:style-name="T22">16.1 </text:span><text:span text:style-name="Source_20_Text"><text:span text:style-name="T29">find_or_create_by</text:span></text:span></text:h>
          <text:p text:style-name="P15"><text:span text:style-name="T18">The </text:span><text:span text:style-name="Source_20_Text"><text:span text:style-name="T27">find_or_create_by</text:span></text:span><text:span text:style-name="T18"> method checks whether a record with the attributes exists. If it doesn't, then </text:span><text:span text:style-name="Source_20_Text"><text:span text:style-name="T27">create</text:span></text:span><text:span text:style-name="T18"> is called. Let's see an example.</text:span></text:p>
          <text:p text:style-name="P7">Suppose you want to find a client named 'Andy', and if there's none, create one. You can do so by running:</text:p>
          <text:section text:style-name="Sect6" text:name="highlighter_421735">
            <table:table table:name="Table128" table:style-name="Table128">
              <table:table-column table:style-name="Table128.A"/>
              <table:table-row>
                <table:table-cell table:style-name="Table128.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text:span></text:span></text:p>
                  <text:p text:style-name="P26"><text:span text:style-name="Source_20_Text"><text:span text:style-name="T42"># =&gt; #&lt;Client id: 1, first_name: "Andy", orders_count: 0, locked: true, created_at: "2011-08-30 06:09:27", updated_at: "2011-08-30 06:09:27"&gt;</text:span></text:span></text:p>
                </table:table-cell>
              </table:table-row>
            </table:table>
          </text:section>
          <text:p text:style-name="P10">The SQL generated by this method looks like this:</text:p>
          <text:section text:style-name="Sect6" text:name="highlighter_795400">
            <table:table table:name="Table129" table:style-name="Table129">
              <table:table-column table:style-name="Table129.A"/>
              <table:table-row>
                <table:table-cell table:style-name="Table129.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first_name = </text:span></text:span><text:span text:style-name="Source_20_Text"><text:span text:style-name="T45">'Andy'</text:span></text:span><text:span text:style-name="Source_20_Text"><text:span text:style-name="T31">) LIMIT 1</text:span></text:span></text:p>
                  <text:p text:style-name="P26"><text:span text:style-name="Source_20_Text"><text:span text:style-name="T37">BEGIN</text:span></text:span></text:p>
                  <text:p text:style-name="P26"><text:span text:style-name="Source_20_Text"><text:span text:style-name="T37">INSERT</text:span></text:span><text:span text:style-name="T39"> </text:span><text:span text:style-name="Source_20_Text"><text:span text:style-name="T37">INTO</text:span></text:span><text:span text:style-name="T39"> </text:span><text:span text:style-name="Source_20_Text"><text:span text:style-name="T31">clients (created_at, first_name, locked, orders_count, updated_at) </text:span></text:span><text:span text:style-name="Source_20_Text"><text:span text:style-name="T37">VALUES</text:span></text:span><text:span text:style-name="T39"> </text:span><text:span text:style-name="Source_20_Text"><text:span text:style-name="T31">(</text:span></text:span><text:span text:style-name="Source_20_Text"><text:span text:style-name="T45">'2011-08-30 05:22:57'</text:span></text:span><text:span text:style-name="Source_20_Text"><text:span text:style-name="T31">, </text:span></text:span><text:span text:style-name="Source_20_Text"><text:span text:style-name="T45">'Andy'</text:span></text:span><text:span text:style-name="Source_20_Text"><text:span text:style-name="T31">, 1, </text:span></text:span><text:span text:style-name="Source_20_Text"><text:span text:style-name="T47">NULL</text:span></text:span><text:span text:style-name="Source_20_Text"><text:span text:style-name="T31">, </text:span></text:span><text:span text:style-name="Source_20_Text"><text:span text:style-name="T45">'2011-08-30 05:22:57'</text:span></text:span><text:span text:style-name="Source_20_Text"><text:span text:style-name="T31">)</text:span></text:span></text:p>
                  <text:p text:style-name="P26"><text:span text:style-name="Source_20_Text"><text:span text:style-name="T37">COMMIT</text:span></text:span></text:p>
                </table:table-cell>
              </table:table-row>
            </table:table>
          </text:section>
          <text:p text:style-name="P15"><text:span text:style-name="Source_20_Text"><text:span text:style-name="T28">find_or_create_by</text:span></text:span><text:span text:style-name="T19"> returns either the record that already exists or the new record. In our case, we didn't already have a client named Andy so the record is created and returned.</text:span></text:p>
          <text:p text:style-name="P15"><text:span text:style-name="T18">The new record might not be saved to the database; that depends on whether validations passed or not (just like </text:span><text:span text:style-name="Source_20_Text"><text:span text:style-name="T27">create</text:span></text:span><text:span text:style-name="T18">).</text:span></text:p>
          <text:p text:style-name="P7">Suppose we want to set the 'locked' attribute to true if we're creating a new record, but we don't want to include it in the query. So we want to find the client named "Andy", or if that client doesn't exist, create a client named "Andy" which is not locked.</text:p>
          <text:p text:style-name="P15"><text:span text:style-name="T18">We can achieve this in two ways. The first is to use </text:span><text:span text:style-name="Source_20_Text"><text:span text:style-name="T27">create_with</text:span></text:span><text:span text:style-name="T18">:</text:span></text:p>
          <text:section text:style-name="Sect6" text:name="highlighter_921533">
            <table:table table:name="Table130" table:style-name="Table130">
              <table:table-column table:style-name="Table130.A"/>
              <table:table-row>
                <table:table-cell table:style-name="Table130.A1" office:value-type="string">
                  <text:p text:style-name="P26"><text:span text:style-name="Source_20_Text"><text:span text:style-name="T31">Client.create_with(locked: </text:span></text:span><text:span text:style-name="Source_20_Text"><text:span text:style-name="T37">false</text:span></text:span><text:span text:style-name="Source_20_Text"><text:span text:style-name="T31">).find_or_create_by(first_name: </text:span></text:span><text:span text:style-name="Source_20_Text"><text:span text:style-name="T45">'Andy'</text:span></text:span><text:span text:style-name="Source_20_Text"><text:span text:style-name="T31">)</text:span></text:span></text:p>
                </table:table-cell>
              </table:table-row>
            </table:table>
          </text:section>
          <text:p text:style-name="P10">The second way is using a block:</text:p>
          <text:section text:style-name="Sect6" text:name="highlighter_574534">
            <table:table table:name="Table131" table:style-name="Table131">
              <table:table-column table:style-name="Table131.A"/>
              <table:table-row>
                <table:table-cell table:style-name="Table131.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 </text:span></text:span><text:span text:style-name="Source_20_Text"><text:span text:style-name="T37">do</text:span></text:span><text:span text:style-name="T39"> </text:span><text:span text:style-name="Source_20_Text"><text:span text:style-name="T31">|c|</text:span></text:span></text:p>
                  <text:p text:style-name="P26"><text:span text:style-name="Source_20_Text"><text:span text:style-name="T35">  </text:span></text:span><text:span text:style-name="Source_20_Text"><text:span text:style-name="T31">c.locked = </text:span></text:span><text:span text:style-name="Source_20_Text"><text:span text:style-name="T37">false</text:span></text:span></text:p>
                  <text:p text:style-name="P26"><text:span text:style-name="Source_20_Text"><text:span text:style-name="T37">end</text:span></text:span></text:p>
                </table:table-cell>
              </table:table-row>
            </table:table>
          </text:section>
          <text:p text:style-name="P10">The block will only be executed if the client is being created. The second time we run this code, the block will be ignored.</text:p>
          <text:h text:style-name="P34" text:outline-level="4"><text:bookmark text:name="find-or-create-by-bang"/><text:span text:style-name="T22">16.2 </text:span><text:span text:style-name="Source_20_Text"><text:span text:style-name="T29">find_or_create_by!</text:span></text:span></text:h>
          <text:p text:style-name="P15"><text:span text:style-name="T18">You can also use </text:span><text:span text:style-name="Source_20_Text"><text:span text:style-name="T27">find_or_create_by!</text:span></text:span><text:span text:style-name="T18"> to raise an exception if the new record is invalid. Validations are not covered on this guide, but let's assume for a moment that you temporarily add</text:span></text:p>
          <text:section text:style-name="Sect6" text:name="highlighter_614422">
            <table:table table:name="Table132" table:style-name="Table132">
              <table:table-column table:style-name="Table132.A"/>
              <table:table-row>
                <table:table-cell table:style-name="Table132.A1" office:value-type="string">
                  <text:p text:style-name="P26"><text:span text:style-name="Source_20_Text"><text:span text:style-name="T31">validates </text:span></text:span><text:span text:style-name="Source_20_Text"><text:span text:style-name="T32">:orders_count</text:span></text:span><text:span text:style-name="Source_20_Text"><text:span text:style-name="T31">, presence: </text:span></text:span><text:span text:style-name="Source_20_Text"><text:span text:style-name="T37">true</text:span></text:span></text:p>
                </table:table-cell>
              </table:table-row>
            </table:table>
          </text:section>
          <text:p text:style-name="P15"><text:span text:style-name="T19">to your </text:span><text:span text:style-name="Source_20_Text"><text:span text:style-name="T28">Client</text:span></text:span><text:span text:style-name="T19"> model. If you try to create a new </text:span><text:span text:style-name="Source_20_Text"><text:span text:style-name="T28">Client</text:span></text:span><text:span text:style-name="T19"> without passing an </text:span><text:span text:style-name="Source_20_Text"><text:span text:style-name="T28">orders_count</text:span></text:span><text:span text:style-name="T19">, the record will be invalid and an exception will be raised:</text:span></text:p>
          <text:section text:style-name="Sect6" text:name="highlighter_293498">
            <table:table table:name="Table133" table:style-name="Table133">
              <table:table-column table:style-name="Table133.A"/>
              <table:table-row>
                <table:table-cell table:style-name="Table133.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text:span></text:span></text:p>
                  <text:p text:style-name="P26"><text:span text:style-name="Source_20_Text"><text:span text:style-name="T42"># =&gt; ActiveRecord::RecordInvalid: Validation failed: Orders count can't be </text:span></text:span><text:soft-page-break/><text:span text:style-name="Source_20_Text"><text:span text:style-name="T42">blank</text:span></text:span></text:p>
                </table:table-cell>
              </table:table-row>
            </table:table>
          </text:section>
          <text:h text:style-name="P34" text:outline-level="4"><text:bookmark text:name="find-or-initialize-by"/><text:span text:style-name="T19">16.3 </text:span><text:span text:style-name="Source_20_Text"><text:span text:style-name="T28">find_or_initialize_by</text:span></text:span></text:h>
          <text:p text:style-name="P15"><text:span text:style-name="T18">The </text:span><text:span text:style-name="Source_20_Text"><text:span text:style-name="T27">find_or_initialize_by</text:span></text:span><text:span text:style-name="T18"> method will work just like </text:span><text:span text:style-name="Source_20_Text"><text:span text:style-name="T27">find_or_create_by</text:span></text:span><text:span text:style-name="T18"> but it will call </text:span><text:span text:style-name="Source_20_Text"><text:span text:style-name="T27">new</text:span></text:span><text:span text:style-name="T18">instead of </text:span><text:span text:style-name="Source_20_Text"><text:span text:style-name="T27">create</text:span></text:span><text:span text:style-name="T18">. This means that a new model instance will be created in memory but won't be saved to the database. Continuing with the </text:span><text:span text:style-name="Source_20_Text"><text:span text:style-name="T27">find_or_create_by</text:span></text:span><text:span text:style-name="T18"> example, we now want the client named 'Nick':</text:span></text:p>
          <text:section text:style-name="Sect6" text:name="highlighter_749587">
            <table:table table:name="Table134" table:style-name="Table134">
              <table:table-column table:style-name="Table134.A"/>
              <table:table-row>
                <table:table-cell table:style-name="Table134.A1" office:value-type="string">
                  <text:p text:style-name="P26"><text:span text:style-name="Source_20_Text"><text:span text:style-name="T31">nick = Client.find_or_initialize_by(first_name: </text:span></text:span><text:span text:style-name="Source_20_Text"><text:span text:style-name="T45">'Nick'</text:span></text:span><text:span text:style-name="Source_20_Text"><text:span text:style-name="T31">)</text:span></text:span></text:p>
                  <text:p text:style-name="P26"><text:span text:style-name="Source_20_Text"><text:span text:style-name="T42"># =&gt; &lt;Client id: nil, first_name: "Nick", orders_count: 0, locked: true, created_at: "2011-08-30 06:09:27", updated_at: "2011-08-30 06:09:27"&gt;</text:span></text:span></text:p>
                  <text:p text:style-name="P27"> </text:p>
                  <text:p text:style-name="P26"><text:span text:style-name="Source_20_Text"><text:span text:style-name="T31">nick.persisted?</text:span></text:span></text:p>
                  <text:p text:style-name="P26"><text:span text:style-name="Source_20_Text"><text:span text:style-name="T42"># =&gt; false</text:span></text:span></text:p>
                  <text:p text:style-name="P27"> </text:p>
                  <text:p text:style-name="P26"><text:span text:style-name="Source_20_Text"><text:span text:style-name="T31">nick.new_record?</text:span></text:span></text:p>
                  <text:p text:style-name="P26"><text:span text:style-name="Source_20_Text"><text:span text:style-name="T42"># =&gt; true</text:span></text:span></text:p>
                </table:table-cell>
              </table:table-row>
            </table:table>
          </text:section>
          <text:p text:style-name="P10">Because the object is not yet stored in the database, the SQL generated looks like this:</text:p>
          <text:section text:style-name="Sect6" text:name="highlighter_594512">
            <table:table table:name="Table135" table:style-name="Table135">
              <table:table-column table:style-name="Table135.A"/>
              <table:table-row>
                <table:table-cell table:style-name="Table13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first_name = </text:span></text:span><text:span text:style-name="Source_20_Text"><text:span text:style-name="T45">'Nick'</text:span></text:span><text:span text:style-name="Source_20_Text"><text:span text:style-name="T31">) LIMIT 1</text:span></text:span></text:p>
                </table:table-cell>
              </table:table-row>
            </table:table>
          </text:section>
          <text:p text:style-name="P15"><text:span text:style-name="T19">When you want to save it to the database, just call </text:span><text:span text:style-name="Source_20_Text"><text:span text:style-name="T28">save</text:span></text:span><text:span text:style-name="T19">:</text:span></text:p>
          <text:section text:style-name="Sect6" text:name="highlighter_268115">
            <table:table table:name="Table136" table:style-name="Table136">
              <table:table-column table:style-name="Table136.A"/>
              <table:table-row>
                <table:table-cell table:style-name="Table136.A1" office:value-type="string">
                  <text:p text:style-name="P26"><text:span text:style-name="Source_20_Text"><text:span text:style-name="T31">nick.save</text:span></text:span></text:p>
                  <text:p text:style-name="P26"><text:span text:style-name="Source_20_Text"><text:span text:style-name="T42"># =&gt; true</text:span></text:span></text:p>
                </table:table-cell>
              </table:table-row>
            </table:table>
          </text:section>
          <text:h text:style-name="P25" text:outline-level="3"><text:bookmark text:name="finding-by-sql"/>17 Finding by SQL</text:h>
          <text:p text:style-name="P15"><text:span text:style-name="T18">If you'd like to use your own SQL to find records in a table you can use </text:span><text:span text:style-name="Source_20_Text"><text:span text:style-name="T27">find_by_sql</text:span></text:span><text:span text:style-name="T18">. The </text:span><text:span text:style-name="Source_20_Text"><text:span text:style-name="T27">find_by_sql</text:span></text:span><text:span text:style-name="T18"> method will return an array of objects even if the underlying query returns just a single record. For example you could run this query:</text:span></text:p>
          <text:section text:style-name="Sect6" text:name="highlighter_14385">
            <table:table table:name="Table137" table:style-name="Table137">
              <table:table-column table:style-name="Table137.A"/>
              <table:table-row>
                <table:table-cell table:style-name="Table137.A1" office:value-type="string">
                  <text:p text:style-name="P26"><text:span text:style-name="Source_20_Text"><text:span text:style-name="T31">Client.find_by_sql("</text:span></text:span><text:span text:style-name="Source_20_Text"><text:span text:style-name="T44">SELECT</text:span></text:span><text:span text:style-name="T39"> </text:span><text:span text:style-name="Source_20_Text"><text:span text:style-name="T31">* </text:span></text:span><text:span text:style-name="Source_20_Text"><text:span text:style-name="T44">FROM</text:span></text:span><text:span text:style-name="T39"> </text:span><text:span text:style-name="Source_20_Text"><text:span text:style-name="T31">clients</text:span></text:span></text:p>
                  <text:p text:style-name="P26"><text:span text:style-name="Source_20_Text"><text:span text:style-name="T35">  </text:span></text:span><text:span text:style-name="Source_20_Text"><text:span text:style-name="T44">INNER</text:span></text:span><text:span text:style-name="T39"> </text:span><text:span text:style-name="Source_20_Text"><text:span text:style-name="T44">JOIN</text:span></text:span><text:span text:style-name="T39"> </text:span><text:span text:style-name="Source_20_Text"><text:span text:style-name="T31">orders </text:span></text:span><text:span text:style-name="Source_20_Text"><text:span text:style-name="T44">ON</text:span></text:span><text:span text:style-name="T39"> </text:span><text:span text:style-name="Source_20_Text"><text:span text:style-name="T31">clients.id = orders.client_id</text:span></text:span></text:p>
                  <text:p text:style-name="P26"><text:span text:style-name="Source_20_Text"><text:span text:style-name="T35">  </text:span></text:span><text:span text:style-name="Source_20_Text"><text:span text:style-name="T44">ORDER</text:span></text:span><text:span text:style-name="T39"> </text:span><text:span text:style-name="Source_20_Text"><text:span text:style-name="T31">clients.created_at desc")</text:span></text:span></text:p>
                </table:table-cell>
              </table:table-row>
            </table:table>
          </text:section>
          <text:p text:style-name="P15"><text:span text:style-name="Source_20_Text"><text:span text:style-name="T28">find_by_sql</text:span></text:span><text:span text:style-name="T19"> provides you with a simple way of making custom calls to the database and retrieving instantiated objects.</text:span></text:p>
          <text:h text:style-name="P34" text:outline-level="4"><text:bookmark text:name="select-all"/><text:span text:style-name="T22">17.1 </text:span><text:span text:style-name="Source_20_Text"><text:span text:style-name="T29">select_all</text:span></text:span></text:h>
          <text:p text:style-name="P15"><text:span text:style-name="Source_20_Text"><text:span text:style-name="T27">find_by_sql</text:span></text:span><text:span text:style-name="T18"> has a close relative called </text:span><text:span text:style-name="Source_20_Text"><text:span text:style-name="T27">connection#select_all</text:span></text:span><text:span text:style-name="T18">. </text:span><text:span text:style-name="Source_20_Text"><text:span text:style-name="T27">select_all</text:span></text:span><text:span text:style-name="T18"> will retrieve objects from the database using custom SQL just like </text:span><text:span text:style-name="Source_20_Text"><text:span text:style-name="T27">find_by_sql</text:span></text:span><text:span text:style-name="T18"> but will not instantiate them. Instead, you will get an array of hashes where each hash indicates a record.</text:span></text:p>
          <text:section text:style-name="Sect6" text:name="highlighter_587418">
            <table:table table:name="Table138" table:style-name="Table138">
              <table:table-column table:style-name="Table138.A"/>
              <table:table-row>
                <table:table-cell table:style-name="Table138.A1" office:value-type="string">
                  <text:p text:style-name="P26"><text:span text:style-name="Source_20_Text"><text:span text:style-name="T31">Client.connection.select_all(</text:span></text:span><text:span text:style-name="Source_20_Text"><text:span text:style-name="T45">"SELECT * FROM clients WHERE id = '1'"</text:span></text:span><text:span text:style-name="Source_20_Text"><text:span text:style-name="T31">)</text:span></text:span></text:p>
                </table:table-cell>
              </table:table-row>
            </table:table>
          </text:section>
          <text:h text:style-name="P34" text:outline-level="4"><text:bookmark text:name="pluck"/><text:span text:style-name="T19">17.2 </text:span><text:span text:style-name="Source_20_Text"><text:span text:style-name="T28">pluck</text:span></text:span></text:h>
          <text:p text:style-name="P15"><text:span text:style-name="Source_20_Text"><text:span text:style-name="T27">pluck</text:span></text:span><text:span text:style-name="T18"> can be used to query a single or multiple columns from the underlying table of a model. It accepts a list of column names as argument and returns an array of values of the specified columns with the corresponding data type.</text:span></text:p>
          <text:section text:style-name="Sect6" text:name="highlighter_37344">
            <table:table table:name="Table139" table:style-name="Table139">
              <table:table-column table:style-name="Table139.A"/>
              <table:table-row>
                <table:table-cell table:style-name="Table139.A1" office:value-type="string">
                  <text:p text:style-name="P26"><text:span text:style-name="Source_20_Text"><text:span text:style-name="T31">Client.where(active: </text:span></text:span><text:span text:style-name="Source_20_Text"><text:span text:style-name="T37">true</text:span></text:span><text:span text:style-name="Source_20_Text"><text:span text:style-name="T31">).pluck(</text:span></text:span><text:span text:style-name="Source_20_Text"><text:span text:style-name="T32">:id</text:span></text:span><text:span text:style-name="Source_20_Text"><text:span text:style-name="T31">)</text:span></text:span></text:p>
                  <text:p text:style-name="P26"><text:span text:style-name="Source_20_Text"><text:span text:style-name="T42"># SELECT id FROM clients WHERE active = 1</text:span></text:span></text:p>
                  <text:p text:style-name="P26"><text:span text:style-name="Source_20_Text"><text:span text:style-name="T42"># =&gt; [1, 2, 3]</text:span></text:span></text:p>
                  <text:p text:style-name="P27"> </text:p>
                  <text:p text:style-name="P26"><text:span text:style-name="Source_20_Text"><text:span text:style-name="T31">Client.distinct.pluck(</text:span></text:span><text:span text:style-name="Source_20_Text"><text:span text:style-name="T32">:role</text:span></text:span><text:span text:style-name="Source_20_Text"><text:span text:style-name="T31">)</text:span></text:span></text:p>
                  <text:p text:style-name="P26"><text:soft-page-break/><text:span text:style-name="Source_20_Text"><text:span text:style-name="T42"># SELECT DISTINCT role FROM clients</text:span></text:span></text:p>
                  <text:p text:style-name="P26"><text:span text:style-name="Source_20_Text"><text:span text:style-name="T42"># =&gt; ['admin', 'member', 'guest']</text:span></text:span></text:p>
                  <text:p text:style-name="P27"> </text:p>
                  <text:p text:style-name="P26"><text:span text:style-name="Source_20_Text"><text:span text:style-name="T31">Client.pluck(</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text:span></text:span></text:p>
                  <text:p text:style-name="P26"><text:span text:style-name="Source_20_Text"><text:span text:style-name="T42"># SELECT clients.id, clients.name FROM clients</text:span></text:span></text:p>
                  <text:p text:style-name="P26"><text:span text:style-name="Source_20_Text"><text:span text:style-name="T42"># =&gt; [[1, 'David'], [2, 'Jeremy'], [3, 'Jose']]</text:span></text:span></text:p>
                </table:table-cell>
              </table:table-row>
            </table:table>
          </text:section>
          <text:p text:style-name="P15"><text:span text:style-name="Source_20_Text"><text:span text:style-name="T28">pluck</text:span></text:span><text:span text:style-name="T19"> makes it possible to replace code like:</text:span></text:p>
          <text:section text:style-name="Sect6" text:name="highlighter_97258">
            <table:table table:name="Table140" table:style-name="Table140">
              <table:table-column table:style-name="Table140.A"/>
              <table:table-row>
                <table:table-cell table:style-name="Table140.A1" office:value-type="string">
                  <text:p text:style-name="P26"><text:span text:style-name="Source_20_Text"><text:span text:style-name="T31">Client.select(</text:span></text:span><text:span text:style-name="Source_20_Text"><text:span text:style-name="T32">:id</text:span></text:span><text:span text:style-name="Source_20_Text"><text:span text:style-name="T31">).map { |c| c.id }</text:span></text:span></text:p>
                  <text:p text:style-name="P26"><text:span text:style-name="Source_20_Text"><text:span text:style-name="T42"># or</text:span></text:span></text:p>
                  <text:p text:style-name="P26"><text:span text:style-name="Source_20_Text"><text:span text:style-name="T31">Client.select(</text:span></text:span><text:span text:style-name="Source_20_Text"><text:span text:style-name="T32">:id</text:span></text:span><text:span text:style-name="Source_20_Text"><text:span text:style-name="T31">).map(&amp;</text:span></text:span><text:span text:style-name="Source_20_Text"><text:span text:style-name="T32">:id</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select(</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map { |c| [c.id, c.name] }</text:span></text:span></text:p>
                </table:table-cell>
              </table:table-row>
            </table:table>
          </text:section>
          <text:p text:style-name="P10">with:</text:p>
          <text:section text:style-name="Sect6" text:name="highlighter_466931">
            <table:table table:name="Table141" table:style-name="Table141">
              <table:table-column table:style-name="Table141.A"/>
              <table:table-row>
                <table:table-cell table:style-name="Table141.A1" office:value-type="string">
                  <text:p text:style-name="P26"><text:span text:style-name="Source_20_Text"><text:span text:style-name="T31">Client.pluck(</text:span></text:span><text:span text:style-name="Source_20_Text"><text:span text:style-name="T32">:id</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pluck(</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text:span></text:span></text:p>
                </table:table-cell>
              </table:table-row>
            </table:table>
          </text:section>
          <text:p text:style-name="P15"><text:span text:style-name="T19">Unlike </text:span><text:span text:style-name="Source_20_Text"><text:span text:style-name="T28">select</text:span></text:span><text:span text:style-name="T19">, </text:span><text:span text:style-name="Source_20_Text"><text:span text:style-name="T28">pluck</text:span></text:span><text:span text:style-name="T19"> directly converts a database result into a Ruby </text:span><text:span text:style-name="Source_20_Text"><text:span text:style-name="T28">Array</text:span></text:span><text:span text:style-name="T19">, without constructing </text:span><text:span text:style-name="Source_20_Text"><text:span text:style-name="T28">ActiveRecord</text:span></text:span><text:span text:style-name="T19"> objects. This can mean better performance for a large or often-running query. However, any model method overrides will not be available. For example:</text:span></text:p>
          <text:section text:style-name="Sect6" text:name="highlighter_20273">
            <table:table table:name="Table142" table:style-name="Table142">
              <table:table-column table:style-name="Table142.A"/>
              <table:table-row>
                <table:table-cell table:style-name="Table142.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1">name</text:span></text:span></text:p>
                  <text:p text:style-name="P26"><text:span text:style-name="Source_20_Text"><text:span text:style-name="T35">    </text:span></text:span><text:span text:style-name="Source_20_Text"><text:span text:style-name="T45">"I am #{super}"</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ext:p text:style-name="P27"> </text:p>
                  <text:p text:style-name="P26"><text:span text:style-name="Source_20_Text"><text:span text:style-name="T31">Client.select(</text:span></text:span><text:span text:style-name="Source_20_Text"><text:span text:style-name="T32">:name</text:span></text:span><text:span text:style-name="Source_20_Text"><text:span text:style-name="T31">).map &amp;</text:span></text:span><text:span text:style-name="Source_20_Text"><text:span text:style-name="T32">:name</text:span></text:span></text:p>
                  <text:p text:style-name="P26"><text:span text:style-name="Source_20_Text"><text:span text:style-name="T42"># =&gt; ["I am David", "I am Jeremy", "I am Jose"]</text:span></text:span></text:p>
                  <text:p text:style-name="P27"> </text:p>
                  <text:p text:style-name="P26"><text:span text:style-name="Source_20_Text"><text:span text:style-name="T31">Client.pluck(</text:span></text:span><text:span text:style-name="Source_20_Text"><text:span text:style-name="T32">:name</text:span></text:span><text:span text:style-name="Source_20_Text"><text:span text:style-name="T31">)</text:span></text:span></text:p>
                  <text:p text:style-name="P26"><text:span text:style-name="Source_20_Text"><text:span text:style-name="T42"># =&gt; ["David", "Jeremy", "Jose"]</text:span></text:span></text:p>
                </table:table-cell>
              </table:table-row>
            </table:table>
          </text:section>
          <text:p text:style-name="P15"><text:span text:style-name="T19">Furthermore, unlike </text:span><text:span text:style-name="Source_20_Text"><text:span text:style-name="T28">select</text:span></text:span><text:span text:style-name="T19"> and other </text:span><text:span text:style-name="Source_20_Text"><text:span text:style-name="T28">Relation</text:span></text:span><text:span text:style-name="T19"> scopes, </text:span><text:span text:style-name="Source_20_Text"><text:span text:style-name="T28">pluck</text:span></text:span><text:span text:style-name="T19"> triggers an immediate query, and thus cannot be chained with any further scopes, although it can work with scopes already constructed earlier:</text:span></text:p>
          <text:section text:style-name="Sect6" text:name="highlighter_641525">
            <table:table table:name="Table143" table:style-name="Table143">
              <table:table-column table:style-name="Table143.A"/>
              <table:table-row>
                <table:table-cell table:style-name="Table143.A1" office:value-type="string">
                  <text:p text:style-name="P26"><text:span text:style-name="Source_20_Text"><text:span text:style-name="T31">Client.pluck(</text:span></text:span><text:span text:style-name="Source_20_Text"><text:span text:style-name="T32">:name</text:span></text:span><text:span text:style-name="Source_20_Text"><text:span text:style-name="T31">).limit(</text:span></text:span><text:span text:style-name="Source_20_Text"><text:span text:style-name="T44">1</text:span></text:span><text:span text:style-name="Source_20_Text"><text:span text:style-name="T31">)</text:span></text:span></text:p>
                  <text:p text:style-name="P26"><text:span text:style-name="Source_20_Text"><text:span text:style-name="T42"># =&gt; NoMethodError: undefined method `limit' for #&lt;Array:0x007ff34d3ad6d8&gt;</text:span></text:span></text:p>
                  <text:p text:style-name="P27"> </text:p>
                  <text:p text:style-name="P26"><text:span text:style-name="Source_20_Text"><text:span text:style-name="T31">Client.limit(</text:span></text:span><text:span text:style-name="Source_20_Text"><text:span text:style-name="T44">1</text:span></text:span><text:span text:style-name="Source_20_Text"><text:span text:style-name="T31">).pluck(</text:span></text:span><text:span text:style-name="Source_20_Text"><text:span text:style-name="T32">:name</text:span></text:span><text:span text:style-name="Source_20_Text"><text:span text:style-name="T31">)</text:span></text:span></text:p>
                  <text:p text:style-name="P26"><text:span text:style-name="Source_20_Text"><text:span text:style-name="T42"># =&gt; ["David"]</text:span></text:span></text:p>
                </table:table-cell>
              </table:table-row>
            </table:table>
          </text:section>
          <text:h text:style-name="P34" text:outline-level="4"><text:bookmark text:name="ids"/><text:span text:style-name="T19">17.3 </text:span><text:span text:style-name="Source_20_Text"><text:span text:style-name="T28">ids</text:span></text:span></text:h>
          <text:p text:style-name="P15"><text:span text:style-name="Source_20_Text"><text:span text:style-name="T27">ids</text:span></text:span><text:span text:style-name="T18"> can be used to pluck all the IDs for the relation using the table's primary key.</text:span></text:p>
          <text:section text:style-name="Sect6" text:name="highlighter_399835">
            <table:table table:name="Table144" table:style-name="Table144">
              <table:table-column table:style-name="Table144.A"/>
              <table:table-row>
                <table:table-cell table:style-name="Table144.A1" office:value-type="string">
                  <text:p text:style-name="P26"><text:span text:style-name="Source_20_Text"><text:span text:style-name="T31">Person.ids</text:span></text:span></text:p>
                  <text:p text:style-name="P26"><text:span text:style-name="Source_20_Text"><text:span text:style-name="T42"># SELECT id FROM people</text:span></text:span></text:p>
                </table:table-cell>
              </table:table-row>
            </table:table>
          </text:section>
          <text:section text:style-name="Sect6" text:name="highlighter_532071">
            <table:table table:name="Table145" table:style-name="Table145">
              <table:table-column table:style-name="Table145.A"/>
              <table:table-row>
                <table:table-cell table:style-name="Table145.A1" office:value-type="string">
                  <text:p text:style-name="P26"><text:span text:style-name="Source_20_Text"><text:span text:style-name="T38">class</text:span></text:span><text:span text:style-name="T41"> </text:span><text:span text:style-name="Source_20_Text"><text:span text:style-name="T33">Person &lt; ActiveRecord::Base</text:span></text:span></text:p>
                  <text:p text:style-name="P26"><text:span text:style-name="Source_20_Text"><text:span text:style-name="T36">  </text:span></text:span><text:span text:style-name="Source_20_Text"><text:span text:style-name="T38">self</text:span></text:span><text:span text:style-name="Source_20_Text"><text:span text:style-name="T33">.primary_key = </text:span></text:span><text:span text:style-name="Source_20_Text"><text:span text:style-name="T46">"person_id"</text:span></text:span></text:p>
                  <text:p text:style-name="P26"><text:span text:style-name="Source_20_Text"><text:span text:style-name="T38">end</text:span></text:span></text:p>
                  <text:p text:style-name="P28"> </text:p>
                  <text:p text:style-name="P26"><text:span text:style-name="Source_20_Text"><text:span text:style-name="T33">Person.ids</text:span></text:span></text:p>
                  <text:p text:style-name="P26"><text:soft-page-break/><text:span text:style-name="Source_20_Text"><text:span text:style-name="T43"># SELECT person_id FROM people</text:span></text:span></text:p>
                </table:table-cell>
              </table:table-row>
            </table:table>
          </text:section>
          <text:h text:style-name="P25" text:outline-level="3"><text:bookmark text:name="existence-of-objects"/>18 Existence of Objects</text:h>
          <text:p text:style-name="P15"><text:span text:style-name="T18">If you simply want to check for the existence of the object there's a method called </text:span><text:span text:style-name="Source_20_Text"><text:span text:style-name="T27">exists?</text:span></text:span><text:span text:style-name="T18">. This method will query the database using the same query as </text:span><text:span text:style-name="Source_20_Text"><text:span text:style-name="T27">find</text:span></text:span><text:span text:style-name="T18">, but instead of returning an object or collection of objects it will return either </text:span><text:span text:style-name="Source_20_Text"><text:span text:style-name="T27">true</text:span></text:span><text:span text:style-name="T18"> or </text:span><text:span text:style-name="Source_20_Text"><text:span text:style-name="T27">false</text:span></text:span><text:span text:style-name="T18">.</text:span></text:p>
          <text:section text:style-name="Sect6" text:name="highlighter_362757">
            <table:table table:name="Table146" table:style-name="Table146">
              <table:table-column table:style-name="Table146.A"/>
              <table:table-row>
                <table:table-cell table:style-name="Table146.A1" office:value-type="string">
                  <text:p text:style-name="P26"><text:span text:style-name="Source_20_Text"><text:span text:style-name="T31">Client.exists?(</text:span></text:span><text:span text:style-name="Source_20_Text"><text:span text:style-name="T44">1</text:span></text:span><text:span text:style-name="Source_20_Text"><text:span text:style-name="T31">)</text:span></text:span></text:p>
                </table:table-cell>
              </table:table-row>
            </table:table>
          </text:section>
          <text:p text:style-name="P15"><text:span text:style-name="T19">The </text:span><text:span text:style-name="Source_20_Text"><text:span text:style-name="T28">exists?</text:span></text:span><text:span text:style-name="T19"> method also takes multiple ids, but the catch is that it will return true if any one of those records exists.</text:span></text:p>
          <text:section text:style-name="Sect6" text:name="highlighter_168680">
            <table:table table:name="Table147" table:style-name="Table147">
              <table:table-column table:style-name="Table147.A"/>
              <table:table-row>
                <table:table-cell table:style-name="Table147.A1" office:value-type="string">
                  <text:p text:style-name="P26"><text:span text:style-name="Source_20_Text"><text:span text:style-name="T31">Client.exists?(</text:span></text:span><text:span text:style-name="Source_20_Text"><text:span text:style-name="T44">1</text:span></text:span><text:span text:style-name="Source_20_Text"><text:span text:style-name="T31">,</text:span></text:span><text:span text:style-name="Source_20_Text"><text:span text:style-name="T44">2</text:span></text:span><text:span text:style-name="Source_20_Text"><text:span text:style-name="T31">,</text:span></text:span><text:span text:style-name="Source_20_Text"><text:span text:style-name="T44">3</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exists?([</text:span></text:span><text:span text:style-name="Source_20_Text"><text:span text:style-name="T44">1</text:span></text:span><text:span text:style-name="Source_20_Text"><text:span text:style-name="T31">,</text:span></text:span><text:span text:style-name="Source_20_Text"><text:span text:style-name="T44">2</text:span></text:span><text:span text:style-name="Source_20_Text"><text:span text:style-name="T31">,</text:span></text:span><text:span text:style-name="Source_20_Text"><text:span text:style-name="T44">3</text:span></text:span><text:span text:style-name="Source_20_Text"><text:span text:style-name="T31">])</text:span></text:span></text:p>
                </table:table-cell>
              </table:table-row>
            </table:table>
          </text:section>
          <text:p text:style-name="P15"><text:span text:style-name="T19">It's even possible to use </text:span><text:span text:style-name="Source_20_Text"><text:span text:style-name="T28">exists?</text:span></text:span><text:span text:style-name="T19"> without any arguments on a model or a relation.</text:span></text:p>
          <text:section text:style-name="Sect6" text:name="highlighter_150312">
            <table:table table:name="Table148" table:style-name="Table148">
              <table:table-column table:style-name="Table148.A"/>
              <table:table-row>
                <table:table-cell table:style-name="Table148.A1" office:value-type="string">
                  <text:p text:style-name="P26"><text:span text:style-name="Source_20_Text"><text:span text:style-name="T31">Client.where(first_name: </text:span></text:span><text:span text:style-name="Source_20_Text"><text:span text:style-name="T45">'Ryan'</text:span></text:span><text:span text:style-name="Source_20_Text"><text:span text:style-name="T31">).exists?</text:span></text:span></text:p>
                </table:table-cell>
              </table:table-row>
            </table:table>
          </text:section>
          <text:p text:style-name="P15"><text:span text:style-name="T19">The above returns </text:span><text:span text:style-name="Source_20_Text"><text:span text:style-name="T28">true</text:span></text:span><text:span text:style-name="T19"> if there is at least one client with the </text:span><text:span text:style-name="Source_20_Text"><text:span text:style-name="T28">first_name</text:span></text:span><text:span text:style-name="T19"> 'Ryan' and </text:span><text:span text:style-name="Source_20_Text"><text:span text:style-name="T28">false</text:span></text:span><text:span text:style-name="T19">otherwise.</text:span></text:p>
          <text:section text:style-name="Sect6" text:name="highlighter_462033">
            <table:table table:name="Table149" table:style-name="Table149">
              <table:table-column table:style-name="Table149.A"/>
              <table:table-row>
                <table:table-cell table:style-name="Table149.A1" office:value-type="string">
                  <text:p text:style-name="P26"><text:span text:style-name="Source_20_Text"><text:span text:style-name="T31">Client.exists?</text:span></text:span></text:p>
                </table:table-cell>
              </table:table-row>
            </table:table>
          </text:section>
          <text:p text:style-name="P15"><text:span text:style-name="T19">The above returns </text:span><text:span text:style-name="Source_20_Text"><text:span text:style-name="T28">false</text:span></text:span><text:span text:style-name="T19"> if the </text:span><text:span text:style-name="Source_20_Text"><text:span text:style-name="T28">clients</text:span></text:span><text:span text:style-name="T19"> table is empty and </text:span><text:span text:style-name="Source_20_Text"><text:span text:style-name="T28">true</text:span></text:span><text:span text:style-name="T19"> otherwise.</text:span></text:p>
          <text:p text:style-name="P15"><text:span text:style-name="T18">You can also use </text:span><text:span text:style-name="Source_20_Text"><text:span text:style-name="T27">any?</text:span></text:span><text:span text:style-name="T18"> and </text:span><text:span text:style-name="Source_20_Text"><text:span text:style-name="T27">many?</text:span></text:span><text:span text:style-name="T18"> to check for existence on a model or relation.</text:span></text:p>
          <text:section text:style-name="Sect6" text:name="highlighter_462876">
            <table:table table:name="Table150" table:style-name="Table150">
              <table:table-column table:style-name="Table150.A"/>
              <table:table-row>
                <table:table-cell table:style-name="Table150.A1" office:value-type="string">
                  <text:p text:style-name="P26"><text:span text:style-name="Source_20_Text"><text:span text:style-name="T42"># via a model</text:span></text:span></text:p>
                  <text:p text:style-name="P26"><text:span text:style-name="Source_20_Text"><text:span text:style-name="T31">Post.any?</text:span></text:span></text:p>
                  <text:p text:style-name="P26"><text:span text:style-name="Source_20_Text"><text:span text:style-name="T31">Post.many?</text:span></text:span></text:p>
                  <text:p text:style-name="P27"> </text:p>
                  <text:p text:style-name="P26"><text:span text:style-name="Source_20_Text"><text:span text:style-name="T42"># via a named scope</text:span></text:span></text:p>
                  <text:p text:style-name="P26"><text:span text:style-name="Source_20_Text"><text:span text:style-name="T31">Post.recent.any?</text:span></text:span></text:p>
                  <text:p text:style-name="P26"><text:span text:style-name="Source_20_Text"><text:span text:style-name="T31">Post.recent.many?</text:span></text:span></text:p>
                  <text:p text:style-name="P27"> </text:p>
                  <text:p text:style-name="P26"><text:span text:style-name="Source_20_Text"><text:span text:style-name="T42"># via a relation</text:span></text:span></text:p>
                  <text:p text:style-name="P26"><text:span text:style-name="Source_20_Text"><text:span text:style-name="T31">Post.where(published: </text:span></text:span><text:span text:style-name="Source_20_Text"><text:span text:style-name="T37">true</text:span></text:span><text:span text:style-name="Source_20_Text"><text:span text:style-name="T31">).any?</text:span></text:span></text:p>
                  <text:p text:style-name="P26"><text:span text:style-name="Source_20_Text"><text:span text:style-name="T31">Post.where(published: </text:span></text:span><text:span text:style-name="Source_20_Text"><text:span text:style-name="T37">true</text:span></text:span><text:span text:style-name="Source_20_Text"><text:span text:style-name="T31">).many?</text:span></text:span></text:p>
                  <text:p text:style-name="P27"> </text:p>
                  <text:p text:style-name="P26"><text:span text:style-name="Source_20_Text"><text:span text:style-name="T42"># via an association</text:span></text:span></text:p>
                  <text:p text:style-name="P26"><text:span text:style-name="Source_20_Text"><text:span text:style-name="T31">Post.first.categories.any?</text:span></text:span></text:p>
                  <text:p text:style-name="P26"><text:span text:style-name="Source_20_Text"><text:span text:style-name="T31">Post.first.categories.many?</text:span></text:span></text:p>
                </table:table-cell>
              </table:table-row>
            </table:table>
          </text:section>
          <text:h text:style-name="P25" text:outline-level="3"><text:bookmark text:name="calculations"/>19 Calculations</text:h>
          <text:p text:style-name="P7">This section uses count as an example method in this preamble, but the options described apply to all sub-sections.</text:p>
          <text:p text:style-name="P7">All calculation methods work directly on a model:</text:p>
          <text:section text:style-name="Sect6" text:name="highlighter_721566">
            <table:table table:name="Table151" table:style-name="Table151">
              <table:table-column table:style-name="Table151.A"/>
              <table:table-row>
                <table:table-cell table:style-name="Table151.A1" office:value-type="string">
                  <text:p text:style-name="P26"><text:span text:style-name="Source_20_Text"><text:span text:style-name="T31">Client.count</text:span></text:span></text:p>
                  <text:p text:style-name="P26"><text:span text:style-name="Source_20_Text"><text:span text:style-name="T42"># SELECT count(*) AS count_all FROM clients</text:span></text:span></text:p>
                </table:table-cell>
              </table:table-row>
            </table:table>
          </text:section>
          <text:p text:style-name="P10">Or on a relation:</text:p>
          <text:section text:style-name="Sect6" text:name="highlighter_442300">
            <table:table table:name="Table152" table:style-name="Table152">
              <table:table-column table:style-name="Table152.A"/>
              <table:table-row>
                <table:table-cell table:style-name="Table152.A1" office:value-type="string">
                  <text:p text:style-name="P26"><text:span text:style-name="Source_20_Text"><text:span text:style-name="T31">Client.where(first_name: </text:span></text:span><text:span text:style-name="Source_20_Text"><text:span text:style-name="T45">'Ryan'</text:span></text:span><text:span text:style-name="Source_20_Text"><text:span text:style-name="T31">).count</text:span></text:span></text:p>
                  <text:p text:style-name="P26"><text:span text:style-name="Source_20_Text"><text:span text:style-name="T42"># SELECT count(*) AS count_all FROM clients WHERE (first_name = 'Ryan')</text:span></text:span></text:p>
                </table:table-cell>
              </table:table-row>
            </table:table>
          </text:section>
          <text:p text:style-name="P10">You can also use various finder methods on a relation for performing complex calculations:</text:p>
          <text:section text:style-name="Sect6" text:name="highlighter_521194">
            <table:table table:name="Table153" table:style-name="Table153">
              <table:table-column table:style-name="Table153.A"/>
              <table:table-row>
                <table:table-cell table:style-name="Table153.A1" office:value-type="string">
                  <text:p text:style-name="P26"><text:span text:style-name="Source_20_Text"><text:span text:style-name="T31">Client.includes(</text:span></text:span><text:span text:style-name="Source_20_Text"><text:span text:style-name="T45">"orders"</text:span></text:span><text:span text:style-name="Source_20_Text"><text:span text:style-name="T31">).where(first_name: </text:span></text:span><text:span text:style-name="Source_20_Text"><text:span text:style-name="T45">'Ryan'</text:span></text:span><text:span text:style-name="Source_20_Text"><text:span text:style-name="T31">, orders: {status: </text:span></text:span><text:span text:style-name="Source_20_Text"><text:span text:style-name="T45">'received'</text:span></text:span><text:span text:style-name="Source_20_Text"><text:span text:style-name="T31">}).count</text:span></text:span></text:p>
                </table:table-cell>
              </table:table-row>
            </table:table>
          </text:section>
          <text:p text:style-name="P10"><text:soft-page-break/>Which will execute:</text:p>
          <text:section text:style-name="Sect6" text:name="highlighter_294391">
            <table:table table:name="Table154" table:style-name="Table154">
              <table:table-column table:style-name="Table154.A"/>
              <table:table-row>
                <table:table-cell table:style-name="Table154.A1" office:value-type="string">
                  <text:p text:style-name="P26"><text:span text:style-name="Source_20_Text"><text:span text:style-name="T37">SELECT</text:span></text:span><text:span text:style-name="T39"> </text:span><text:span text:style-name="Source_20_Text"><text:span text:style-name="T32">count</text:span></text:span><text:span text:style-name="Source_20_Text"><text:span text:style-name="T31">(</text:span></text:span><text:span text:style-name="Source_20_Text"><text:span text:style-name="T37">DISTINCT</text:span></text:span><text:span text:style-name="T39"> </text:span><text:span text:style-name="Source_20_Text"><text:span text:style-name="T31">clients.id) </text:span></text:span><text:span text:style-name="Source_20_Text"><text:span text:style-name="T37">AS</text:span></text:span><text:span text:style-name="T39"> </text:span><text:span text:style-name="Source_20_Text"><text:span text:style-name="T31">count_all </text:span></text:span><text:span text:style-name="Source_20_Text"><text:span text:style-name="T37">FROM</text:span></text:span><text:span text:style-name="T39"> </text:span><text:span text:style-name="Source_20_Text"><text:span text:style-name="T31">clients</text:span></text:span></text:p>
                  <text:p text:style-name="P26"><text:span text:style-name="Source_20_Text"><text:span text:style-name="T35">  </text:span></text:span><text:span text:style-name="Source_20_Text"><text:span text:style-name="T32">LEFT</text:span></text:span><text:span text:style-name="T39"> </text:span><text:span text:style-name="Source_20_Text"><text:span text:style-name="T47">OUTER</text:span></text:span><text:span text:style-name="T39"> </text:span><text:span text:style-name="Source_20_Text"><text:span text:style-name="T47">JOIN</text:span></text:span><text:span text:style-name="T39"> </text:span><text:span text:style-name="Source_20_Text"><text:span text:style-name="T31">orders </text:span></text:span><text:span text:style-name="Source_20_Text"><text:span text:style-name="T37">ON</text:span></text:span><text:span text:style-name="T39"> </text:span><text:span text:style-name="Source_20_Text"><text:span text:style-name="T31">orders.client_id = client.id </text:span></text:span><text:span text:style-name="Source_20_Text"><text:span text:style-name="T37">WHERE</text:span></text:span></text:p>
                  <text:p text:style-name="P26"><text:span text:style-name="Source_20_Text"><text:span text:style-name="T35">  </text:span></text:span><text:span text:style-name="Source_20_Text"><text:span text:style-name="T31">(clients.first_name = </text:span></text:span><text:span text:style-name="Source_20_Text"><text:span text:style-name="T45">'Ryan'</text:span></text:span><text:span text:style-name="T39"> </text:span><text:span text:style-name="Source_20_Text"><text:span text:style-name="T47">AND</text:span></text:span><text:span text:style-name="T39"> </text:span><text:span text:style-name="Source_20_Text"><text:span text:style-name="T31">orders.status = </text:span></text:span><text:span text:style-name="Source_20_Text"><text:span text:style-name="T45">'received'</text:span></text:span><text:span text:style-name="Source_20_Text"><text:span text:style-name="T31">)</text:span></text:span></text:p>
                </table:table-cell>
              </table:table-row>
            </table:table>
          </text:section>
          <text:h text:style-name="P33" text:outline-level="4"><text:bookmark text:name="count"/>19.1 Count</text:h>
          <text:p text:style-name="P15"><text:span text:style-name="T18">If you want to see how many records are in your model's table you could call </text:span><text:span text:style-name="Source_20_Text"><text:span text:style-name="T27">Client.count</text:span></text:span><text:span text:style-name="T18"> and that will return the number. If you want to be more specific and find all the clients with their age present in the database you can use </text:span><text:span text:style-name="Source_20_Text"><text:span text:style-name="T27">Client.count(:age)</text:span></text:span><text:span text:style-name="T18">.</text:span></text:p>
          <text:p text:style-name="P2"><text:span text:style-name="T18">For options, please see the parent section, </text:span><text:a xlink:type="simple" xlink:href="http://guides.rubyonrails.org/active_record_querying.html#calculations"><text:span text:style-name="T14">Calculations</text:span></text:a><text:span text:style-name="T18">.</text:span></text:p>
          <text:h text:style-name="P32" text:outline-level="4"><text:bookmark text:name="average"/>19.2 Average</text:h>
          <text:p text:style-name="P15"><text:span text:style-name="T18">If you want to see the average of a certain number in one of your tables you can call the </text:span><text:span text:style-name="Source_20_Text"><text:span text:style-name="T27">average</text:span></text:span><text:span text:style-name="T18">method on the class that relates to the table. This method call will look something like this:</text:span></text:p>
          <text:section text:style-name="Sect6" text:name="highlighter_477137">
            <table:table table:name="Table155" table:style-name="Table155">
              <table:table-column table:style-name="Table155.A"/>
              <table:table-row>
                <table:table-cell table:style-name="Table155.A1" office:value-type="string">
                  <text:p text:style-name="P26"><text:span text:style-name="Source_20_Text"><text:span text:style-name="T31">Client.average(</text:span></text:span><text:span text:style-name="Source_20_Text"><text:span text:style-name="T45">"orders_count"</text:span></text:span><text:span text:style-name="Source_20_Text"><text:span text:style-name="T31">)</text:span></text:span></text:p>
                </table:table-cell>
              </table:table-row>
            </table:table>
          </text:section>
          <text:p text:style-name="P10">This will return a number (possibly a floating point number such as 3.14159265) representing the average value in the field.</text:p>
          <text:p text:style-name="P2"><text:span text:style-name="T18">For options, please see the parent section, </text:span><text:a xlink:type="simple" xlink:href="http://guides.rubyonrails.org/active_record_querying.html#calculations"><text:span text:style-name="T14">Calculations</text:span></text:a><text:span text:style-name="T18">.</text:span></text:p>
          <text:h text:style-name="P32" text:outline-level="4"><text:bookmark text:name="minimum"/>19.3 Minimum</text:h>
          <text:p text:style-name="P15"><text:span text:style-name="T18">If you want to find the minimum value of a field in your table you can call the </text:span><text:span text:style-name="Source_20_Text"><text:span text:style-name="T27">minimum</text:span></text:span><text:span text:style-name="T18"> method on the class that relates to the table. This method call will look something like this:</text:span></text:p>
          <text:section text:style-name="Sect6" text:name="highlighter_305424">
            <table:table table:name="Table156" table:style-name="Table156">
              <table:table-column table:style-name="Table156.A"/>
              <table:table-row>
                <table:table-cell table:style-name="Table156.A1" office:value-type="string">
                  <text:p text:style-name="P26"><text:span text:style-name="Source_20_Text"><text:span text:style-name="T31">Client.minimum(</text:span></text:span><text:span text:style-name="Source_20_Text"><text:span text:style-name="T45">"age"</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32" text:outline-level="4"><text:bookmark text:name="maximum"/>19.4 Maximum</text:h>
          <text:p text:style-name="P15"><text:span text:style-name="T18">If you want to find the maximum value of a field in your table you can call the </text:span><text:span text:style-name="Source_20_Text"><text:span text:style-name="T27">maximum</text:span></text:span><text:span text:style-name="T18"> method on the class that relates to the table. This method call will look something like this:</text:span></text:p>
          <text:section text:style-name="Sect6" text:name="highlighter_542460">
            <table:table table:name="Table157" table:style-name="Table157">
              <table:table-column table:style-name="Table157.A"/>
              <table:table-row>
                <table:table-cell table:style-name="Table157.A1" office:value-type="string">
                  <text:p text:style-name="P26"><text:span text:style-name="Source_20_Text"><text:span text:style-name="T31">Client.maximum(</text:span></text:span><text:span text:style-name="Source_20_Text"><text:span text:style-name="T45">"age"</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32" text:outline-level="4"><text:bookmark text:name="sum"/>19.5 Sum</text:h>
          <text:p text:style-name="P15"><text:span text:style-name="T18">If you want to find the sum of a field for all records in your table you can call the </text:span><text:span text:style-name="Source_20_Text"><text:span text:style-name="T27">sum</text:span></text:span><text:span text:style-name="T18"> method on the class that relates to the table. This method call will look something like this:</text:span></text:p>
          <text:section text:style-name="Sect6" text:name="highlighter_564005">
            <table:table table:name="Table158" table:style-name="Table158">
              <table:table-column table:style-name="Table158.A"/>
              <table:table-row>
                <table:table-cell table:style-name="Table158.A1" office:value-type="string">
                  <text:p text:style-name="P26"><text:span text:style-name="Source_20_Text"><text:span text:style-name="T31">Client.sum(</text:span></text:span><text:span text:style-name="Source_20_Text"><text:span text:style-name="T45">"orders_count"</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24" text:outline-level="3"><text:bookmark text:name="running-explain"/>20 Running EXPLAIN</text:h>
          <text:p text:style-name="P7">You can run EXPLAIN on the queries triggered by relations. For example,</text:p>
          <text:section text:style-name="Sect6" text:name="highlighter_399071">
            <table:table table:name="Table159" table:style-name="Table159">
              <table:table-column table:style-name="Table159.A"/>
              <table:table-row>
                <table:table-cell table:style-name="Table159.A1" office:value-type="string">
                  <text:p text:style-name="P26"><text:span text:style-name="Source_20_Text"><text:span text:style-name="T31">User.where(id: </text:span></text:span><text:span text:style-name="Source_20_Text"><text:span text:style-name="T44">1</text:span></text:span><text:span text:style-name="Source_20_Text"><text:span text:style-name="T31">).joins(</text:span></text:span><text:span text:style-name="Source_20_Text"><text:span text:style-name="T32">:posts</text:span></text:span><text:span text:style-name="Source_20_Text"><text:span text:style-name="T31">).explain</text:span></text:span></text:p>
                </table:table-cell>
              </table:table-row>
            </table:table>
          </text:section>
          <text:p text:style-name="P10">may yield</text:p>
          <text:section text:style-name="Sect6" text:name="highlighter_987494">
            <table:table table:name="Table160" table:style-name="Table160">
              <table:table-column table:style-name="Table160.A"/>
              <table:table-row>
                <table:table-cell table:style-name="Table160.A1" office:value-type="string">
                  <text:p text:style-name="P26"><text:span text:style-name="Source_20_Text"><text:span text:style-name="T31">EXPLAIN for: SELECT `users`.* FROM `users` INNER JOIN `posts` ON `posts`.`user_id` = `users`.`id` WHERE `users`.`id` =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users | const | PRIMARY       | PRIMARY | 4       | const |    1 </text:span></text:span><text:soft-page-break/><text:span text:style-name="Source_20_Text"><text:span text:style-name="T31">|             |</text:span></text:span></text:p>
                  <text:p text:style-name="P26"><text:span text:style-name="Source_20_Text"><text:span text:style-name="T31">|  1 | SIMPLE      | posts | ALL   | NULL          | NULL    | NULL    | NULL  |    1 | Using where |</text:span></text:span></text:p>
                  <text:p text:style-name="P26"><text:span text:style-name="Source_20_Text"><text:span text:style-name="T31">+----+-------------+-------+-------+---------------+---------+---------+-------+------+-------------+</text:span></text:span></text:p>
                  <text:p text:style-name="P26"><text:span text:style-name="Source_20_Text"><text:span text:style-name="T31">2 rows in set (0.00 sec)</text:span></text:span></text:p>
                </table:table-cell>
              </table:table-row>
            </table:table>
          </text:section>
          <text:p text:style-name="P10">under MySQL.</text:p>
          <text:p text:style-name="P7">Active Record performs a pretty printing that emulates the one of the database shells. So, the same query running with the PostgreSQL adapter would yield instead</text:p>
          <text:section text:style-name="Sect6" text:name="highlighter_307528">
            <table:table table:name="Table161" table:style-name="Table161">
              <table:table-column table:style-name="Table161.A"/>
              <table:table-row>
                <table:table-cell table:style-name="Table161.A1" office:value-type="string">
                  <text:p text:style-name="P26"><text:span text:style-name="Source_20_Text"><text:span text:style-name="T31">EXPLAIN for: SELECT "users".* FROM "users" INNER JOIN "posts" ON "posts"."user_id" = "users"."id" WHERE "users"."id" = 1</text:span></text:span></text:p>
                  <text:p text:style-name="P26"><text:span text:style-name="Source_20_Text"><text:span text:style-name="T35">                                  </text:span></text:span><text:span text:style-name="Source_20_Text"><text:span text:style-name="T31">QUERY PLAN</text:span></text:span></text:p>
                  <text:p text:style-name="P26"><text:span text:style-name="Source_20_Text"><text:span text:style-name="T31">------------------------------------------------------------------------------</text:span></text:span></text:p>
                  <text:p text:style-name="P26"><text:span text:style-name="Source_20_Text"><text:span text:style-name="T35"> </text:span></text:span><text:span text:style-name="Source_20_Text"><text:span text:style-name="T31">Nested Loop Left Join  (cost=0.00..37.24 rows=8 width=0)</text:span></text:span></text:p>
                  <text:p text:style-name="P26"><text:span text:style-name="Source_20_Text"><text:span text:style-name="T35">   </text:span></text:span><text:span text:style-name="Source_20_Text"><text:span text:style-name="T31">Join Filter: (posts.user_id = users.id)</text:span></text:span></text:p>
                  <text:p text:style-name="P26"><text:span text:style-name="Source_20_Text"><text:span text:style-name="T35">   </text:span></text:span><text:span text:style-name="Source_20_Text"><text:span text:style-name="T31">-&gt;  Index Scan using users_pkey on users  (cost=0.00..8.27 rows=1 width=4)</text:span></text:span></text:p>
                  <text:p text:style-name="P26"><text:span text:style-name="Source_20_Text"><text:span text:style-name="T35">         </text:span></text:span><text:span text:style-name="Source_20_Text"><text:span text:style-name="T31">Index Cond: (id = 1)</text:span></text:span></text:p>
                  <text:p text:style-name="P26"><text:span text:style-name="Source_20_Text"><text:span text:style-name="T35">   </text:span></text:span><text:span text:style-name="Source_20_Text"><text:span text:style-name="T31">-&gt;  Seq Scan on posts  (cost=0.00..28.88 rows=8 width=4)</text:span></text:span></text:p>
                  <text:p text:style-name="P26"><text:span text:style-name="Source_20_Text"><text:span text:style-name="T35">         </text:span></text:span><text:span text:style-name="Source_20_Text"><text:span text:style-name="T31">Filter: (posts.user_id = 1)</text:span></text:span></text:p>
                  <text:p text:style-name="P26"><text:span text:style-name="Source_20_Text"><text:span text:style-name="T31">(6 rows)</text:span></text:span></text:p>
                </table:table-cell>
              </table:table-row>
            </table:table>
          </text:section>
          <text:p text:style-name="P15"><text:span text:style-name="T19">Eager loading may trigger more than one query under the hood, and some queries may need the results of previous ones. Because of that, </text:span><text:span text:style-name="Source_20_Text"><text:span text:style-name="T28">explain</text:span></text:span><text:span text:style-name="T19"> actually executes the query, and then asks for the query plans. For example,</text:span></text:p>
          <text:section text:style-name="Sect6" text:name="highlighter_256304">
            <table:table table:name="Table162" table:style-name="Table162">
              <table:table-column table:style-name="Table162.A"/>
              <table:table-row>
                <table:table-cell table:style-name="Table162.A1" office:value-type="string">
                  <text:p text:style-name="P26"><text:span text:style-name="Source_20_Text"><text:span text:style-name="T31">User.where(id: </text:span></text:span><text:span text:style-name="Source_20_Text"><text:span text:style-name="T44">1</text:span></text:span><text:span text:style-name="Source_20_Text"><text:span text:style-name="T31">).includes(</text:span></text:span><text:span text:style-name="Source_20_Text"><text:span text:style-name="T32">:posts</text:span></text:span><text:span text:style-name="Source_20_Text"><text:span text:style-name="T31">).explain</text:span></text:span></text:p>
                </table:table-cell>
              </table:table-row>
            </table:table>
          </text:section>
          <text:p text:style-name="P10">yields</text:p>
          <text:section text:style-name="Sect6" text:name="highlighter_264136">
            <table:table table:name="Table163" table:style-name="Table163">
              <table:table-column table:style-name="Table163.A"/>
              <table:table-row>
                <table:table-cell table:style-name="Table163.A1" office:value-type="string">
                  <text:p text:style-name="P26"><text:span text:style-name="Source_20_Text"><text:span text:style-name="T31">EXPLAIN for: SELECT `users`.* FROM `users`  WHERE `users`.`id` =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users | const | PRIMARY       | PRIMARY | 4       | const |    1 |       |</text:span></text:span></text:p>
                  <text:p text:style-name="P26"><text:span text:style-name="Source_20_Text"><text:span text:style-name="T31">+----+-------------+-------+-------+---------------+---------+---------+-------+------+-------+</text:span></text:span></text:p>
                  <text:p text:style-name="P26"><text:span text:style-name="Source_20_Text"><text:span text:style-name="T31">1 row in set (0.00 sec)</text:span></text:span></text:p>
                  <text:p text:style-name="P27"> </text:p>
                  <text:p text:style-name="P26"><text:span text:style-name="Source_20_Text"><text:span text:style-name="T31">EXPLAIN for: SELECT `posts`.* FROM `posts`  WHERE `posts`.`user_id` IN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posts | ALL  | NULL          | NULL | NULL    | NULL |    1 | Using where |</text:span></text:span></text:p>
                  <text:p text:style-name="P26"><text:span text:style-name="Source_20_Text"><text:span text:style-name="T31">+----+-------------+-------+------+---------------+------+---------+------+------+-------------+</text:span></text:span></text:p>
                  <text:p text:style-name="P26"><text:span text:style-name="Source_20_Text"><text:span text:style-name="T31">1 row in set (0.00 sec)</text:span></text:span></text:p>
                </table:table-cell>
              </table:table-row>
            </table:table>
          </text:section>
          <text:p text:style-name="P10">under MySQL.</text:p>
          <text:h text:style-name="P32" text:outline-level="4"><text:bookmark text:name="interpreting-explain"/>20.1 Interpreting EXPLAIN</text:h>
          <text:p text:style-name="P7">Interpretation of the output of EXPLAIN is beyond the scope of this guide. The following pointers may <text:soft-page-break/>be helpful:</text:p>
          <text:list xml:id="list2976103666477693462" text:style-name="L8">
            <text:list-item>
              <text:p text:style-name="P6"><text:span text:style-name="T18">SQLite3: </text:span><text:a xlink:type="simple" xlink:href="http://www.sqlite.org/eqp.html"><text:span text:style-name="T14">EXPLAIN QUERY PLAN</text:span></text:a></text:p>
            </text:list-item>
            <text:list-item>
              <text:p text:style-name="P6"><text:span text:style-name="T18">MySQL: </text:span><text:a xlink:type="simple" xlink:href="http://dev.mysql.com/doc/refman/5.6/en/explain-output.html"><text:span text:style-name="T14">EXPLAIN Output Format</text:span></text:a></text:p>
            </text:list-item>
            <text:list-item>
              <text:p text:style-name="P6"><text:span text:style-name="T18">PostgreSQL: </text:span><text:a xlink:type="simple" xlink:href="http://www.postgresql.org/docs/current/static/using-explain.html"><text:span text:style-name="T14">Using EXPLAIN</text:span></text:a></text:p>
            </text:list-item>
          </text:list>
          <text:h text:style-name="P24" text:outline-level="3">Feedback</text:h>
          <text:p text:style-name="P7">You're encouraged to help improve the quality of this guide.</text:p>
          <text:p text:style-name="P2"><text:span text:style-name="T18">Please contribute if you see any typos or factual errors. To get started, you can read our</text:span><text:a xlink:type="simple" xlink:href="http://edgeguides.rubyonrails.org/contributing_to_ruby_on_rails.html#contributing-to-the-rails-documentation"><text:span text:style-name="T14">documentation contributions</text:span></text:a><text:span text:style-name="T18"> section.</text:span></text:p>
          <text:p text:style-name="P2"><text:span text:style-name="T18">You may also find incomplete content, or stuff that is not up to date. Please do add any missing documentation for master. Make sure to check </text:span><text:a xlink:type="simple" xlink:href="http://edgeguides.rubyonrails.org/"><text:span text:style-name="T14">Edge Guides</text:span></text:a><text:span text:style-name="T18"> first to verify if the issues are already fixed or not on the master branch. Check the </text:span><text:a xlink:type="simple" xlink:href="http://guides.rubyonrails.org/ruby_on_rails_guides_guidelines.html"><text:span text:style-name="T14">Ruby on Rails Guides Guidelines</text:span></text:a><text:span text:style-name="T18"> for style and conventions.</text:span></text:p>
          <text:p text:style-name="P2"><text:span text:style-name="T18">If for whatever reason you spot something to fix but cannot patch it yourself, please </text:span><text:a xlink:type="simple" xlink:href="https://github.com/rails/rails/issues"><text:span text:style-name="T14">open an issue</text:span></text:a><text:span text:style-name="T18">.</text:span></text:p>
          <text:p text:style-name="P2"><text:span text:style-name="T18">And last but not least, any kind of discussion regarding Ruby on Rails documentation is very welcome in the </text:span><text:a xlink:type="simple" xlink:href="http://groups.google.com/group/rubyonrails-docs"><text:span text:style-name="T14">rubyonrails-docs mailing list</text:span></text:a><text:span text:style-name="T18">.</text:span></text:p>
        </text:section>
      </text:section>
      <text:section text:style-name="Sect1" text:name="footer">
        <text:p text:style-name="P2"><text:span text:style-name="T4">This work is licensed under a </text:span><text:a xlink:type="simple" xlink:href="http://creativecommons.org/licenses/by-sa/3.0/"><text:span text:style-name="T10">Creative Commons Attribution-Share Alike 3.0</text:span></text:a><text:span text:style-name="T4"> License</text:span></text:p>
        <text:p text:style-name="P14">"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1-30T18:14:35.557303778</meta:creation-date>
    <dc:date>2014-01-30T18:15:13.787709668</dc:date>
    <dc:creator>Nur </dc:creator>
    <meta:editing-duration>P0D</meta:editing-duration>
    <meta:editing-cycles>1</meta:editing-cycles>
    <meta:document-statistic meta:table-count="163" meta:image-count="1" meta:object-count="0" meta:page-count="27" meta:paragraph-count="929" meta:word-count="7879" meta:character-count="51220" meta:non-whitespace-character-count="43972"/>
    <meta:generator>LibreOffice/4.1.3.2$Linux_X86_64 LibreOffice_project/410m0$Build-2</meta:generator>
  </office:meta>
</office:document-meta>
</file>